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application/rdf+xml" manifest:full-path="manifest.rdf"/>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image/png" manifest:full-path="Thumbnails/thumbnail.png"/>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Pictures/20000031000161E100004F6056A6E3DC.wmf"/>
  <manifest:file-entry manifest:media-type="" manifest:full-path="Pictures/200000310001ADF300004F6070689439.wmf"/>
  <manifest:file-entry manifest:media-type="" manifest:full-path="Pictures/20000070000274630000EE20BA43A5CA.wmf"/>
  <manifest:file-entry manifest:media-type="" manifest:full-path="Pictures/200000400002B68800003ED7EE44BFD1.wmf"/>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settings.xml"/>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styles.xml"/>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content.xml"/>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25"/>
  <manifest:file-entry manifest:media-type="" manifest:full-path="ObjectReplacements/Object 50"/>
  <manifest:file-entry manifest:media-type="" manifest:full-path="ObjectReplacements/Object 75"/>
  <manifest:file-entry manifest:media-type="" manifest:full-path="ObjectReplacements/Object 2"/>
  <manifest:file-entry manifest:media-type="" manifest:full-path="ObjectReplacements/Object 1"/>
  <manifest:file-entry manifest:media-type="" manifest:full-path="ObjectReplacements/Object 19"/>
  <manifest:file-entry manifest:media-type="" manifest:full-path="ObjectReplacements/Object 44"/>
  <manifest:file-entry manifest:media-type="" manifest:full-path="ObjectReplacements/Object 69"/>
  <manifest:file-entry manifest:media-type="" manifest:full-path="ObjectReplacements/Object 6"/>
  <manifest:file-entry manifest:media-type="" manifest:full-path="ObjectReplacements/Object 26"/>
  <manifest:file-entry manifest:media-type="" manifest:full-path="ObjectReplacements/Object 51"/>
  <manifest:file-entry manifest:media-type="" manifest:full-path="ObjectReplacements/Object 76"/>
  <manifest:file-entry manifest:media-type="" manifest:full-path="ObjectReplacements/Object 7"/>
  <manifest:file-entry manifest:media-type="" manifest:full-path="ObjectReplacements/Object 15"/>
  <manifest:file-entry manifest:media-type="" manifest:full-path="ObjectReplacements/Object 40"/>
  <manifest:file-entry manifest:media-type="" manifest:full-path="ObjectReplacements/Object 65"/>
  <manifest:file-entry manifest:media-type="" manifest:full-path="ObjectReplacements/Object 27"/>
  <manifest:file-entry manifest:media-type="" manifest:full-path="ObjectReplacements/Object 52"/>
  <manifest:file-entry manifest:media-type="" manifest:full-path="ObjectReplacements/Object 77"/>
  <manifest:file-entry manifest:media-type="" manifest:full-path="ObjectReplacements/Object 8"/>
  <manifest:file-entry manifest:media-type="" manifest:full-path="ObjectReplacements/Object 16"/>
  <manifest:file-entry manifest:media-type="" manifest:full-path="ObjectReplacements/Object 41"/>
  <manifest:file-entry manifest:media-type="" manifest:full-path="ObjectReplacements/Object 66"/>
  <manifest:file-entry manifest:media-type="" manifest:full-path="ObjectReplacements/Object 17"/>
  <manifest:file-entry manifest:media-type="" manifest:full-path="ObjectReplacements/Object 9"/>
  <manifest:file-entry manifest:media-type="" manifest:full-path="ObjectReplacements/Object 67"/>
  <manifest:file-entry manifest:media-type="" manifest:full-path="ObjectReplacements/Object 42"/>
  <manifest:file-entry manifest:media-type="" manifest:full-path="ObjectReplacements/Object 18"/>
  <manifest:file-entry manifest:media-type="" manifest:full-path="ObjectReplacements/Object 68"/>
  <manifest:file-entry manifest:media-type="" manifest:full-path="ObjectReplacements/Object 43"/>
  <manifest:file-entry manifest:media-type="" manifest:full-path="ObjectReplacements/Object 55"/>
  <manifest:file-entry manifest:media-type="" manifest:full-path="ObjectReplacements/Object 30"/>
  <manifest:file-entry manifest:media-type="" manifest:full-path="ObjectReplacements/Object 56"/>
  <manifest:file-entry manifest:media-type="" manifest:full-path="ObjectReplacements/Object 31"/>
  <manifest:file-entry manifest:media-type="" manifest:full-path="ObjectReplacements/Object 57"/>
  <manifest:file-entry manifest:media-type="" manifest:full-path="ObjectReplacements/Object 32"/>
  <manifest:file-entry manifest:media-type="" manifest:full-path="ObjectReplacements/Object 58"/>
  <manifest:file-entry manifest:media-type="" manifest:full-path="ObjectReplacements/Object 33"/>
  <manifest:file-entry manifest:media-type="" manifest:full-path="ObjectReplacements/Object 59"/>
  <manifest:file-entry manifest:media-type="" manifest:full-path="ObjectReplacements/Object 34"/>
  <manifest:file-entry manifest:media-type="" manifest:full-path="ObjectReplacements/Object 35"/>
  <manifest:file-entry manifest:media-type="" manifest:full-path="ObjectReplacements/Object 10"/>
  <manifest:file-entry manifest:media-type="" manifest:full-path="ObjectReplacements/Object 36"/>
  <manifest:file-entry manifest:media-type="" manifest:full-path="ObjectReplacements/Object 11"/>
  <manifest:file-entry manifest:media-type="" manifest:full-path="ObjectReplacements/Object 63"/>
  <manifest:file-entry manifest:media-type="" manifest:full-path="ObjectReplacements/Object 13"/>
  <manifest:file-entry manifest:media-type="" manifest:full-path="ObjectReplacements/Object 38"/>
  <manifest:file-entry manifest:media-type="" manifest:full-path="ObjectReplacements/Object 64"/>
  <manifest:file-entry manifest:media-type="" manifest:full-path="ObjectReplacements/Object 14"/>
  <manifest:file-entry manifest:media-type="" manifest:full-path="ObjectReplacements/Object 39"/>
  <manifest:file-entry manifest:media-type="" manifest:full-path="ObjectReplacements/Object 70"/>
  <manifest:file-entry manifest:media-type="" manifest:full-path="ObjectReplacements/Object 20"/>
  <manifest:file-entry manifest:media-type="" manifest:full-path="ObjectReplacements/Object 45"/>
  <manifest:file-entry manifest:media-type="" manifest:full-path="ObjectReplacements/Object 71"/>
  <manifest:file-entry manifest:media-type="" manifest:full-path="ObjectReplacements/Object 21"/>
  <manifest:file-entry manifest:media-type="" manifest:full-path="ObjectReplacements/Object 46"/>
  <manifest:file-entry manifest:media-type="" manifest:full-path="ObjectReplacements/Object 37"/>
  <manifest:file-entry manifest:media-type="" manifest:full-path="ObjectReplacements/Object 12"/>
  <manifest:file-entry manifest:media-type="" manifest:full-path="ObjectReplacements/Object 72"/>
  <manifest:file-entry manifest:media-type="" manifest:full-path="ObjectReplacements/Object 22"/>
  <manifest:file-entry manifest:media-type="" manifest:full-path="ObjectReplacements/Object 47"/>
  <manifest:file-entry manifest:media-type="" manifest:full-path="ObjectReplacements/Object 73"/>
  <manifest:file-entry manifest:media-type="" manifest:full-path="ObjectReplacements/Object 23"/>
  <manifest:file-entry manifest:media-type="" manifest:full-path="ObjectReplacements/Object 48"/>
  <manifest:file-entry manifest:media-type="" manifest:full-path="ObjectReplacements/Object 60"/>
  <manifest:file-entry manifest:media-type="" manifest:full-path="ObjectReplacements/Object 61"/>
  <manifest:file-entry manifest:media-type="" manifest:full-path="ObjectReplacements/Object 49"/>
  <manifest:file-entry manifest:media-type="" manifest:full-path="ObjectReplacements/Object 24"/>
  <manifest:file-entry manifest:media-type="" manifest:full-path="ObjectReplacements/Object 53"/>
  <manifest:file-entry manifest:media-type="" manifest:full-path="ObjectReplacements/Object 78"/>
  <manifest:file-entry manifest:media-type="" manifest:full-path="ObjectReplacements/Object 28"/>
  <manifest:file-entry manifest:media-type="" manifest:full-path="ObjectReplacements/Object 29"/>
  <manifest:file-entry manifest:media-type="" manifest:full-path="ObjectReplacements/Object 54"/>
  <manifest:file-entry manifest:media-type="" manifest:full-path="ObjectReplacements/Object 62"/>
  <manifest:file-entry manifest:media-type="" manifest:full-path="ObjectReplacements/Object 7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74/settings.xml"/>
  <manifest:file-entry manifest:media-type="text/xml" manifest:full-path="Object 74/content.xml"/>
  <manifest:file-entry manifest:media-type="application/vnd.oasis.opendocument.formula" manifest:version="1.2" manifest:full-path="Object 74/"/>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1" style:family="table">
      <style:table-properties style:width="15.577cm" fo:margin-left="0.309cm" table:align="left" style:writing-mode="lr-tb"/>
    </style:style>
    <style:style style:name="Таблиця1.A" style:family="table-column">
      <style:table-column-properties style:column-width="0.953cm"/>
    </style:style>
    <style:style style:name="Таблиця1.B" style:family="table-column">
      <style:table-column-properties style:column-width="1.905cm"/>
    </style:style>
    <style:style style:name="Таблиця1.C" style:family="table-column">
      <style:table-column-properties style:column-width="1.27cm"/>
    </style:style>
    <style:style style:name="Таблиця1.E" style:family="table-column">
      <style:table-column-properties style:column-width="1.272cm"/>
    </style:style>
    <style:style style:name="Таблиця1.F" style:family="table-column">
      <style:table-column-properties style:column-width="1.903cm"/>
    </style:style>
    <style:style style:name="Таблиця1.G" style:family="table-column">
      <style:table-column-properties style:column-width="1.3cm"/>
    </style:style>
    <style:style style:name="Таблиця1.I" style:family="table-column">
      <style:table-column-properties style:column-width="1.256cm"/>
    </style:style>
    <style:style style:name="Таблиця1.J" style:family="table-column">
      <style:table-column-properties style:column-width="0.945cm"/>
    </style:style>
    <style:style style:name="Таблиця1.L" style:family="table-column">
      <style:table-column-properties style:column-width="1.288cm"/>
    </style:style>
    <style:style style:name="Таблиця1.1" style:family="table-row">
      <style:table-row-properties style:min-row-height="0.915cm" style:keep-together="false" fo:keep-together="always"/>
    </style:style>
    <style:style style:name="Таблиця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1.L1" style:family="table-cell">
      <style:table-cell-properties style:vertical-align="top" fo:padding-left="0.191cm" fo:padding-right="0.191cm" fo:padding-top="0cm" fo:padding-bottom="0cm" fo:border="0.5pt solid #000000" style:writing-mode="lr-tb"/>
    </style:style>
    <style:style style:name="Таблиця1.3" style:family="table-row">
      <style:table-row-properties style:min-row-height="1.27cm" style:keep-together="true" fo:keep-together="auto"/>
    </style:style>
    <style:style style:name="Таблиця2" style:family="table">
      <style:table-properties style:width="15.577cm" fo:margin-left="0.309cm" table:align="left" style:writing-mode="lr-tb"/>
    </style:style>
    <style:style style:name="Таблиця2.A" style:family="table-column">
      <style:table-column-properties style:column-width="0.953cm"/>
    </style:style>
    <style:style style:name="Таблиця2.B" style:family="table-column">
      <style:table-column-properties style:column-width="1.905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893cm" fo:margin-left="0.309cm" table:align="left" style:writing-mode="lr-tb"/>
    </style:style>
    <style:style style:name="Таблиця3.A" style:family="table-column">
      <style:table-column-properties style:column-width="0.953cm"/>
    </style:style>
    <style:style style:name="Таблиця3.B" style:family="table-column">
      <style:table-column-properties style:column-width="1.588cm"/>
    </style:style>
    <style:style style:name="Таблиця3.E" style:family="table-column">
      <style:table-column-properties style:column-width="1.27cm"/>
    </style:style>
    <style:style style:name="Таблиця3.L" style:family="table-column">
      <style:table-column-properties style:column-width="1.923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ab-stops>
          <style:tab-stop style:position="11.8cm"/>
        </style:tab-stops>
      </style:paragraph-properties>
    </style:style>
    <style:style style:name="P4" style:family="paragraph" style:parent-style-name="Standard">
      <style:paragraph-properties fo:line-height="150%" fo:text-align="justify" style:justify-single-word="false"/>
    </style:style>
    <style:style style:name="P5" style:family="paragraph" style:parent-style-name="Standard" style:list-style-name="WW8Num4">
      <style:paragraph-properties fo:line-height="150%" fo:text-align="justify" style:justify-single-word="false"/>
    </style:style>
    <style:style style:name="P6" style:family="paragraph" style:parent-style-name="Standard">
      <style:paragraph-properties fo:line-height="150%" fo:text-align="justify" style:justify-single-word="false">
        <style:tab-stops>
          <style:tab-stop style:position="1.501cm"/>
        </style:tab-stops>
      </style:paragraph-properties>
    </style:style>
    <style:style style:name="P7" style:family="paragraph" style:parent-style-name="Standard" style:list-style-name="WW8Num3">
      <style:paragraph-properties fo:line-height="150%" fo:text-align="justify" style:justify-single-word="false"/>
    </style:style>
    <style:style style:name="P8" style:family="paragraph" style:parent-style-name="Standard">
      <style:paragraph-properties fo:line-height="150%">
        <style:tab-stops>
          <style:tab-stop style:position="8.25cm" style:type="center"/>
          <style:tab-stop style:position="12.33cm"/>
        </style:tab-stops>
      </style:paragraph-properties>
    </style:style>
    <style:style style:name="P9" style:family="paragraph" style:parent-style-name="Standard">
      <style:paragraph-properties fo:line-height="150%">
        <style:tab-stops>
          <style:tab-stop style:position="8.25cm" style:type="center"/>
          <style:tab-stop style:position="12.462cm"/>
        </style:tab-stops>
      </style:paragraph-properties>
    </style:style>
    <style:style style:name="P10" style:family="paragraph" style:parent-style-name="Standard">
      <style:paragraph-properties fo:line-height="150%">
        <style:tab-stops>
          <style:tab-stop style:position="1.501cm"/>
        </style:tab-stops>
      </style:paragraph-properties>
    </style:style>
    <style:style style:name="P11" style:family="paragraph" style:parent-style-name="Standard">
      <style:paragraph-properties fo:line-height="150%"/>
      <style:text-properties fo:font-size="14pt" style:font-size-asian="14pt" style:font-size-complex="14pt"/>
    </style:style>
    <style:style style:name="P12" style:family="paragraph" style:parent-style-name="Standard">
      <style:paragraph-properties fo:line-height="150%" fo:text-align="center" style:justify-single-word="false"/>
      <style:text-properties fo:font-size="14pt" style:font-size-asian="14pt" style:font-size-complex="14pt"/>
    </style:style>
    <style:style style:name="P13" style:family="paragraph" style:parent-style-name="Standard">
      <style:paragraph-properties fo:line-height="150%" fo:text-align="center" style:justify-single-word="false">
        <style:tab-stops>
          <style:tab-stop style:position="10.583cm"/>
        </style:tab-stops>
      </style:paragraph-properties>
      <style:text-properties fo:font-size="14pt" style:font-size-asian="14pt" style:font-size-complex="14pt"/>
    </style:style>
    <style:style style:name="P14" style:family="paragraph" style:parent-style-name="Standard">
      <style:paragraph-properties fo:line-height="150%" fo:text-align="justify" style:justify-single-word="false"/>
      <style:text-properties fo:font-size="14pt" style:font-size-asian="14pt" style:font-size-complex="14pt"/>
    </style:style>
    <style:style style:name="P15" style:family="paragraph" style:parent-style-name="Standard" style:list-style-name="WW8Num3">
      <style:paragraph-properties fo:line-height="150%" fo:text-align="justify" style:justify-single-word="false"/>
      <style:text-properties fo:font-size="14pt" style:font-size-asian="14pt" style:font-size-complex="14pt"/>
    </style:style>
    <style:style style:name="P16" style:family="paragraph" style:parent-style-name="Standard">
      <style:paragraph-properties fo:text-align="justify" style:justify-single-word="false"/>
      <style:text-properties fo:font-size="14pt" style:font-size-asian="14pt" style:font-size-complex="14pt"/>
    </style:style>
    <style:style style:name="P17" style:family="paragraph" style:parent-style-name="Standard">
      <style:paragraph-properties fo:text-align="justify" style:justify-single-word="false">
        <style:tab-stops>
          <style:tab-stop style:position="1.501cm"/>
        </style:tab-stops>
      </style:paragraph-properties>
      <style:text-properties fo:font-size="14pt" style:font-size-asian="14pt" style:font-size-complex="14pt"/>
    </style:style>
    <style:style style:name="P18"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language="en" fo:country="US" style:font-size-asian="14pt" style:font-size-complex="14pt"/>
    </style:style>
    <style:style style:name="P20" style:family="paragraph" style:parent-style-name="Standard" style:list-style-name="WW8Num4">
      <style:paragraph-properties fo:line-height="150%" fo:text-align="justify" style:justify-single-word="false"/>
      <style:text-properties fo:font-size="14pt" fo:font-style="italic" style:font-size-asian="14pt" style:font-style-asian="italic" style:font-size-complex="14pt" style:font-style-complex="italic"/>
    </style:style>
    <style:style style:name="P21" style:family="paragraph" style:parent-style-name="Standard">
      <style:paragraph-properties fo:line-height="150%" fo:text-align="center" style:justify-single-word="false"/>
      <style:text-properties fo:font-size="16pt" style:font-size-asian="16pt" style:font-size-complex="16pt"/>
    </style:style>
    <style:style style:name="P22"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23" style:family="paragraph" style:parent-style-name="Standard">
      <style:paragraph-properties fo:line-height="150%" fo:text-align="center" style:justify-single-word="false"/>
      <style:text-properties fo:font-size="20pt" style:font-size-asian="20pt" style:font-size-complex="20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snap-to-layout-grid="false"/>
    </style:style>
    <style:style style:name="P26" style:family="paragraph" style:parent-style-name="Standard">
      <style:paragraph-properties fo:line-height="200%" fo:text-align="justify" style:justify-single-word="false"/>
    </style:style>
    <style:style style:name="P27" style:family="paragraph" style:parent-style-name="Standard">
      <style:paragraph-properties fo:text-align="justify" style:justify-single-word="false"/>
      <style:text-properties fo:language="en" fo:country="US"/>
    </style:style>
    <style:style style:name="P28" style:family="paragraph" style:parent-style-name="Standard">
      <style:paragraph-properties fo:text-align="justify" style:justify-single-word="false"/>
      <style:text-properties fo:font-size="8pt" style:font-size-asian="8pt" style:font-size-complex="8pt"/>
    </style:style>
    <style:style style:name="P29" style:family="paragraph" style:parent-style-name="Standard">
      <style:paragraph-properties fo:text-align="justify" style:justify-single-word="false" style:snap-to-layout-grid="false"/>
      <style:text-properties fo:font-size="8pt" style:font-size-asian="8pt" style:font-size-complex="8pt"/>
    </style:style>
    <style:style style:name="P30" style:family="paragraph" style:parent-style-name="Standard">
      <style:paragraph-properties fo:text-align="justify" style:justify-single-word="false" style:snap-to-layout-grid="false"/>
      <style:text-properties style:font-name="Symbol"/>
    </style:style>
    <style:style style:name="P31" style:family="paragraph" style:parent-style-name="Standard">
      <style:paragraph-properties fo:text-align="justify" style:justify-single-word="false" style:snap-to-layout-grid="false"/>
      <style:text-properties fo:font-size="10pt" style:font-size-asian="10pt" style:font-size-complex="10pt"/>
    </style:style>
    <style:style style:name="P32" style:family="paragraph" style:parent-style-name="Standard">
      <style:paragraph-properties fo:text-align="justify" style:justify-single-word="false"/>
      <style:text-properties fo:font-size="9pt" style:font-size-asian="9pt" style:font-size-complex="9pt"/>
    </style:style>
    <style:style style:name="P33" style:family="paragraph" style:parent-style-name="Standard">
      <style:paragraph-properties fo:text-align="justify" style:justify-single-word="false" style:snap-to-layout-grid="false"/>
      <style:text-properties fo:font-size="9pt" style:font-size-asian="9pt" style:font-size-complex="9pt"/>
    </style:style>
    <style:style style:name="P34" style:family="paragraph" style:parent-style-name="Standard">
      <style:paragraph-properties fo:text-align="justify" style:justify-single-word="false"/>
      <style:text-properties fo:font-size="9pt" fo:language="en" fo:country="US" style:font-size-asian="9pt" style:font-size-complex="9pt"/>
    </style:style>
    <style:style style:name="P35" style:family="paragraph" style:parent-style-name="Standard">
      <style:paragraph-properties>
        <style:tab-stops>
          <style:tab-stop style:position="2.805cm"/>
        </style:tab-stops>
      </style:paragraph-properties>
    </style:style>
    <style:style style:name="P36" style:family="paragraph" style:parent-style-name="Standard">
      <style:text-properties style:font-name="Arial" fo:font-weight="bold" style:font-weight-asian="bold" style:font-name-complex="Arial" style:font-weight-complex="bold"/>
    </style:style>
    <style:style style:name="P37" style:family="paragraph" style:parent-style-name="Standard">
      <style:text-properties style:font-name="Arial" fo:language="en" fo:country="US" fo:font-weight="bold" style:font-weight-asian="bold" style:font-name-complex="Arial" style:font-weight-complex="bold"/>
    </style:style>
    <style:style style:name="P38" style:family="paragraph" style:parent-style-name="Standard">
      <style:paragraph-properties fo:margin-left="0cm" fo:margin-right="0cm" fo:text-indent="1.249cm" style:auto-text-indent="false"/>
    </style:style>
    <style:style style:name="P39" style:family="paragraph" style:parent-style-name="Standard">
      <style:paragraph-properties fo:margin-left="0cm" fo:margin-right="0cm" fo:line-height="150%" fo:text-indent="1.249cm" style:auto-text-indent="false"/>
    </style:style>
    <style:style style:name="P40" style:family="paragraph" style:parent-style-name="Standard">
      <style:paragraph-properties fo:margin-left="0cm" fo:margin-right="0cm" fo:line-height="150%" fo:text-align="justify" style:justify-single-word="false" fo:text-indent="1.249cm" style:auto-text-indent="false"/>
    </style:style>
    <style:style style:name="P41" style:family="paragraph" style:parent-style-name="Standard">
      <style:paragraph-properties fo:margin-left="0cm" fo:margin-right="0cm" fo:line-height="150%" fo:text-align="center" style:justify-single-word="false" fo:text-indent="1.249cm" style:auto-text-indent="false"/>
    </style:style>
    <style:style style:name="P42"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43" style:family="paragraph" style:parent-style-name="Standard">
      <style:paragraph-properties fo:margin-left="0cm" fo:margin-right="0cm" fo:line-height="150%" fo:text-align="justify" style:justify-single-word="false" fo:text-indent="1.249cm" style:auto-text-indent="false"/>
      <style:text-properties fo:font-size="14pt" style:font-size-asian="14pt" style:font-size-complex="14pt"/>
    </style:style>
    <style:style style:name="P44"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45" style:family="paragraph" style:parent-style-name="Standard">
      <style:paragraph-properties fo:margin-left="0cm" fo:margin-right="0cm" fo:line-height="150%" fo:text-align="justify" style:justify-single-word="false" fo:text-indent="1.249cm" style:auto-text-indent="false"/>
      <style:text-properties fo:font-size="14pt" fo:font-weight="bold" style:font-size-asian="14pt" style:font-weight-asian="bold" style:font-size-complex="14pt" style:font-weight-complex="bold"/>
    </style:style>
    <style:style style:name="P46" style:family="paragraph" style:parent-style-name="Standard">
      <style:paragraph-properties fo:margin-left="0cm" fo:margin-right="0cm" fo:text-indent="1.249cm" style:auto-text-indent="false"/>
      <style:text-properties style:font-name="Arial" fo:font-weight="bold" style:font-weight-asian="bold" style:font-name-complex="Arial" style:font-weight-complex="bold"/>
    </style:style>
    <style:style style:name="P47" style:family="paragraph" style:parent-style-name="Standard">
      <style:paragraph-properties fo:margin-left="0cm" fo:margin-right="0cm" fo:text-indent="1.249cm" style:auto-text-indent="false"/>
      <style:text-properties style:font-name="Arial" fo:language="en" fo:country="US" fo:font-weight="bold" style:font-weight-asian="bold" style:font-name-complex="Arial" style:font-weight-complex="bold"/>
    </style:style>
    <style:style style:name="P48" style:family="paragraph" style:parent-style-name="Standard">
      <style:paragraph-properties fo:line-height="150%" fo:text-align="center" style:justify-single-word="false" fo:break-before="page"/>
    </style:style>
    <style:style style:name="P49" style:family="paragraph" style:parent-style-name="Standard">
      <style:paragraph-properties fo:margin-left="0.635cm" fo:margin-right="0cm" fo:line-height="150%" fo:text-align="justify" style:justify-single-word="false" fo:text-indent="0cm" style:auto-text-indent="false"/>
    </style:style>
    <style:style style:name="P50" style:family="paragraph" style:parent-style-name="Standard">
      <style:paragraph-properties fo:margin-left="0.635cm" fo:margin-right="0cm" fo:line-height="150%" fo:text-align="justify" style:justify-single-word="false" fo:text-indent="0cm" style:auto-text-indent="false"/>
      <style:text-properties fo:font-size="14pt" style:font-size-asian="14pt" style:font-size-complex="14pt"/>
    </style:style>
    <style:style style:name="P51" style:family="paragraph" style:parent-style-name="Standard">
      <style:paragraph-properties fo:margin-left="0cm" fo:margin-right="0cm" fo:text-indent="0.635cm" style:auto-text-indent="false"/>
    </style:style>
    <style:style style:name="P52" style:family="paragraph" style:parent-style-name="Standard">
      <style:paragraph-properties fo:margin-left="0cm" fo:margin-right="0cm" fo:line-height="150%" fo:text-align="justify" style:justify-single-word="false" fo:text-indent="0.635cm" style:auto-text-indent="false"/>
    </style:style>
    <style:style style:name="P53" style:family="paragraph" style:parent-style-name="Standard">
      <style:paragraph-properties fo:margin-left="0cm" fo:margin-right="0cm" fo:line-height="150%" fo:text-align="justify" style:justify-single-word="false" fo:text-indent="0.635cm" style:auto-text-indent="false"/>
      <style:text-properties fo:font-size="14pt" style:font-size-asian="14pt" style:font-size-complex="14pt"/>
    </style:style>
    <style:style style:name="P54" style:family="paragraph" style:parent-style-name="Standard">
      <style:paragraph-properties fo:margin-left="0cm" fo:margin-right="0cm" fo:text-indent="0.635cm" style:auto-text-indent="false"/>
      <style:text-properties style:font-name="Arial" fo:font-weight="bold" style:font-weight-asian="bold" style:font-name-complex="Arial" style:font-weight-complex="bold"/>
    </style:style>
    <style:style style:name="P55" style:family="paragraph" style:parent-style-name="Standard">
      <style:paragraph-properties fo:margin-left="0cm" fo:margin-right="0cm" fo:text-indent="0.635cm" style:auto-text-indent="false"/>
      <style:text-properties style:font-name="Arial" fo:language="en" fo:country="US" fo:font-weight="bold" style:font-weight-asian="bold" style:font-name-complex="Arial" style:font-weight-complex="bold"/>
    </style:style>
    <style:style style:name="P56" style:family="paragraph" style:parent-style-name="Standard">
      <style:paragraph-properties fo:margin-left="3.747cm" fo:margin-right="0cm" fo:text-indent="0cm" style:auto-text-indent="false"/>
    </style:style>
    <style:style style:name="P57" style:family="paragraph" style:parent-style-name="Standard">
      <style:paragraph-properties fo:margin-left="3.747cm" fo:margin-right="0cm" fo:text-indent="1.249cm" style:auto-text-indent="false"/>
    </style:style>
    <style:style style:name="P58" style:family="paragraph" style:parent-style-name="Standard">
      <style:paragraph-properties fo:margin-left="3.747cm" fo:margin-right="0cm" fo:text-indent="1.249cm" style:auto-text-indent="false"/>
      <style:text-properties style:font-name="Arial" fo:language="en" fo:country="US" fo:font-weight="bold" style:font-weight-asian="bold" style:font-name-complex="Arial" style:font-weight-complex="bold"/>
    </style:style>
    <style:style style:name="P59" style:family="paragraph" style:parent-style-name="Standard">
      <style:paragraph-properties fo:margin-left="1.249cm" fo:margin-right="0cm" fo:text-indent="0cm" style:auto-text-indent="false"/>
    </style:style>
    <style:style style:name="P60" style:family="paragraph" style:parent-style-name="Standard">
      <style:paragraph-properties fo:margin-left="1.249cm" fo:margin-right="0cm" fo:text-indent="1.249cm" style:auto-text-indent="false"/>
    </style:style>
    <style:style style:name="P61" style:family="paragraph" style:parent-style-name="Standard">
      <style:paragraph-properties fo:margin-left="1.249cm" fo:margin-right="0cm" fo:text-indent="1.249cm" style:auto-text-indent="false"/>
      <style:text-properties style:font-name="Arial" fo:font-weight="bold" style:font-weight-asian="bold" style:font-name-complex="Arial" style:font-weight-complex="bold"/>
    </style:style>
    <style:style style:name="P62" style:family="paragraph" style:parent-style-name="Standard">
      <style:paragraph-properties fo:margin-left="1.249cm" fo:margin-right="0cm" fo:text-indent="1.249cm" style:auto-text-indent="false"/>
      <style:text-properties style:font-name="Arial" fo:language="en" fo:country="US" fo:font-weight="bold" style:font-weight-asian="bold" style:font-name-complex="Arial" style:font-weight-complex="bold"/>
    </style:style>
    <style:style style:name="P63" style:family="paragraph" style:parent-style-name="Standard">
      <style:paragraph-properties fo:margin-left="2.498cm" fo:margin-right="0cm" fo:text-indent="0cm" style:auto-text-indent="false"/>
    </style:style>
    <style:style style:name="P64" style:family="paragraph" style:parent-style-name="Standard">
      <style:paragraph-properties fo:margin-left="2.498cm" fo:margin-right="0cm" fo:text-indent="0cm" style:auto-text-indent="false"/>
      <style:text-properties style:font-name="Arial" fo:language="en" fo:country="US" fo:font-weight="bold" style:font-weight-asian="bold" style:font-name-complex="Arial" style:font-weight-complex="bold"/>
    </style:style>
    <style:style style:name="P65" style:family="paragraph" style:parent-style-name="Standard">
      <style:paragraph-properties fo:margin-left="2.498cm" fo:margin-right="0cm" fo:text-indent="1.249cm" style:auto-text-indent="false"/>
    </style:style>
    <style:style style:name="P66" style:family="paragraph" style:parent-style-name="Standard">
      <style:paragraph-properties fo:margin-left="2.498cm" fo:margin-right="0cm" fo:text-indent="1.249cm" style:auto-text-indent="false"/>
      <style:text-properties style:font-name="Arial" fo:font-weight="bold" style:font-weight-asian="bold" style:font-name-complex="Arial" style:font-weight-complex="bold"/>
    </style:style>
    <style:style style:name="P67" style:family="paragraph" style:parent-style-name="Standard">
      <style:paragraph-properties fo:margin-left="2.498cm" fo:margin-right="0cm" fo:text-indent="1.249cm" style:auto-text-indent="false"/>
      <style:text-properties style:font-name="Arial" fo:language="en" fo:country="US" fo:font-weight="bold" style:font-weight-asian="bold" style:font-name-complex="Arial" style:font-weight-complex="bold"/>
    </style:style>
    <style:style style:name="P68" style:family="paragraph" style:parent-style-name="Standard">
      <style:paragraph-properties fo:margin-left="0cm" fo:margin-right="0cm" fo:text-indent="0.953cm" style:auto-text-indent="false"/>
      <style:text-properties style:font-name="Arial" fo:language="en" fo:country="US" fo:font-weight="bold" style:font-weight-asian="bold" style:font-name-complex="Arial" style:font-weight-complex="bold"/>
    </style:style>
    <style:style style:name="P69" style:family="paragraph" style:parent-style-name="Standard">
      <style:paragraph-properties fo:margin-left="0cm" fo:margin-right="0cm" fo:text-indent="0.318cm" style:auto-text-indent="false"/>
      <style:text-properties style:font-name="Arial" fo:language="en" fo:country="US" fo:font-weight="bold" style:font-weight-asian="bold" style:font-name-complex="Arial" style:font-weight-complex="bold"/>
    </style:style>
    <style:style style:name="P70" style:family="paragraph" style:parent-style-name="Standard" style:list-style-name="WW8Num3">
      <style:paragraph-properties fo:margin-left="1.259cm" fo:margin-right="0cm" fo:line-height="150%" fo:text-align="justify" style:justify-single-word="false" fo:text-indent="-0.63cm" style:auto-text-indent="false"/>
      <style:text-properties fo:font-size="14pt" style:font-size-asian="14pt" style:font-size-complex="14pt"/>
    </style:style>
    <style:style style:name="P71" style:family="paragraph" style:parent-style-name="Standard" style:master-page-name="First_20_Page">
      <style:paragraph-properties fo:line-height="150%" fo:text-align="center" style:justify-single-word="false" style:page-number="auto"/>
      <style:text-properties fo:font-size="14pt" style:font-size-asian="14pt" style:font-size-complex="14pt"/>
    </style:style>
    <style:style style:name="P72" style:family="paragraph" style:parent-style-name="Heading">
      <style:paragraph-properties fo:text-align="start" style:justify-single-word="false"/>
      <style:text-properties fo:font-size="14pt" style:font-size-asian="14pt" style:font-size-complex="14pt"/>
    </style:style>
    <style:style style:name="P73" style:family="paragraph" style:parent-style-name="Heading">
      <style:text-properties fo:font-size="14pt" fo:language="en" fo:country="US" style:font-size-asian="14pt" style:font-size-complex="14pt"/>
    </style:style>
    <style:style style:name="P74" style:family="paragraph" style:parent-style-name="Heading">
      <style:paragraph-properties fo:text-align="start" style:justify-single-word="false"/>
      <style:text-properties fo:font-size="14pt" fo:language="en" fo:country="US" style:font-size-asian="14pt" style:font-size-complex="14pt"/>
    </style:style>
    <style:style style:name="P75" style:family="paragraph" style:parent-style-name="Heading">
      <style:paragraph-properties fo:break-before="page"/>
    </style:style>
    <style:style style:name="P76" style:family="paragraph" style:parent-style-name="Heading">
      <style:paragraph-properties fo:break-before="page"/>
      <style:text-properties fo:font-size="14pt" style:font-size-asian="14pt" style:font-size-complex="14pt"/>
    </style:style>
    <style:style style:name="P77" style:family="paragraph" style:parent-style-name="Heading">
      <style:paragraph-properties fo:margin-left="0cm" fo:margin-right="0cm" fo:text-align="justify" style:justify-single-word="false" fo:text-indent="1.249cm" style:auto-text-indent="false"/>
    </style:style>
    <style:style style:name="P78" style:family="paragraph" style:parent-style-name="Heading">
      <style:paragraph-properties fo:margin-left="0cm" fo:margin-right="0cm" fo:text-align="justify" style:justify-single-word="false" fo:text-indent="1.249cm" style:auto-text-indent="false"/>
      <style:text-properties fo:font-size="14pt" fo:font-weight="normal" style:font-size-asian="14pt" style:font-weight-asian="normal" style:font-size-complex="14pt" style:font-weight-complex="normal"/>
    </style:style>
    <style:style style:name="P79" style:family="paragraph" style:parent-style-name="Text_20_body">
      <style:paragraph-properties fo:line-height="150%"/>
    </style:style>
    <style:style style:name="P80" style:family="paragraph" style:parent-style-name="Text_20_body">
      <style:paragraph-properties fo:margin-left="0cm" fo:margin-right="0cm" fo:text-indent="1.249cm" style:auto-text-indent="false"/>
    </style:style>
    <style:style style:name="P81" style:family="paragraph" style:parent-style-name="Text_20_body">
      <style:paragraph-properties fo:margin-left="0cm" fo:margin-right="0cm" fo:line-height="150%" fo:text-indent="1.249cm" style:auto-text-indent="false"/>
    </style:style>
    <style:style style:name="P82" style:family="paragraph" style:parent-style-name="Footer">
      <style:paragraph-properties fo:margin-left="0cm" fo:margin-right="0.635cm" fo:text-indent="0cm" style:auto-text-indent="false"/>
    </style:style>
    <style:style style:name="P83" style:family="paragraph" style:parent-style-name="Стиль4" style:list-style-name="WW8Num2">
      <style:paragraph-properties fo:line-height="150%"/>
    </style:style>
    <style:style style:name="P84" style:family="paragraph" style:parent-style-name="Стиль4">
      <style:paragraph-properties fo:margin-left="0cm" fo:margin-right="0cm" fo:line-height="150%" fo:text-indent="0cm" style:auto-text-indent="false"/>
      <style:text-properties fo:font-size="14pt" style:font-size-asian="14pt" style:font-size-complex="14pt"/>
    </style:style>
    <style:style style:name="P85" style:family="paragraph" style:parent-style-name="Subtitle">
      <style:paragraph-properties fo:line-height="200%"/>
    </style:style>
    <style:style style:name="P86"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fo:language="en" fo:country="US" style:font-size-asian="14pt" style:font-size-complex="14pt"/>
    </style:style>
    <style:style style:name="T3" style:family="text">
      <style:text-properties fo:font-size="14pt" fo:language="en" fo:country="US" fo:font-style="italic" style:font-size-asian="14pt" style:font-style-asian="italic" style:font-size-complex="14pt" style:font-style-complex="italic"/>
    </style:style>
    <style:style style:name="T4" style:family="text">
      <style:text-properties fo:font-size="14pt" fo:language="en" fo:country="US" fo:font-weight="bold" style:font-size-asian="14pt" style:font-weight-asian="bold" style:font-size-complex="14pt" style:font-weight-complex="bold"/>
    </style:style>
    <style:style style:name="T5" style:family="text">
      <style:text-properties fo:font-size="14pt" fo:language="en" fo:country="US" fo:font-weight="normal" style:font-size-asian="14pt" style:font-weight-asian="normal" style:font-size-complex="14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language="en" fo:country="US"/>
    </style:style>
    <style:style style:name="T10" style:family="text">
      <style:text-properties fo:language="en" fo:country="US" style:language-asian="none" style:country-asian="none"/>
    </style:style>
    <style:style style:name="T11" style:family="text">
      <style:text-properties fo:language="en" fo:country="US" fo:font-style="italic" style:font-style-asian="italic" style:font-style-complex="italic"/>
    </style:style>
    <style:style style:name="T12" style:family="text">
      <style:text-properties fo:language="en" fo:country="US" style:font-name-complex="Arial"/>
    </style:style>
    <style:style style:name="T13" style:family="text">
      <style:text-properties fo:font-size="16pt" style:font-size-asian="16pt" style:font-size-complex="16pt"/>
    </style:style>
    <style:style style:name="T14" style:family="text">
      <style:text-properties style:font-name="Symbol"/>
    </style:style>
    <style:style style:name="T15" style:family="text">
      <style:text-properties style:font-name="Symbol" fo:font-size="14pt" style:font-size-asian="14pt" style:font-size-complex="14pt"/>
    </style:style>
    <style:style style:name="T16" style:family="text">
      <style:text-properties style:font-name="Symbol" fo:font-size="14pt" fo:language="en" fo:country="US" style:font-size-asian="14pt" style:font-size-complex="14pt"/>
    </style:style>
    <style:style style:name="T17" style:family="text">
      <style:text-properties style:font-name="Symbol" fo:font-size="14pt" fo:language="en" fo:country="US" fo:font-style="italic" style:font-size-asian="14pt" style:font-style-asian="italic" style:font-size-complex="14pt" style:font-style-complex="italic"/>
    </style:style>
    <style:style style:name="T18" style:family="text">
      <style:text-properties style:font-name="Symbol" fo:font-size="14pt" fo:font-style="italic" style:font-size-asian="14pt" style:font-style-asian="italic" style:font-size-complex="14pt" style:font-style-complex="italic"/>
    </style:style>
    <style:style style:name="T19" style:family="text">
      <style:text-properties style:text-position="sub 58%" fo:font-size="14pt" style:font-size-asian="14pt" style:font-size-complex="14pt"/>
    </style:style>
    <style:style style:name="T20" style:family="text">
      <style:text-properties style:text-position="sub 58%" fo:font-size="14pt" fo:language="en" fo:country="US" style:font-size-asian="14pt" style:font-size-complex="14pt"/>
    </style:style>
    <style:style style:name="T21" style:family="text">
      <style:text-properties style:text-position="sub 58%" fo:font-size="14pt" fo:language="en" fo:country="US" fo:font-style="italic" style:font-size-asian="14pt" style:font-style-asian="italic" style:font-size-complex="14pt" style:font-style-complex="italic"/>
    </style:style>
    <style:style style:name="T22" style:family="text">
      <style:text-properties style:text-position="sub 58%" fo:font-size="14pt" fo:font-style="italic" style:font-size-asian="14pt" style:font-style-asian="italic" style:font-size-complex="14pt" style:font-style-complex="italic"/>
    </style:style>
    <style:style style:name="T23" style:family="text">
      <style:text-properties fo:font-style="italic" style:font-style-asian="italic" style:font-style-complex="italic"/>
    </style:style>
    <style:style style:name="T24" style:family="text">
      <style:text-properties fo:language="none" fo:country="none" style:language-asian="none" style:country-asian="none"/>
    </style:style>
    <style:style style:name="T25" style:family="text">
      <style:text-properties style:text-position="super 58%" fo:font-size="14pt" style:font-size-asian="14pt" style:font-size-complex="14pt"/>
    </style:style>
    <style:style style:name="T26" style:family="text">
      <style:text-properties style:text-position="super 58%" fo:font-size="14pt" fo:font-style="italic" style:font-size-asian="14pt" style:font-style-asian="italic" style:font-size-complex="14pt" style:font-style-complex="italic"/>
    </style:style>
    <style:style style:name="T27" style:family="text">
      <style:text-properties style:text-position="super 58%" fo:font-size="14pt" fo:language="en" fo:country="US" style:font-size-asian="14pt" style:font-size-complex="14pt"/>
    </style:style>
    <style:style style:name="T28" style:family="text">
      <style:text-properties style:text-position="super 58%" fo:font-size="14pt" fo:language="en" fo:country="US" fo:font-style="italic" style:font-size-asian="14pt" style:font-style-asian="italic" style:font-size-complex="14pt" style:font-style-complex="italic"/>
    </style:style>
    <style:style style:name="T29" style:family="text">
      <style:text-properties style:text-position="super 58%" fo:font-style="italic" style:font-style-asian="italic" style:font-style-complex="italic"/>
    </style:style>
    <style:style style:name="T30" style:family="text">
      <style:text-properties fo:font-size="8pt" style:font-size-asian="8pt" style:font-size-complex="8pt"/>
    </style:style>
    <style:style style:name="T31" style:family="text">
      <style:text-properties fo:font-size="9pt" style:font-size-asian="9pt" style:font-size-complex="9pt"/>
    </style:style>
    <style:style style:name="T32" style:family="text">
      <style:text-properties fo:font-size="9pt" fo:language="en" fo:country="US" style:font-size-asian="9pt" style:font-size-complex="9pt"/>
    </style:style>
    <style:style style:name="T33" style:family="text">
      <style:text-properties style:font-name-complex="Arial"/>
    </style:style>
    <style:style style:name="T34" style:family="text">
      <style:text-properties style:font-name-asian="Arial"/>
    </style:style>
    <style:style style:name="T35" style:family="text">
      <style:text-properties style:font-name="Arial" fo:font-weight="bold" style:font-weight-asian="bold" style:font-name-complex="Arial" style:font-weight-complex="bold"/>
    </style:style>
    <style:style style:name="T36" style:family="text">
      <style:text-properties style:font-name="Arial" fo:font-weight="bold" style:font-name-asian="Arial" style:font-weight-asian="bold" style:font-name-complex="Arial" style:font-weight-complex="bold"/>
    </style:style>
    <style:style style:name="T37" style:family="text">
      <style:text-properties style:font-name="Arial" fo:language="en" fo:country="US" fo:font-weight="bold" style:font-weight-asian="bold" style:font-name-complex="Arial" style:font-weight-complex="bold"/>
    </style:style>
    <style:style style:name="T38" style:family="text">
      <style:text-properties style:font-name="Arial" fo:language="en" fo:country="US" fo:font-weight="bold" style:font-name-asian="Arial" style:font-weight-asian="bold" style:font-name-complex="Arial" style:font-weight-complex="bold"/>
    </style:style>
    <style:style style:name="T39" style:family="text">
      <style:text-properties style:font-name="Arial" fo:font-size="10pt" fo:font-weight="bold" style:font-size-asian="10pt" style:font-weight-asian="bold" style:font-name-complex="Arial" style:font-size-complex="10pt" style:font-weight-complex="bold"/>
    </style:style>
    <style:style style:name="T40" style:family="text">
      <style:text-properties style:font-name="Arial" fo:font-size="10pt" fo:font-weight="bold" style:font-name-asian="Arial" style:font-size-asian="10pt" style:font-weight-asian="bold" style:font-name-complex="Arial" style:font-size-complex="10pt" style:font-weight-complex="bold"/>
    </style:style>
    <style:style style:name="T41" style:family="text">
      <style:text-properties style:font-name="Arial" fo:font-size="10pt" fo:language="en" fo:country="US" fo:font-weight="bold" style:font-size-asian="10pt" style:font-weight-asian="bold" style:font-name-complex="Arial" style:font-size-complex="10pt" style:font-weight-complex="bold"/>
    </style:style>
    <style:style style:name="T42" style:family="text">
      <style:text-properties style:font-name="Arial" fo:font-size="10pt" fo:language="en" fo:country="US" fo:font-weight="bold" style:font-name-asian="Arial" style:font-size-asian="10pt" style:font-weight-asian="bold" style:font-name-complex="Arial" style:font-size-complex="10pt" style:font-weight-complex="bold"/>
    </style:style>
    <style:style style:name="T4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319cm" style:wrap="right" style:number-wrapped-paragraphs="no-limit" style:wrap-contour="false" style:vertical-pos="from-top" style:vertical-rel="paragraph" style:horizontal-pos="left" style:horizontal-rel="paragraph" fo:padding="0.026cm" fo:border="none" draw:ole-draw-aspect="1"/>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МИНИСТЕРСТВО ОБРАЗОВАНИЯ РОССИЙСКОЙ ФЕДЕРАЦИИ</text:p>
      <text:p text:style-name="P12">ВЯТСКИЙ ГОСУДАРСТВЕННЫЙ ГУМАНИТАРНЫЙ УНИВЕРСИТЕТ</text:p>
      <text:p text:style-name="P21">Математический факультет</text:p>
      <text:p text:style-name="P21">Кафедра алгебры и геометрии</text:p>
      <text:p text:style-name="P21">Выпускная квалификационная работа</text:p>
      <text:p text:style-name="P21"/>
      <text:p text:style-name="P22">Методы приближённого решения матричных игр</text:p>
      <text:p text:style-name="P23"/>
      <text:p text:style-name="P2"><text:span text:style-name="T1"><text:s text:c="69"/>Выполнила студентка </text:span><text:span text:style-name="T2">V</text:span><text:span text:style-name="T1"> курса</text:span></text:p>
      <text:p text:style-name="P2"><text:span text:style-name="T1"><text:s text:c="66"/>математического факультета</text:span></text:p>
      <text:p text:style-name="P14"><text:s text:c="75"/>Ветошкина Е. Н. </text:p>
      <text:p text:style-name="P4"><text:span text:style-name="T1"><text:s text:c="76"/>______________ /подпись/</text:span></text:p>
      <text:p text:style-name="P14"><text:s text:c="75"/>Научный руководитель:</text:p>
      <text:p text:style-name="P14"><text:s text:c="75"/>к. ф.-м. н., доцент, Ковязина Е. М. <text:s/></text:p>
      <text:p text:style-name="P4"><text:span text:style-name="T1"><text:s text:c="76"/>______________ </text:span><text:span text:style-name="T2">/</text:span><text:span text:style-name="T1">подпись</text:span><text:span text:style-name="T2">/</text:span></text:p>
      <text:p text:style-name="P14"><text:s text:c="75"/>Рецензент:</text:p>
      <text:p text:style-name="P1"><text:span text:style-name="T1"><text:s text:c="75"/>к. ф.-м. н., доцент, Караулов В.М.</text:span></text:p>
      <text:p text:style-name="P1"><text:span text:style-name="T1"><text:s text:c="75"/>______________ /подпись/</text:span></text:p>
      <text:p text:style-name="P11">Допущена к <text:s/>защите в ГАК</text:p>
      <text:p text:style-name="P11">Зав. кафедрой __________________ Вечтомов Е. М.</text:p>
      <text:p text:style-name="P11"><text:s text:c="61"/>«___» __________ 2003 г.</text:p>
      <text:p text:style-name="P11"/>
      <text:p text:style-name="P11">Декан факультета _______________ <text:s/>Варанкина В. И.</text:p>
      <text:p text:style-name="P11"><text:s text:c="61"/>«___» __________ 2003 г.</text:p>
      <text:p text:style-name="Standard"><text:span text:style-name="T1"><text:s text:c="12"/></text:span></text:p>
      <text:p text:style-name="P2"><text:span text:style-name="T13">Киров</text:span></text:p>
      <text:p text:style-name="P21">2003</text:p>
      <text:p text:style-name="P21"/>
      <text:p text:style-name="P12"><text:soft-page-break/></text:p>
      <text:p text:style-name="Heading">СОДЕРЖАНИЕ</text:p>
      <text:p text:style-name="P85">Введение………………………………………………………………………3</text:p>
      <text:p text:style-name="P26"><text:span text:style-name="T6">§1. Основные понятия………………………………………………………5</text:span></text:p>
      <text:p text:style-name="P26"><text:span text:style-name="T6">§2. Итеративный метод Брауна-Робинсона……………………………...10</text:span></text:p>
      <text:p text:style-name="P26"><text:span text:style-name="T6">§3. Монотонный итеративный алгоритм решения матричных игр…16</text:span></text:p>
      <text:h text:style-name="Heading_20_1" text:outline-level="1">Приложение………………………………………………………………….21</text:h>
      <text:h text:style-name="Heading_20_1" text:outline-level="1">Список литературы…………………………………………………………24</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Введение</text:p>
      <text:p text:style-name="P40"><text:span text:style-name="T1">«Теория игр – раздел математики, предметом которого является изучение математических моделей принятия оптимальных решений в условиях конфликта...». [17]</text:span></text:p>
      <text:p text:style-name="P40"><text:span text:style-name="T1">Математическая теория игр способна не только указать оптимальный путь к решению некоторых проблем, но и прогнозировать их исход. Матричные игры серьёзно изучаются специалистами, так как они довольно просты и к ним могут быть сведены игры общего вида. Поэтому теория матричных игр <text:s/>хорошо развита, существуют различные методы поиска решения игр.</text:span></text:p>
      <text:p text:style-name="P40"><text:span text:style-name="T1">Но в большинстве случаев решение матричных игр представляет собой трудный и громоздкий процесс. Есть примеры, когда даже для матриц размера 3</text:span><text:span text:style-name="T15"></text:span><text:span text:style-name="T1">3, процесс поиска решения довольно трудоёмкий.</text:span></text:p>
      <text:p text:style-name="P40"><text:span text:style-name="T1">Кроме того, выигрыши игроков в каждой ситуации не всегда определяются точными измерениями. В процессе сбора данных об изучаемом явлении, анализа этих данных и введения при построении модели различных предположений накапливаются ошибки. Они же могут выражаться числами в матрице выигрышей. Поэтому точность в определении значения игры и оптимальных стратегий игроков оправдана не всегда.</text:span></text:p>
      <text:p text:style-name="P40"><text:span text:style-name="T1">А также, следует заметить, что погрешность в оценке игроком своего выигрыша не может привести к практически серьёзным последствиям и небольшое отклонение игрока от оптимальной стратегии не влечёт за собой существенного изменения в его выигрыше.</text:span></text:p>
      <text:p text:style-name="P43">Поэтому возникает потребность в разработке численных методов решения матричных игр. В настоящее время в теории игр известны несколько способов приближенного решения матричных игр. <text:s/></text:p>
      <text:p text:style-name="P40"><text:span text:style-name="T1">Цель выпускной квалификационной работы изучить некоторые методы приближённого решения матричных игр, обосновать их алгоритмы, и, по возможности, <text:s/>реализовать на языке программирования.</text:span></text:p>
      <text:p text:style-name="P40"><text:soft-page-break/><text:span text:style-name="T1">Работа состоит из введения, трёх параграфов и приложения, в котором приведена программа на языке </text:span><text:span text:style-name="T2">Turbo</text:span><text:span text:style-name="T1"> </text:span><text:span text:style-name="T2">Pascal</text:span><text:span text:style-name="T1">, позволяющая находить приближённое решение матричной игры.</text:span></text:p>
      <text:p text:style-name="P43">В первом параграфе приведены основные понятия и утверждения теории матричных игр.</text:p>
      <text:p text:style-name="P43">Параграф второй посвящён изложению приближённого <text:s/>решения игры методом Брауна-Робинсона (метод фиктивного разыгрывания) и его обоснованию. Приведён пример применения алгоритма для конкретной матричной игры. </text:p>
      <text:p text:style-name="P4"><text:span text:style-name="T1"><text:tab/>В третьем параграфе рассмотрен ещё один метод – монотонный итеративный алгоритм приближённого <text:s/>решения матричных игр.</text:span></text:p>
      <text:p text:style-name="P14"/>
      <text:p text:style-name="P14"/>
      <text:p text:style-name="P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
      <text:p text:style-name="P2"><text:soft-page-break/><text:span text:style-name="T6">§1. Основные понятия</text:span></text:p>
      <text:p text:style-name="P14"><text:tab/>Будем рассматривать только парные антагонистические игры, т. е. игры в которых участвуют только два игрока – две противоборствующие стороны и выигрыш одного из игроков равен проигрышу другого. Кроме того, будем считать, что каждый игрок имеет лишь конечное число стратегий:</text:p>
      <text:p text:style-name="P4"><text:span text:style-name="T2">U</text:span><text:span text:style-name="T19">1</text:span><text:span text:style-name="T1">={</text:span><text:span text:style-name="T16"></text:span><text:span text:style-name="T19">1</text:span><text:span text:style-name="T1">, </text:span><text:span text:style-name="T16"></text:span><text:span text:style-name="T19">2</text:span><text:span text:style-name="T1">,..., </text:span><text:span text:style-name="T16"></text:span><text:span text:style-name="T20">m</text:span><text:span text:style-name="T1">} – множество стратегий первого игрока;</text:span></text:p>
      <text:p text:style-name="P4"><text:span text:style-name="T2">U</text:span><text:span text:style-name="T19">2</text:span><text:span text:style-name="T1">={</text:span><text:span text:style-name="T16"></text:span><text:span text:style-name="T19">1</text:span><text:span text:style-name="T1">, </text:span><text:span text:style-name="T16"></text:span><text:span text:style-name="T19">2</text:span><text:span text:style-name="T1">, ... </text:span><text:span text:style-name="T16"></text:span><text:span text:style-name="T20">n</text:span><text:span text:style-name="T1">} – множество стратегий второго игрока.</text:span></text:p>
      <text:p text:style-name="P14"><text:tab/>Будем называть эти стратегии чистыми в отличие от смешанных, которые будут введены далее. </text:p>
      <text:p text:style-name="P4"><text:span text:style-name="T1"><text:tab/>Множество </text:span><text:span text:style-name="T2">U</text:span><text:span text:style-name="T19">1</text:span><text:span text:style-name="T1">×</text:span><text:span text:style-name="T2">U</text:span><text:span text:style-name="T19">2</text:span><text:span text:style-name="T1"> – декартово произведение множеств стратегий игроков называется множеством ситуаций в игре. Для каждой ситуации должен быть определён итог игры. Так как игра антагонистическая <text:s/>достаточно определить выигрыш </text:span><text:span text:style-name="T7">а</text:span><text:span text:style-name="T1"> одного <text:s/>из игроков, скажем первого. Тогда выигрыш второго игрока будет равен (-</text:span><text:span text:style-name="T7">а</text:span><text:span text:style-name="T1">). Таким образом, имеем матрицу выигрышей первого игрока ( для второго игрока матрица выигрышей будет -А): </text:span></text:p>
      <text:p text:style-name="P2"><draw:frame draw:style-name="fr3" draw:name="Об'єкт1" text:anchor-type="char" svg:y="-0.023cm" svg:width="0.201cm" svg:height="0.467cm" draw:z-index="107"><draw:object xlink:href="./Object 1" xlink:type="simple" xlink:show="embed" xlink:actuate="onLoad"/><draw:image xlink:href="./ObjectReplacements/Object 1" xlink:type="simple" xlink:show="embed" xlink:actuate="onLoad"/></draw:frame><text:span text:style-name="T2">A</text:span><text:span text:style-name="T1">= </text:span><text:span text:style-name="T1"><draw:frame draw:style-name="fr4" draw:name="Об'єкт2" text:anchor-type="as-char" svg:width="4.588cm" svg:height="3.112cm" draw:z-index="0"><draw:object xlink:href="./Object 2" xlink:type="simple" xlink:show="embed" xlink:actuate="onLoad"/><draw:image xlink:href="./ObjectReplacements/Object 2" xlink:type="simple" xlink:show="embed" xlink:actuate="onLoad"/></draw:frame></text:span></text:p>
      <text:p text:style-name="P40"><text:span text:style-name="T6">Определение.</text:span><text:span text:style-name="T1"> </text:span><text:span text:style-name="T7">Система Г={</text:span><text:span text:style-name="T3">U</text:span><text:span text:style-name="T22">1</text:span><text:span text:style-name="T7">, </text:span><text:span text:style-name="T3">U</text:span><text:span text:style-name="T22">2</text:span><text:span text:style-name="T7">, </text:span><text:span text:style-name="T3">A</text:span><text:span text:style-name="T7">} называется матричной игрой двух лиц.</text:span></text:p>
      <text:p text:style-name="P40"><text:span text:style-name="T1">Разыгрывание <text:s/>матричной игры сводится к выбору игроком 1 </text:span><text:span text:style-name="T2">i</text:span><text:span text:style-name="T1">-ой строчки матрицы выигрышей, а игроком 2 - </text:span><text:span text:style-name="T2">j</text:span><text:span text:style-name="T1">-го столбца. После этого игрок 1 получает выигрыш равный </text:span><text:span text:style-name="T7">а</text:span><text:span text:style-name="T21">ij</text:span><text:span text:style-name="T1">, а игрок 2 – (-</text:span><text:span text:style-name="T7">а</text:span><text:span text:style-name="T21">ij</text:span><text:span text:style-name="T1">).</text:span></text:p>
      <text:p text:style-name="P41"><text:span text:style-name="T1">При правильной игре игрок 1 может всегда гарантировать себе выигрыш, который назовём нижним значением цены игры. Обозначим его: <text:s/></text:span><text:span text:style-name="T1"><draw:frame draw:style-name="fr4" draw:name="Об'єкт3" text:anchor-type="as-char" svg:width="2.776cm" svg:height="0.78cm" draw:z-index="1"><draw:object xlink:href="./Object 3" xlink:type="simple" xlink:show="embed" xlink:actuate="onLoad"/><draw:image xlink:href="./ObjectReplacements/Object 3" xlink:type="simple" xlink:show="embed" xlink:actuate="onLoad"/></draw:frame></text:span><text:span text:style-name="T1"> .</text:span></text:p>
      <text:p text:style-name="P40"><text:soft-page-break/><text:span text:style-name="T1">В свою очередь, игрок 2 может гарантировать себе проигрыш, который назовём верхним значением цены игры. Обозначим его: </text:span></text:p>
      <text:p text:style-name="P41"><text:span text:style-name="T1"><draw:frame draw:style-name="fr4" draw:name="Об'єкт4" text:anchor-type="as-char" svg:width="2.776cm" svg:height="1.09cm" draw:z-index="2"><draw:object xlink:href="./Object 4" xlink:type="simple" xlink:show="embed" xlink:actuate="onLoad"/><draw:image xlink:href="./ObjectReplacements/Object 4" xlink:type="simple" xlink:show="embed" xlink:actuate="onLoad"/></draw:frame></text:span><text:span text:style-name="T1">.</text:span></text:p>
      <text:p text:style-name="P40"><text:span text:style-name="T1">Чистые стратегии <text:s/></text:span><text:span text:style-name="T2">i</text:span><text:span text:style-name="T25">*</text:span><text:span text:style-name="T1"> и </text:span><text:span text:style-name="T2">j</text:span><text:span text:style-name="T25">*</text:span><text:span text:style-name="T1">, соответствующие </text:span><text:span text:style-name="T1"><draw:frame draw:style-name="fr4" draw:name="Об'єкт5" text:anchor-type="as-char" svg:width="1.035cm" svg:height="0.78cm" draw:z-index="3"><draw:object xlink:href="./Object 5" xlink:type="simple" xlink:show="embed" xlink:actuate="onLoad"/><draw:image xlink:href="./ObjectReplacements/Object 5" xlink:type="simple" xlink:show="embed" xlink:actuate="onLoad"/></draw:frame></text:span><text:span text:style-name="T1"> называются максиминной и минимаксной стратегиями.</text:span></text:p>
      <text:p text:style-name="P40"><text:span text:style-name="T6">Лемма 1.</text:span><text:span text:style-name="T1"> </text:span><text:span text:style-name="T7">В матричной игре </text:span><text:span text:style-name="T7"><draw:frame draw:style-name="fr4" draw:name="Об'єкт6" text:anchor-type="as-char" svg:width="1.048cm" svg:height="1.09cm" draw:z-index="4"><draw:object xlink:href="./Object 6" xlink:type="simple" xlink:show="embed" xlink:actuate="onLoad"/><draw:image xlink:href="./ObjectReplacements/Object 6" xlink:type="simple" xlink:show="embed" xlink:actuate="onLoad"/></draw:frame></text:span><text:span text:style-name="T7">.</text:span><text:span text:style-name="T1"> [17</text:span><text:span text:style-name="T2">]</text:span></text:p>
      <text:p text:style-name="P43"/>
      <text:p text:style-name="P40"><text:span text:style-name="T6">Определение.</text:span><text:span text:style-name="T1"> </text:span><text:span text:style-name="T7">Ситуация (</text:span><text:span text:style-name="T3">i</text:span><text:span text:style-name="T26">*</text:span><text:span text:style-name="T7">, </text:span><text:span text:style-name="T3">j</text:span><text:span text:style-name="T26">*</text:span><text:span text:style-name="T7">) называется ситуацией равновесия, если для </text:span><text:span text:style-name="T3">i</text:span><text:span text:style-name="T17"></text:span><text:span text:style-name="T7">1,2,…,</text:span><text:span text:style-name="T3">m</text:span><text:span text:style-name="T7">, </text:span><text:span text:style-name="T3">j</text:span><text:span text:style-name="T17"></text:span><text:span text:style-name="T7">1,2,…,</text:span><text:span text:style-name="T3">n</text:span><text:span text:style-name="T7"> выполняется неравенство: </text:span></text:p>
      <text:p text:style-name="P41"><text:span text:style-name="T7"><draw:frame draw:style-name="fr4" draw:name="Об'єкт7" text:anchor-type="as-char" svg:width="2.468cm" svg:height="0.577cm" draw:z-index="5"><draw:object xlink:href="./Object 7" xlink:type="simple" xlink:show="embed" xlink:actuate="onLoad"/><draw:image xlink:href="./ObjectReplacements/Object 7" xlink:type="simple" xlink:show="embed" xlink:actuate="onLoad"/></draw:frame></text:span><text:span text:style-name="T7">.</text:span></text:p>
      <text:p text:style-name="P40"><text:span text:style-name="T1">Ситуация равновесия это такая ситуация, от которой ни одному из игроков не выгодно отклоняться. В этом случае стратегии </text:span><text:span text:style-name="T2">i</text:span><text:span text:style-name="T25">*</text:span><text:span text:style-name="T1">, </text:span><text:span text:style-name="T2">j</text:span><text:span text:style-name="T25">*</text:span><text:span text:style-name="T1"> называют оптимальными стратегиями игроков.</text:span></text:p>
      <text:p text:style-name="P40"><text:span text:style-name="T1">Чтобы такая ситуация существовала необходимо и достаточно равенство верхней и нижней цен игры, т. е. </text:span><text:span text:style-name="T1"><draw:frame draw:style-name="fr4" draw:name="Об'єкт8" text:anchor-type="as-char" svg:width="1.623cm" svg:height="1.09cm" draw:z-index="6"><draw:object xlink:href="./Object 8" xlink:type="simple" xlink:show="embed" xlink:actuate="onLoad"/><draw:image xlink:href="./ObjectReplacements/Object 8" xlink:type="simple" xlink:show="embed" xlink:actuate="onLoad"/></draw:frame></text:span><text:span text:style-name="T1">.</text:span><text:span text:style-name="T2">[</text:span><text:span text:style-name="T1">17</text:span><text:span text:style-name="T2">]</text:span><text:span text:style-name="T1"> </text:span></text:p>
      <text:p text:style-name="P40"><text:span text:style-name="T6">Определение. </text:span><text:span text:style-name="T7">Пусть(</text:span><text:span text:style-name="T3">i</text:span><text:span text:style-name="T26">*</text:span><text:span text:style-name="T7">, </text:span><text:span text:style-name="T3">j</text:span><text:span text:style-name="T26">*</text:span><text:span text:style-name="T7">) - <text:s/>ситуацией равновесия в матричной <text:s/>игре. Тогда число </text:span><text:span text:style-name="T7"><draw:frame draw:style-name="fr4" draw:name="Об'єкт9" text:anchor-type="as-char" svg:width="1.475cm" svg:height="0.577cm" draw:z-index="7"><draw:object xlink:href="./Object 9" xlink:type="simple" xlink:show="embed" xlink:actuate="onLoad"/><draw:image xlink:href="./ObjectReplacements/Object 9" xlink:type="simple" xlink:show="embed" xlink:actuate="onLoad"/></draw:frame></text:span><text:span text:style-name="T7"> называется значением или <text:s/>ценой игры.</text:span></text:p>
      <text:p text:style-name="P40"><text:span text:style-name="T1"><text:tab/>Например, в игре Г</text:span><text:span text:style-name="T19">А</text:span><text:span text:style-name="T1"> с матрицей А=</text:span><text:span text:style-name="T1"><draw:frame draw:style-name="fr4" draw:name="Об'єкт10" text:anchor-type="as-char" svg:width="2.131cm" svg:height="1.667cm" draw:z-index="8"><draw:object xlink:href="./Object 10" xlink:type="simple" xlink:show="embed" xlink:actuate="onLoad"/><draw:image xlink:href="./ObjectReplacements/Object 10" xlink:type="simple" xlink:show="embed" xlink:actuate="onLoad"/></draw:frame></text:span><text:span text:style-name="T1"> существует не одна ситуация равновесия. В данной игре их две: (1, 1) и (1, 3). </text:span></text:p>
      <text:p text:style-name="P40"><text:span text:style-name="T1">Множество всех ситуаций равновесия в матричной игре обозначим через </text:span><text:span text:style-name="T2">Z</text:span><text:span text:style-name="T1">(Г).</text:span></text:p>
      <text:p text:style-name="P43"/>
      <text:p text:style-name="P40"><text:span text:style-name="T6">Лемма о масштабе 1.</text:span><text:span text:style-name="T1"> </text:span><text:span text:style-name="T7">Пусть Г и Г</text:span><text:span text:style-name="T26">/</text:span><text:span text:style-name="T7"> - две матричные игры с матрицей выигрышей А={</text:span><text:span text:style-name="T3">a</text:span><text:span text:style-name="T21">ij</text:span><text:span text:style-name="T7">} и </text:span><text:span text:style-name="T3">A</text:span><text:span text:style-name="T26">/</text:span><text:span text:style-name="T7">={</text:span><text:span text:style-name="T3">a</text:span><text:span text:style-name="T26">/</text:span><text:span text:style-name="T21">ij</text:span><text:span text:style-name="T7">}, причём А</text:span><text:span text:style-name="T26">/</text:span><text:span text:style-name="T7">=</text:span><text:span text:style-name="T18"></text:span><text:span text:style-name="T7">А+ </text:span><text:span text:style-name="T18"></text:span><text:span text:style-name="T7">, </text:span><text:span text:style-name="T18"></text:span><text:span text:style-name="T7">=</text:span><text:span text:style-name="T3">const</text:span><text:span text:style-name="T7">, </text:span><text:span text:style-name="T18"></text:span><text:span text:style-name="T7">=</text:span><text:span text:style-name="T3">const</text:span><text:span text:style-name="T7">.</text:span></text:p>
      <text:p text:style-name="P4"><text:span text:style-name="T7">Тогда </text:span><text:span text:style-name="T3">Z</text:span><text:span text:style-name="T7">(Г)=</text:span><text:span text:style-name="T3">Z</text:span><text:span text:style-name="T7">(Г</text:span><text:span text:style-name="T26">/</text:span><text:span text:style-name="T7">) и </text:span><text:span text:style-name="T18"></text:span><text:span text:style-name="T26">/</text:span><text:span text:style-name="T7">= </text:span><text:span text:style-name="T18"></text:span><text:span text:style-name="T7">+</text:span><text:span text:style-name="T18"></text:span><text:span text:style-name="T7"> (где </text:span><text:span text:style-name="T18"></text:span><text:span text:style-name="T26">/</text:span><text:span text:style-name="T7"> - значение цены игры Г</text:span><text:span text:style-name="T26">/</text:span><text:span text:style-name="T7">, </text:span><text:span text:style-name="T18"></text:span><text:span text:style-name="T7"> - значение цены игры Г).</text:span><text:span text:style-name="T1"> [17</text:span><text:span text:style-name="T2">]</text:span></text:p>
      <text:p text:style-name="P14"><text:soft-page-break/><text:tab/>Эта лемма имеет большое практическое значение, так как большинство алгоритмов для решения матричных игр основано на предположении, что матрица игры положительна. В случае, когда матрица имеет неположительные элементы, следует прибавить ко всем элементам матрицы число наибольшее по абсолютной величине, из всех отрицательных элементов.</text:p>
      <text:p text:style-name="P40"><text:span text:style-name="T1">Существуют игры, в которых ситуации равновесия в чистых стратегиях не существует. Тогда игрокам бывает не выгодно придерживаться своих минимаксных и максиминных <text:s/>стратегий, так как они могут получить больший выигрыш, отклонившись от них. В этом случае игрокам разумно действовать случайно, т. е. выбирать стратегии произвольно и не сообщать о выборе сопернику. Такие стратегии игроков будем называть смешанными.</text:span></text:p>
      <text:p text:style-name="P43"/>
      <text:p text:style-name="P40"><text:span text:style-name="T6">Определение.</text:span><text:span text:style-name="T7"> Смешанной стратегией игрока называется полный набор вероятностей применения его чистых стратегий.</text:span></text:p>
      <text:p text:style-name="P43"/>
      <text:p text:style-name="P40"><text:span text:style-name="T1">Так если игрок 1 имеет </text:span><text:span text:style-name="T2">m</text:span><text:span text:style-name="T1"> чистых стратегий, то его смешанная стратегия </text:span><text:span text:style-name="T2">x</text:span><text:span text:style-name="T1"> – это набор чисел </text:span><text:span text:style-name="T3">x</text:span><text:span text:style-name="T7">=(</text:span><text:span text:style-name="T3">x</text:span><text:span text:style-name="T22">1</text:span><text:span text:style-name="T7">,</text:span><text:span text:style-name="T3">x</text:span><text:span text:style-name="T22">2</text:span><text:span text:style-name="T7">,…,</text:span><text:span text:style-name="T3">x</text:span><text:span text:style-name="T21">m</text:span><text:span text:style-name="T7">),</text:span><text:span text:style-name="T1"> которые удовлетворяют соотношениям </text:span><text:span text:style-name="T1"><draw:frame draw:style-name="fr4" draw:name="Об'єкт11" text:anchor-type="as-char" svg:width="1.155cm" svg:height="0.563cm" draw:z-index="9"><draw:object xlink:href="./Object 11" xlink:type="simple" xlink:show="embed" xlink:actuate="onLoad"/><draw:image xlink:href="./ObjectReplacements/Object 11" xlink:type="simple" xlink:show="embed" xlink:actuate="onLoad"/></draw:frame></text:span><text:span text:style-name="T1">, </text:span><text:span text:style-name="T2"><draw:frame draw:style-name="fr4" draw:name="Об'єкт12" text:anchor-type="as-char" svg:width="1.145cm" svg:height="0.617cm" draw:z-index="10"><draw:object xlink:href="./Object 12" xlink:type="simple" xlink:show="embed" xlink:actuate="onLoad"/><draw:image xlink:href="./ObjectReplacements/Object 12" xlink:type="simple" xlink:show="embed" xlink:actuate="onLoad"/></draw:frame></text:span><text:span text:style-name="T1">=1. Аналогичным образом определяется смешанная стратегия <text:s/></text:span><text:span text:style-name="T3">y</text:span><text:span text:style-name="T1"> игрока 2.</text:span></text:p>
      <text:p text:style-name="P43"/>
      <text:p text:style-name="P40"><text:span text:style-name="T6">Определение.</text:span><text:span text:style-name="T1"> </text:span><text:span text:style-name="T7">Оптимальными стратегиями игроков называются стратегии, которые при многократном повторении обеспечивают игрокам <text:s/>максимально возможный средний выигрыш (или минимально возможный средний проигрыш).</text:span></text:p>
      <text:p text:style-name="P43"/>
      <text:p text:style-name="P40"><text:span text:style-name="T1">Таким образом, процесс игры при использовании игроками своих смешанных стратегий превращается в случайное испытание, которое назовём ситуацией в смешанных стратегиях. Она обозначается так </text:span><text:span text:style-name="T7">(</text:span><text:span text:style-name="T3">x</text:span><text:span text:style-name="T7">, </text:span><text:span text:style-name="T3">y</text:span><text:span text:style-name="T7">), </text:span><text:span text:style-name="T1">где</text:span><text:span text:style-name="T7"> </text:span><text:span text:style-name="T3">x</text:span><text:span text:style-name="T1"> и </text:span><text:span text:style-name="T3">y</text:span><text:span text:style-name="T1"> – смешанные стратегии игроков 1 и 2 соответственно.</text:span></text:p>
      <text:p text:style-name="P40"><text:soft-page-break/><text:span text:style-name="T1">Для ситуации в смешанных стратегиях каждый игрок определяет для себя средний выигрыш, который выражается в виде математического ожидания его выигрышей:</text:span><text:span text:style-name="T1"><draw:frame draw:style-name="fr4" draw:name="Об'єкт13" text:anchor-type="as-char" svg:width="4.424cm" svg:height="1.201cm" draw:z-index="11"><draw:object xlink:href="./Object 13" xlink:type="simple" xlink:show="embed" xlink:actuate="onLoad"/><draw:image xlink:href="./ObjectReplacements/Object 13" xlink:type="simple" xlink:show="embed" xlink:actuate="onLoad"/></draw:frame></text:span><text:span text:style-name="T1">.</text:span></text:p>
      <text:p text:style-name="P40"><text:span text:style-name="T1">От матричной игры пришли к новой игре </text:span><text:span text:style-name="T1"><draw:frame draw:style-name="fr4" draw:name="Об'єкт14" text:anchor-type="as-char" svg:width="0.58cm" svg:height="0.669cm" draw:z-index="12"><draw:object xlink:href="./Object 14" xlink:type="simple" xlink:show="embed" xlink:actuate="onLoad"/><draw:image xlink:href="./ObjectReplacements/Object 14" xlink:type="simple" xlink:show="embed" xlink:actuate="onLoad"/></draw:frame></text:span><text:span text:style-name="T1">={</text:span><text:span text:style-name="T2">X</text:span><text:span text:style-name="T1">, </text:span><text:span text:style-name="T2">Y</text:span><text:span text:style-name="T1">, </text:span><text:span text:style-name="T2">K</text:span><text:span text:style-name="T1">}, где </text:span><text:span text:style-name="T2">X</text:span><text:span text:style-name="T1">, </text:span><text:span text:style-name="T2">Y</text:span><text:span text:style-name="T1"> – множества смешанных стратегий игроков, а </text:span><text:span text:style-name="T2">K</text:span><text:span text:style-name="T1"> – функция выигрышей в смешанных стратегиях. Такую игру называют смешанным расширением матричной игры.</text:span></text:p>
      <text:p text:style-name="P40"><text:span text:style-name="T1"><text:s/>Цели игроков остаются прежними: игрок 1 желает получить максимальный выигрыш, а игрок 2 стремится свести свой проигрыш к минимуму. Поэтому для смешанного расширения игры, аналогичным образом определяются верхнее и нижнее значение цены игры, только теперь игроки выбирают свои смешанные стратегии. Обозначим их:</text:span></text:p>
      <text:p text:style-name="P44"><draw:frame draw:style-name="fr4" draw:name="Об'єкт15" text:anchor-type="as-char" svg:width="4.149cm" svg:height="2.085cm" draw:z-index="13"><draw:object xlink:href="./Object 15" xlink:type="simple" xlink:show="embed" xlink:actuate="onLoad"/><draw:image xlink:href="./ObjectReplacements/Object 15" xlink:type="simple" xlink:show="embed" xlink:actuate="onLoad"/></draw:frame></text:p>
      <text:p text:style-name="P40"><text:span text:style-name="T1"><text:s/>В этом случае остаётся справедливой лемма 1, т. е.</text:span><text:span text:style-name="T7"> </text:span><text:span text:style-name="T7"><draw:frame draw:style-name="fr4" draw:name="Об'єкт16" text:anchor-type="as-char" svg:width="1.048cm" svg:height="1.09cm" draw:z-index="14"><draw:object xlink:href="./Object 16" xlink:type="simple" xlink:show="embed" xlink:actuate="onLoad"/><draw:image xlink:href="./ObjectReplacements/Object 16" xlink:type="simple" xlink:show="embed" xlink:actuate="onLoad"/></draw:frame></text:span><text:span text:style-name="T7">.</text:span></text:p>
      <text:p text:style-name="P40"><text:span text:style-name="T6">Определение. </text:span><text:span text:style-name="T7">Ситуация (</text:span><text:span text:style-name="T3">x</text:span><text:span text:style-name="T26">*</text:span><text:span text:style-name="T7">, </text:span><text:span text:style-name="T3">y</text:span><text:span text:style-name="T26">*</text:span><text:span text:style-name="T7">) в игре образует ситуацию равновесия, если для всех </text:span><text:span text:style-name="T3">x</text:span><text:span text:style-name="T7"> </text:span><text:span text:style-name="T17"></text:span><text:span text:style-name="T3">X</text:span><text:span text:style-name="T7">, </text:span><text:span text:style-name="T3">y</text:span><text:span text:style-name="T17"></text:span><text:span text:style-name="T3">Y</text:span><text:span text:style-name="T7"> выполняется равенство:</text:span></text:p>
      <text:p text:style-name="P41"><text:span text:style-name="T3">K</text:span><text:span text:style-name="T7">(</text:span><text:span text:style-name="T3">x</text:span><text:span text:style-name="T7">, </text:span><text:span text:style-name="T3">y</text:span><text:span text:style-name="T26">*</text:span><text:span text:style-name="T7">)≤</text:span><text:span text:style-name="T3">K</text:span><text:span text:style-name="T7">(</text:span><text:span text:style-name="T3">x</text:span><text:span text:style-name="T26">*</text:span><text:span text:style-name="T7">,</text:span><text:span text:style-name="T3">y</text:span><text:span text:style-name="T26">*</text:span><text:span text:style-name="T7">)≤</text:span><text:span text:style-name="T3">K</text:span><text:span text:style-name="T7">(</text:span><text:span text:style-name="T3">x</text:span><text:span text:style-name="T26">*</text:span><text:span text:style-name="T7">,</text:span><text:span text:style-name="T3">y</text:span><text:span text:style-name="T7">).</text:span></text:p>
      <text:p text:style-name="P40"><text:span text:style-name="T1">Чтобы ситуация равновесия в смешанном расширении игры существовала необходимо и достаточно равенство верхней и нижней цен игры, т. е. </text:span><text:span text:style-name="T1"><draw:frame draw:style-name="fr4" draw:name="Об'єкт17" text:anchor-type="as-char" svg:width="1.623cm" svg:height="1.09cm" draw:z-index="15"><draw:object xlink:href="./Object 17" xlink:type="simple" xlink:show="embed" xlink:actuate="onLoad"/><draw:image xlink:href="./ObjectReplacements/Object 17" xlink:type="simple" xlink:show="embed" xlink:actuate="onLoad"/></draw:frame></text:span><text:span text:style-name="T1">, где </text:span><text:span text:style-name="T15"></text:span><text:span text:style-name="T1"> - цена <text:s/>игры. </text:span></text:p>
      <text:p text:style-name="P43">Для случая смешанного расширения игры также справедлива лемма о масштабе.</text:p>
      <text:p text:style-name="P43"/>
      <text:p text:style-name="P45">Лемма о масштабе 2. </text:p>
      <text:p text:style-name="P40"><text:soft-page-break/><text:span text:style-name="T7">Пусть Г</text:span><text:span text:style-name="T22">А</text:span><text:span text:style-name="T7"> и Г</text:span><text:span text:style-name="T22">А</text:span><text:span text:style-name="T26">/</text:span><text:span text:style-name="T7"> - две матричные игры А</text:span><text:span text:style-name="T26">/</text:span><text:span text:style-name="T7">=</text:span><text:span text:style-name="T18"></text:span><text:span text:style-name="T7">А+ В, , </text:span><text:span text:style-name="T18"></text:span><text:span text:style-name="T7">=</text:span><text:span text:style-name="T3">const</text:span><text:span text:style-name="T7">, В – матрица с одинаковыми элементами </text:span><text:span text:style-name="T18"></text:span><text:span text:style-name="T7">, т. е. </text:span><text:span text:style-name="T18"></text:span><text:span text:style-name="T7"> </text:span><text:span text:style-name="T21">ij</text:span><text:span text:style-name="T7">=</text:span><text:span text:style-name="T18"></text:span><text:span text:style-name="T7"> для всех </text:span><text:span text:style-name="T3">i</text:span><text:span text:style-name="T7">, </text:span><text:span text:style-name="T3">j</text:span><text:span text:style-name="T7">. </text:span></text:p>
      <text:p text:style-name="P4"><text:span text:style-name="T7">Тогда </text:span><text:span text:style-name="T3">Z</text:span><text:span text:style-name="T7">(</text:span><text:span text:style-name="T7"><draw:frame draw:style-name="fr4" draw:name="Об'єкт18" text:anchor-type="as-char" svg:width="0.781cm" svg:height="0.762cm" draw:z-index="16"><draw:object xlink:href="./Object 18" xlink:type="simple" xlink:show="embed" xlink:actuate="onLoad"/><draw:image xlink:href="./ObjectReplacements/Object 18" xlink:type="simple" xlink:show="embed" xlink:actuate="onLoad"/></draw:frame></text:span><text:span text:style-name="T7">)=</text:span><text:span text:style-name="T3">Z</text:span><text:span text:style-name="T7">(Г</text:span><text:span text:style-name="T22">А</text:span><text:span text:style-name="T26">/</text:span><text:span text:style-name="T7">) и </text:span><text:span text:style-name="T18"></text:span><text:span text:style-name="T22">А</text:span><text:span text:style-name="T26">/</text:span><text:span text:style-name="T7">= </text:span><text:span text:style-name="T18"></text:span><text:span text:style-name="T22">А</text:span><text:span text:style-name="T7">+</text:span><text:span text:style-name="T18"></text:span><text:span text:style-name="T7"> (где </text:span><text:span text:style-name="T18"></text:span><text:span text:style-name="T22">А</text:span><text:span text:style-name="T26">/</text:span><text:span text:style-name="T7"> - значение цены игры Г</text:span><text:span text:style-name="T22">А</text:span><text:span text:style-name="T26">/</text:span><text:span text:style-name="T7">, </text:span><text:span text:style-name="T18"></text:span><text:span text:style-name="T22">А</text:span><text:span text:style-name="T7"> - значение цены игры Г</text:span><text:span text:style-name="T22">А</text:span><text:span text:style-name="T7">).</text:span><text:span text:style-name="T1"> [17</text:span><text:span text:style-name="T2">]</text:span></text:p>
      <text:p text:style-name="P4"><text:span text:style-name="T6"><text:tab/>Теорема. </text:span><text:span text:style-name="T7">В смешанном расширении матричной игры всегда существует ситуация равновесия.</text:span><text:span text:style-name="T1"> [17</text:span><text:span text:style-name="T2">]</text:span></text:p>
      <text:p text:style-name="P48"><text:span text:style-name="T6">§</text:span><text:span text:style-name="T6">2. Итеративный метод Брауна-Робинсона (метод фиктивного разыгрывания)</text:span></text:p>
      <text:p text:style-name="P40"><text:span text:style-name="T1">Часто в практических задачах нет необходимости находить точное решение матричной игры. Достаточно найти приближённое решение, которое даёт средний выигрыш, близкий к цене игры и приближённые оптимальные стратегии игроков.</text:span></text:p>
      <text:p text:style-name="P40"><text:span text:style-name="T1">Ориентировочное значение цены игры <text:s/>может дать уже простой анализ матрицы выигрышей и определение нижней и верхней цен игры. Если они близки, то поисками точного решения заниматься не обязательно, так как достаточно выбрать чистые минимаксные стратегии. Если же они не близки, можно получить приемлемое для практики решение с помощью численных методов решения игр, из которых рассмотрим метод итераций.</text:span></text:p>
      <text:p text:style-name="P40"><text:span text:style-name="T1">Пусть разыгрывается матричная игра Г</text:span><text:span text:style-name="T19">А</text:span><text:span text:style-name="T1"> с матрицей А={</text:span><text:span text:style-name="T2">a</text:span><text:span text:style-name="T20">ij</text:span><text:span text:style-name="T1">} <text:s/>размера (</text:span><text:span text:style-name="T2">m</text:span><text:span text:style-name="T16"></text:span><text:span text:style-name="T2">n</text:span><text:span text:style-name="T1">). Идея метода – многократное фиктивное разыгрывание игры с заданной матрицей. Одно разыгрывание игры будем называть партией, число которых неограниченно.</text:span></text:p>
      <text:p text:style-name="P40"><text:span text:style-name="T1">В 1-ой партии оба игрока выбирают совершенно произвольные чистые стратегии. Пусть игрок 1 выбрал </text:span><text:span text:style-name="T2">i</text:span><text:span text:style-name="T1">-ю стратегию, а игрок 2 – </text:span><text:span text:style-name="T2">j</text:span><text:span text:style-name="T1">-ю стратегию. Во второй партии игрок 1 отвечает на ход игрока 2 той своей стратегией, которая даёт ему максимальный <text:s/>выигрыш. В свою очередь, игрок 2, отвечает на этот ход игрока 1 своей стратегией, которая обращает его проигрыш в минимум. Далее третья партия.</text:span></text:p>
      <text:p text:style-name="P40"><text:span text:style-name="T1">С ростом числа шагов процесса смешанные стратегии, которые приписываются игрокам, приближаются к их оптимальным стратегиям. Этот процесс приближённого нахождения оптимальных стратегий игроков называется </text:span><text:span text:style-name="T7">итеративным</text:span><text:span text:style-name="T1"> , а его шаги – итерациями.</text:span></text:p>
      <text:p text:style-name="P40"><text:span text:style-name="T1">Итак, предположим, что за первые </text:span><text:span text:style-name="T2">k</text:span><text:span text:style-name="T1"> разыгрываний игрок 1 использовал </text:span><text:span text:style-name="T2">i</text:span><text:span text:style-name="T1">-ю чистую стратегию </text:span><text:span text:style-name="T1"><draw:frame draw:style-name="fr4" draw:name="Об'єкт19" text:anchor-type="as-char" svg:width="0.485cm" svg:height="0.467cm" draw:z-index="17"><draw:object xlink:href="./Object 19" xlink:type="simple" xlink:show="embed" xlink:actuate="onLoad"/><draw:image xlink:href="./ObjectReplacements/Object 19" xlink:type="simple" xlink:show="embed" xlink:actuate="onLoad"/></draw:frame></text:span><text:span text:style-name="T20">i</text:span><text:span text:style-name="T27">k</text:span><text:span text:style-name="T25"> <text:s/></text:span><text:span text:style-name="T1">раз (</text:span><text:span text:style-name="T2">i</text:span><text:span text:style-name="T1">=1,…,</text:span><text:span text:style-name="T2">m</text:span><text:span text:style-name="T1">), а игрок 2 </text:span><text:span text:style-name="T2">j</text:span><text:span text:style-name="T1">-ю чистую </text:span><text:soft-page-break/><text:span text:style-name="T1">стратегию </text:span><text:span text:style-name="T1"><draw:frame draw:style-name="fr4" draw:name="Об'єкт20" text:anchor-type="as-char" svg:width="0.631cm" svg:height="0.626cm" draw:z-index="18"><draw:object xlink:href="./Object 20" xlink:type="simple" xlink:show="embed" xlink:actuate="onLoad"/><draw:image xlink:href="./ObjectReplacements/Object 20" xlink:type="simple" xlink:show="embed" xlink:actuate="onLoad"/></draw:frame></text:span><text:span text:style-name="T1"> раз (</text:span><text:span text:style-name="T2">j</text:span><text:span text:style-name="T1">=1,…,</text:span><text:span text:style-name="T2">n</text:span><text:span text:style-name="T1">). Тогда их смешанными стратегиями будут векторы </text:span><text:span text:style-name="T1"><draw:frame draw:style-name="fr2" draw:name="Графічний об'єкт1" text:anchor-type="as-char" svg:width="7.408cm" svg:height="0.67cm" draw:z-index="19"><draw:image xlink:href="Pictures/200000400002B68800003ED7EE44BFD1.wmf" xlink:type="simple" xlink:show="embed" xlink:actuate="onLoad"/></draw:frame></text:span><text:span text:style-name="T1">.</text:span></text:p>
      <text:p text:style-name="P40"><text:span text:style-name="T1"><text:s/>Игрок 1 следит за действиями игрока 2 и с каждым своим ходом желает получить как можно больший выигрыш. Поэтому в ответ на применение игроком 2 своей смешанной стратегии </text:span><text:span text:style-name="T3">y</text:span><text:span text:style-name="T27">k</text:span><text:span text:style-name="T1">, он будет использовать чистую стратегию </text:span><text:span text:style-name="T2">i</text:span><text:span text:style-name="T20">k</text:span><text:span text:style-name="T19">+1</text:span><text:span text:style-name="T1"> , которая обеспечит ему лучший результат при разыгрывании (</text:span><text:span text:style-name="T2">k</text:span><text:span text:style-name="T1">+1)-ой партии. Игрок 2 поступает аналогично. В худшем случае каждый из них может получить: </text:span></text:p>
      <text:p text:style-name="P4"><text:span text:style-name="T1"><text:s text:c="43"/></text:span><text:span text:style-name="T1"><draw:frame draw:style-name="fr4" draw:name="Об'єкт21" text:anchor-type="as-char" svg:width="5.346cm" svg:height="2.425cm" draw:z-index="20"><draw:object xlink:href="./Object 21" xlink:type="simple" xlink:show="embed" xlink:actuate="onLoad"/><draw:image xlink:href="./ObjectReplacements/Object 21" xlink:type="simple" xlink:show="embed" xlink:actuate="onLoad"/></draw:frame></text:span></text:p>
      <text:p text:style-name="P4"><text:span text:style-name="T1">где </text:span><text:span text:style-name="T1"><draw:frame draw:style-name="fr4" draw:name="Об'єкт22" text:anchor-type="as-char" svg:width="0.637cm" svg:height="0.78cm" draw:z-index="21"><draw:object xlink:href="./Object 22" xlink:type="simple" xlink:show="embed" xlink:actuate="onLoad"/><draw:image xlink:href="./ObjectReplacements/Object 22" xlink:type="simple" xlink:show="embed" xlink:actuate="onLoad"/></draw:frame></text:span><text:span text:style-name="T1"> - наибольшее <text:s/>значение проигрыша игрока 2 и </text:span><text:span text:style-name="T1"><draw:frame draw:style-name="fr4" draw:name="Об'єкт23" text:anchor-type="as-char" svg:width="0.637cm" svg:height="0.843cm" draw:z-index="22"><draw:object xlink:href="./Object 23" xlink:type="simple" xlink:show="embed" xlink:actuate="onLoad"/><draw:image xlink:href="./ObjectReplacements/Object 23" xlink:type="simple" xlink:show="embed" xlink:actuate="onLoad"/></draw:frame></text:span><text:span text:style-name="T1"> - наименьшее значение выигрыша игрока 1.</text:span></text:p>
      <text:p text:style-name="P40"><text:span text:style-name="T1">Рассмотрим отношения, которые определяют средние значения проигрыша игрока 2 и выигрыша игрока 1:</text:span></text:p>
      <text:p text:style-name="P14"/>
      <text:p text:style-name="P12"><draw:frame draw:style-name="fr2" draw:name="Графічний об'єкт2" text:anchor-type="as-char" svg:width="6.703cm" svg:height="2.54cm" draw:z-index="23"><draw:image xlink:href="Pictures/20000070000274630000EE20BA43A5CA.wmf" xlink:type="simple" xlink:show="embed" xlink:actuate="onLoad"/></draw:frame></text:p>
      <text:p text:style-name="P14"/>
      <text:p text:style-name="P40"><text:span text:style-name="T1">Пусть ν - цена <text:s/>матричной игры Г</text:span><text:span text:style-name="T19">А</text:span><text:span text:style-name="T1">. <text:s/>Её <text:s/>значение будет больше выигрыша игрока 1, но меньше проигрыша игрока 2, т. е.</text:span></text:p>
      <text:p text:style-name="P8"><text:span text:style-name="T1"><text:tab/></text:span><text:span text:style-name="T1"><draw:frame draw:style-name="fr2" draw:name="Графічний об'єкт3" text:anchor-type="as-char" svg:width="4.586cm" svg:height="0.847cm" draw:z-index="24"><draw:image xlink:href="Pictures/200000310001ADF300004F6070689439.wmf" xlink:type="simple" xlink:show="embed" xlink:actuate="onLoad"/></draw:frame></text:span><text:span text:style-name="T1">.<text:tab/>(1)</text:span></text:p>
      <text:p text:style-name="P43">Таким образом, получен итеративный процесс, позволяющий находить приближённое <text:s/>решение матричной игры, при этом степень близости приближения к истинному значению игры определяется длиной интервала</text:p>
      <text:p text:style-name="P41"><text:span text:style-name="T1"><draw:frame draw:style-name="fr2" draw:name="Графічний об'єкт4" text:anchor-type="as-char" svg:width="3.775cm" svg:height="0.847cm" draw:z-index="25"><draw:image xlink:href="Pictures/20000031000161E100004F6056A6E3DC.wmf" xlink:type="simple" xlink:show="embed" xlink:actuate="onLoad"/></draw:frame></text:span><text:span text:style-name="T1">.</text:span></text:p>
      <text:p text:style-name="P44"/>
      <text:p text:style-name="P40"><text:soft-page-break/><text:span text:style-name="T1">Сходимость алгоритма гарантируется следующей теоремой.</text:span></text:p>
      <text:p text:style-name="P40"><text:span text:style-name="T6">Теорема.</text:span><text:span text:style-name="T1"> <text:s/></text:span><text:span text:style-name="T7"><text:s text:c="2"/></text:span><text:span text:style-name="T7"><draw:frame draw:style-name="fr4" draw:name="Об'єкт24" text:anchor-type="as-char" svg:width="6.443cm" svg:height="1.09cm" draw:z-index="26"><draw:object xlink:href="./Object 24" xlink:type="simple" xlink:show="embed" xlink:actuate="onLoad"/><draw:image xlink:href="./ObjectReplacements/Object 24" xlink:type="simple" xlink:show="embed" xlink:actuate="onLoad"/></draw:frame></text:span><text:span text:style-name="T7">. </text:span></text:p>
      <text:p text:style-name="P40"><text:span text:style-name="T1">Схема доказательства.</text:span></text:p>
      <text:p text:style-name="P40"><text:span text:style-name="T7">Лемма. Для всякой матрицы А и </text:span><text:span text:style-name="T18"></text:span><text:span text:style-name="T7">0 существует такое </text:span><text:span text:style-name="T3">k</text:span><text:span text:style-name="T22">0</text:span><text:span text:style-name="T7">, что</text:span></text:p>
      <text:p text:style-name="P41"><text:span text:style-name="T7"><draw:frame draw:style-name="fr4" draw:name="Об'єкт25" text:anchor-type="as-char" svg:width="4.471cm" svg:height="0.928cm" draw:z-index="27"><draw:object xlink:href="./Object 25" xlink:type="simple" xlink:show="embed" xlink:actuate="onLoad"/><draw:image xlink:href="./ObjectReplacements/Object 25" xlink:type="simple" xlink:show="embed" xlink:actuate="onLoad"/></draw:frame></text:span><text:span text:style-name="T7">.</text:span></text:p>
      <text:p text:style-name="P40"><text:span text:style-name="T1">При предельном переходе в неравенстве (1) при </text:span><text:span text:style-name="T2">k</text:span><text:span text:style-name="T16"></text:span><text:span text:style-name="T1"> имеем:</text:span></text:p>
      <text:p text:style-name="P42"><text:span text:style-name="T7"><text:tab/></text:span><text:span text:style-name="T7"><draw:frame draw:style-name="fr4" draw:name="Об'єкт26" text:anchor-type="as-char" svg:width="6.443cm" svg:height="0.843cm" draw:z-index="28"><draw:object xlink:href="./Object 26" xlink:type="simple" xlink:show="embed" xlink:actuate="onLoad"/><draw:image xlink:href="./ObjectReplacements/Object 26" xlink:type="simple" xlink:show="embed" xlink:actuate="onLoad"/></draw:frame></text:span><text:span text:style-name="T1">.<text:tab/>(2)</text:span></text:p>
      <text:p text:style-name="P14">Отсюда получаем оценку разности пределов:</text:p>
      <text:p text:style-name="P41"><text:span text:style-name="T7"><draw:frame draw:style-name="fr4" draw:name="Об'єкт27" text:anchor-type="as-char" svg:width="6.445cm" svg:height="1.09cm" draw:z-index="29"><draw:object xlink:href="./Object 27" xlink:type="simple" xlink:show="embed" xlink:actuate="onLoad"/><draw:image xlink:href="./ObjectReplacements/Object 27" xlink:type="simple" xlink:show="embed" xlink:actuate="onLoad"/></draw:frame></text:span><text:span text:style-name="T7">.</text:span></text:p>
      <text:p text:style-name="P4"><text:span text:style-name="T1">Из </text:span><text:span text:style-name="T7">леммы</text:span><text:span text:style-name="T1"> следует, что </text:span></text:p>
      <text:p text:style-name="P2"><text:span text:style-name="T7"><draw:frame draw:style-name="fr4" draw:name="Об'єкт28" text:anchor-type="as-char" svg:width="5.369cm" svg:height="0.843cm" draw:z-index="30"><draw:object xlink:href="./Object 28" xlink:type="simple" xlink:show="embed" xlink:actuate="onLoad"/><draw:image xlink:href="./ObjectReplacements/Object 28" xlink:type="simple" xlink:show="embed" xlink:actuate="onLoad"/></draw:frame></text:span><text:span text:style-name="T1">.</text:span></text:p>
      <text:p text:style-name="P4"><text:span text:style-name="T1">На основании неравенства (1) имеем: </text:span><text:span text:style-name="T7"><draw:frame draw:style-name="fr4" draw:name="Об'єкт29" text:anchor-type="as-char" svg:width="4.166cm" svg:height="1.707cm" draw:z-index="31"><draw:object xlink:href="./Object 29" xlink:type="simple" xlink:show="embed" xlink:actuate="onLoad"/><draw:image xlink:href="./ObjectReplacements/Object 29" xlink:type="simple" xlink:show="embed" xlink:actuate="onLoad"/></draw:frame></text:span><text:span text:style-name="T1">. </text:span></text:p>
      <text:p text:style-name="P4"><text:span text:style-name="T1">Следовательно, в силу ограниченности пределов</text:span></text:p>
      <text:p text:style-name="P2"><text:span text:style-name="T7"><draw:frame draw:style-name="fr4" draw:name="Об'єкт30" text:anchor-type="as-char" svg:width="6.426cm" svg:height="0.873cm" draw:z-index="32"><draw:object xlink:href="./Object 30" xlink:type="simple" xlink:show="embed" xlink:actuate="onLoad"/><draw:image xlink:href="./ObjectReplacements/Object 30" xlink:type="simple" xlink:show="embed" xlink:actuate="onLoad"/></draw:frame></text:span><text:span text:style-name="T7">.</text:span></text:p>
      <text:p text:style-name="P4"><text:span text:style-name="T1"><text:s/>Получаем оценку для разности пределов:</text:span></text:p>
      <text:p text:style-name="P2"><text:span text:style-name="T7"><draw:frame draw:style-name="fr4" draw:name="Об'єкт31" text:anchor-type="as-char" svg:width="7.004cm" svg:height="0.873cm" draw:z-index="33"><draw:object xlink:href="./Object 31" xlink:type="simple" xlink:show="embed" xlink:actuate="onLoad"/><draw:image xlink:href="./ObjectReplacements/Object 31" xlink:type="simple" xlink:show="embed" xlink:actuate="onLoad"/></draw:frame></text:span><text:span text:style-name="T7"> </text:span><text:span text:style-name="T1">для </text:span><text:span text:style-name="T15"></text:span><text:span text:style-name="T1">0.</text:span></text:p>
      <text:p text:style-name="P40"><text:span text:style-name="T1">Можем заключить, что <text:tab/></text:span><text:span text:style-name="T7"><draw:frame draw:style-name="fr4" draw:name="Об'єкт32" text:anchor-type="as-char" svg:width="5.868cm" svg:height="0.873cm" draw:z-index="34"><draw:object xlink:href="./Object 32" xlink:type="simple" xlink:show="embed" xlink:actuate="onLoad"/><draw:image xlink:href="./ObjectReplacements/Object 32" xlink:type="simple" xlink:show="embed" xlink:actuate="onLoad"/></draw:frame></text:span><text:span text:style-name="T1">. Осталось показать равенство пределов </text:span><text:span text:style-name="T18"></text:span><text:span text:style-name="T1">. Это <text:s/>следует из неравенства (2).</text:span></text:p>
      <text:p text:style-name="P40"><text:span text:style-name="T1">Итак, </text:span><text:span text:style-name="T7"><draw:frame draw:style-name="fr4" draw:name="Об'єкт33" text:anchor-type="as-char" svg:width="6.443cm" svg:height="0.873cm" draw:z-index="35"><draw:object xlink:href="./Object 33" xlink:type="simple" xlink:show="embed" xlink:actuate="onLoad"/><draw:image xlink:href="./ObjectReplacements/Object 33" xlink:type="simple" xlink:show="embed" xlink:actuate="onLoad"/></draw:frame></text:span><text:span text:style-name="T7">.</text:span></text:p>
      <text:p text:style-name="P4"><text:span text:style-name="T4"><text:tab/></text:span><text:span text:style-name="T6">Пример.</text:span><text:span text:style-name="T1"> </text:span><text:span text:style-name="T7">Найти приближённое решение игры с матрицей</text:span></text:p>
      <text:p text:style-name="P2"><text:span text:style-name="T7">А=</text:span><text:span text:style-name="T7"><draw:frame draw:style-name="fr4" draw:name="Об'єкт34" text:anchor-type="as-char" svg:width="2.103cm" svg:height="1.663cm" draw:z-index="36"><draw:object xlink:href="./Object 34" xlink:type="simple" xlink:show="embed" xlink:actuate="onLoad"/><draw:image xlink:href="./ObjectReplacements/Object 34" xlink:type="simple" xlink:show="embed" xlink:actuate="onLoad"/></draw:frame></text:span><text:span text:style-name="T7">.</text:span></text:p>
      <text:p text:style-name="P40"><text:soft-page-break/><text:span text:style-name="T1">Пусть игру начнёт игрок 2. Он произвольно выбирает одну из своих чистых стратегий. Предположим, что он выбрал свою 1-ю стратегию, а игрок 1 отвечает своей 2-й стратегией. Занесём данные в таблицу.</text:span></text:p>
      <table:table table:name="Таблиця1" table:style-name="Таблиця1">
        <table:table-column table:style-name="Таблиця1.A"/>
        <table:table-column table:style-name="Таблиця1.B"/>
        <table:table-column table:style-name="Таблиця1.C" table:number-columns-repeated="2"/>
        <table:table-column table:style-name="Таблиця1.E"/>
        <table:table-column table:style-name="Таблиця1.F"/>
        <table:table-column table:style-name="Таблиця1.G"/>
        <table:table-column table:style-name="Таблиця1.C"/>
        <table:table-column table:style-name="Таблиця1.I"/>
        <table:table-column table:style-name="Таблиця1.J" table:number-columns-repeated="2"/>
        <table:table-column table:style-name="Таблиця1.L"/>
        <table:table-row table:style-name="Таблиця1.1">
          <table:table-cell table:style-name="Таблиця1.A1" table:number-rows-spanned="2" office:value-type="string">
            <text:p text:style-name="P29">но-мер</text:p>
            <text:p text:style-name="P28">пар</text:p>
            <text:p text:style-name="P28">тии</text:p>
          </table:table-cell>
          <table:table-cell table:style-name="Таблиця1.A1" table:number-rows-spanned="2" office:value-type="string">
            <text:p text:style-name="P29">стратегия</text:p>
            <text:p text:style-name="P28">второго</text:p>
            <text:p text:style-name="P28">игрока</text:p>
          </table:table-cell>
          <table:table-cell table:style-name="Таблиця1.A1" table:number-columns-spanned="3" office:value-type="string">
            <text:p text:style-name="P25"><text:span text:style-name="T30">выигрыш игрока 1 при его стратегиях </text:span></text:p>
          </table:table-cell>
          <table:covered-table-cell/>
          <table:covered-table-cell/>
          <table:table-cell table:style-name="Таблиця1.A1" table:number-rows-spanned="2" office:value-type="string">
            <text:p text:style-name="P29">стратегия</text:p>
            <text:p text:style-name="P28">первого</text:p>
            <text:p text:style-name="P28">игрока</text:p>
          </table:table-cell>
          <table:table-cell table:style-name="Таблиця1.A1" table:number-columns-spanned="3" office:value-type="string">
            <text:p text:style-name="P25"><text:span text:style-name="T30">проигрыш игрока 2</text:span></text:p>
            <text:p text:style-name="P28">при его стратегиях</text:p>
          </table:table-cell>
          <table:covered-table-cell/>
          <table:covered-table-cell/>
          <table:table-cell table:style-name="Таблиця1.A1" table:number-rows-spanned="2" office:value-type="string">
            <text:p text:style-name="P25"><text:s/><text:span text:style-name="T14"></text:span></text:p>
          </table:table-cell>
          <table:table-cell table:style-name="Таблиця1.A1" table:number-rows-spanned="2" office:value-type="string">
            <text:p text:style-name="P25"><text:s/><text:span text:style-name="T14"></text:span></text:p>
          </table:table-cell>
          <table:table-cell table:style-name="Таблиця1.L1" table:number-rows-spanned="2" office:value-type="string">
            <text:p text:style-name="P30"></text:p>
          </table:table-cell>
        </table:table-row>
        <table:table-row table:style-name="Таблиця1.1">
          <table:covered-table-cell/>
          <table:covered-table-cell/>
          <table:table-cell table:style-name="Таблиця1.A1" office:value-type="string">
            <text:p text:style-name="P25"><text:s text:c="2"/>1</text:p>
          </table:table-cell>
          <table:table-cell table:style-name="Таблиця1.A1" office:value-type="string">
            <text:p text:style-name="P25"><text:s text:c="2"/>2</text:p>
          </table:table-cell>
          <table:table-cell table:style-name="Таблиця1.A1" office:value-type="string">
            <text:p text:style-name="P25"><text:s text:c="2"/>3</text:p>
          </table:table-cell>
          <table:covered-table-cell/>
          <table:table-cell table:style-name="Таблиця1.A1" office:value-type="string">
            <text:p text:style-name="P25"><text:s text:c="2"/>1</text:p>
          </table:table-cell>
          <table:table-cell table:style-name="Таблиця1.A1" office:value-type="string">
            <text:p text:style-name="P25"><text:s text:c="2"/>2</text:p>
          </table:table-cell>
          <table:table-cell table:style-name="Таблиця1.A1" office:value-type="string">
            <text:p text:style-name="P25"><text:s text:c="2"/>3</text:p>
          </table:table-cell>
          <table:covered-table-cell/>
          <table:covered-table-cell/>
          <table:covered-table-cell/>
        </table:table-row>
        <table:table-row table:style-name="Таблиця1.3">
          <table:table-cell table:style-name="Таблиця1.A1" office:value-type="string">
            <text:p text:style-name="P25">1</text:p>
          </table:table-cell>
          <table:table-cell table:style-name="Таблиця1.A1" office:value-type="string">
            <text:p text:style-name="P25"><text:s text:c="4"/>1</text:p>
          </table:table-cell>
          <table:table-cell table:style-name="Таблиця1.A1" office:value-type="string">
            <text:p text:style-name="P25"><text:s text:c="2"/>0</text:p>
          </table:table-cell>
          <table:table-cell table:style-name="Таблиця1.A1" office:value-type="string">
            <text:p text:style-name="P25"><text:s text:c="2"/>4</text:p>
          </table:table-cell>
          <table:table-cell table:style-name="Таблиця1.A1" office:value-type="string">
            <text:p text:style-name="P25"><text:s text:c="2"/>2</text:p>
          </table:table-cell>
          <table:table-cell table:style-name="Таблиця1.A1" office:value-type="string">
            <text:p text:style-name="P25"><text:s text:c="4"/>2</text:p>
          </table:table-cell>
          <table:table-cell table:style-name="Таблиця1.A1" office:value-type="string">
            <text:p text:style-name="P25"><text:s text:c="2"/>4</text:p>
          </table:table-cell>
          <table:table-cell table:style-name="Таблиця1.A1" office:value-type="string">
            <text:p text:style-name="P25"><text:s text:c="2"/>1</text:p>
          </table:table-cell>
          <table:table-cell table:style-name="Таблиця1.A1" office:value-type="string">
            <text:p text:style-name="P25"><text:s text:c="2"/>2</text:p>
          </table:table-cell>
          <table:table-cell table:style-name="Таблиця1.A1" office:value-type="string">
            <text:p text:style-name="P25"><text:s/>4</text:p>
          </table:table-cell>
          <table:table-cell table:style-name="Таблиця1.A1" office:value-type="string">
            <text:p text:style-name="P25"><text:s/>1</text:p>
          </table:table-cell>
          <table:table-cell table:style-name="Таблиця1.L1" office:value-type="string">
            <text:p text:style-name="P25"><text:s/><text:span text:style-name="T9">5/2</text:span></text:p>
          </table:table-cell>
        </table:table-row>
      </table:table>
      <text:p text:style-name="P40"><text:span text:style-name="T1">В столбце </text:span><text:span text:style-name="T15"></text:span><text:span text:style-name="T1"> находится наибольший средний выигрыш 4 игрока 1, полученный им в первой партии; в столбце </text:span><text:span text:style-name="T15"></text:span><text:span text:style-name="T1"> стоит наименьший средний проигрыш 1, полученный игроком 2 в первой партии; в столбце </text:span><text:span text:style-name="T15"></text:span><text:span text:style-name="T1"> находится среднее арифметическое </text:span><text:span text:style-name="T15"></text:span><text:span text:style-name="T1">=(</text:span><text:span text:style-name="T15"></text:span><text:span text:style-name="T1">)/2=5/2, т. е. приближенное значение цены игры, полученное в результате проигрывания одной партии.</text:span></text:p>
      <text:p text:style-name="P40"><text:span text:style-name="T1">Так как игрок 1 выбрал 2-ю стратегию, то игрок 2 может проиграть:</text:span></text:p>
      <text:p text:style-name="P14">4, если применит свою 1-ю стратегию;</text:p>
      <text:p text:style-name="P14">1, если применит свою 2-ю стратегию;</text:p>
      <text:p text:style-name="P14">2, если применит свою 3-ю стратегию.</text:p>
      <text:p text:style-name="P14"><text:tab/>Поскольку он желает проиграть как можно меньше, то в ответ применит свою 2-ю стратегию.</text:p>
      <text:p text:style-name="P40"><text:span text:style-name="T1">Тогда первый игрок получит выигрыш равный 3, 1, 0 соответственно при своих 1-й, 2-й, 3-й стратегиях, а его <text:s/>суммарный выигрыш за две партии составит:</text:span></text:p>
      <text:p text:style-name="P14">0+3=3 при его 1-й стратегии;</text:p>
      <text:p text:style-name="P14">4+1=5 при его 2-й стратегии;</text:p>
      <text:p text:style-name="P14">2+0=2 при его 3-й стратегии.</text:p>
      <text:p text:style-name="P14"><text:tab/>Из всех суммарных выигрышей наибольшим является 5, который получается при 2-й стратегии игрока 1. Значит, в этой партии он должен выбрать именно эту стратегию.</text:p>
      <text:p text:style-name="P14"><text:tab/>При 1-й стратегии игрока 1 игрок 2 проигрывает 4, 1, 2 соответственно 1-й, 2-й, 3-й его стратегиям, а суммарный проигрыш за обе партии составит:</text:p>
      <text:p text:style-name="P14">4+4=8 при его 1-й стратегии;</text:p>
      <text:p text:style-name="P14"><text:soft-page-break/>1+1=2 при его 2-й стратегии;</text:p>
      <text:p text:style-name="P14">2+2=4 при его 3-й стратегии.</text:p>
      <text:p text:style-name="P40"><text:span text:style-name="T1">Все полученные данные занесём в таблицу. В столбец </text:span><text:span text:style-name="T15"></text:span><text:span text:style-name="T1"> ставится наибольший суммарный выигрыш игрока 1 за две партии, деленный на число партий, т. е. 5/2; в столбец </text:span><text:span text:style-name="T15"></text:span><text:span text:style-name="T1"> ставится наименьший суммарный проигрыш игрока 2, деленный на число партий, т. е. 2/2; в столбец </text:span><text:span text:style-name="T15"></text:span><text:span text:style-name="T1"> ставится среднее арифметическое этих значений, т. е. 7/2.</text:span></text:p>
      <text:p text:style-name="P14"/>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29">но-мер</text:p>
            <text:p text:style-name="P28">пар</text:p>
            <text:p text:style-name="P28">тии</text:p>
          </table:table-cell>
          <table:table-cell table:style-name="Таблиця2.A1" table:number-rows-spanned="2" office:value-type="string">
            <text:p text:style-name="P29">стратегия</text:p>
            <text:p text:style-name="P28">второго</text:p>
            <text:p text:style-name="P28">игрока</text:p>
          </table:table-cell>
          <table:table-cell table:style-name="Таблиця2.A1" table:number-columns-spanned="3" office:value-type="string">
            <text:p text:style-name="P25"><text:span text:style-name="T30">выигрыш игрока 1 при его стратегиях </text:span></text:p>
          </table:table-cell>
          <table:covered-table-cell/>
          <table:covered-table-cell/>
          <table:table-cell table:style-name="Таблиця2.A1" table:number-rows-spanned="2" office:value-type="string">
            <text:p text:style-name="P29">стратегия</text:p>
            <text:p text:style-name="P28">первого</text:p>
            <text:p text:style-name="P28">игрока</text:p>
          </table:table-cell>
          <table:table-cell table:style-name="Таблиця2.A1" table:number-columns-spanned="3" office:value-type="string">
            <text:p text:style-name="P25"><text:span text:style-name="T30">проигрыш игрока 2</text:span></text:p>
            <text:p text:style-name="P28">при его стратегиях</text:p>
          </table:table-cell>
          <table:covered-table-cell/>
          <table:covered-table-cell/>
          <table:table-cell table:style-name="Таблиця2.A1" table:number-rows-spanned="2" office:value-type="string">
            <text:p text:style-name="P25"><text:s/><text:span text:style-name="T14"></text:span></text:p>
          </table:table-cell>
          <table:table-cell table:style-name="Таблиця2.A1" table:number-rows-spanned="2" office:value-type="string">
            <text:p text:style-name="P25"><text:s/><text:span text:style-name="T14"></text:span></text:p>
          </table:table-cell>
          <table:table-cell table:style-name="Таблиця2.L1" table:number-rows-spanned="2" office:value-type="string">
            <text:p text:style-name="P30"></text:p>
          </table:table-cell>
        </table:table-row>
        <table:table-row table:style-name="Таблиця2.1">
          <table:covered-table-cell/>
          <table:covered-table-cell/>
          <table:table-cell table:style-name="Таблиця2.A1" office:value-type="string">
            <text:p text:style-name="P25"><text:s text:c="2"/>1</text:p>
          </table:table-cell>
          <table:table-cell table:style-name="Таблиця2.A1" office:value-type="string">
            <text:p text:style-name="P25"><text:s text:c="2"/>2</text:p>
          </table:table-cell>
          <table:table-cell table:style-name="Таблиця2.A1" office:value-type="string">
            <text:p text:style-name="P25"><text:s text:c="2"/>3</text:p>
          </table:table-cell>
          <table:covered-table-cell/>
          <table:table-cell table:style-name="Таблиця2.A1" office:value-type="string">
            <text:p text:style-name="P25"><text:s text:c="2"/>1</text:p>
          </table:table-cell>
          <table:table-cell table:style-name="Таблиця2.A1" office:value-type="string">
            <text:p text:style-name="P25"><text:s text:c="2"/>2</text:p>
          </table:table-cell>
          <table:table-cell table:style-name="Таблиця2.A1" office:value-type="string">
            <text:p text:style-name="P25"><text:s text:c="2"/>3</text:p>
          </table:table-cell>
          <table:covered-table-cell/>
          <table:covered-table-cell/>
          <table:covered-table-cell/>
        </table:table-row>
        <table:table-row table:style-name="Таблиця2.3">
          <table:table-cell table:style-name="Таблиця2.A1" office:value-type="string">
            <text:p text:style-name="P25">1</text:p>
            <text:p text:style-name="P24">2</text:p>
          </table:table-cell>
          <table:table-cell table:style-name="Таблиця2.A1" office:value-type="string">
            <text:p text:style-name="P25"><text:s text:c="4"/>1</text:p>
            <text:p text:style-name="P24"><text:s text:c="4"/>2</text:p>
          </table:table-cell>
          <table:table-cell table:style-name="Таблиця2.A1" office:value-type="string">
            <text:p text:style-name="P25"><text:s text:c="2"/>0</text:p>
            <text:p text:style-name="P24"><text:s text:c="3"/>3</text:p>
          </table:table-cell>
          <table:table-cell table:style-name="Таблиця2.A1" office:value-type="string">
            <text:p text:style-name="P25"><text:s text:c="2"/>4</text:p>
            <text:p text:style-name="P24"><text:s text:c="2"/>5</text:p>
          </table:table-cell>
          <table:table-cell table:style-name="Таблиця2.A1" office:value-type="string">
            <text:p text:style-name="P25"><text:s text:c="2"/>2</text:p>
            <text:p text:style-name="P24"><text:s text:c="2"/>2</text:p>
          </table:table-cell>
          <table:table-cell table:style-name="Таблиця2.A1" office:value-type="string">
            <text:p text:style-name="P25"><text:s text:c="4"/>2</text:p>
            <text:p text:style-name="P24"><text:s text:c="4"/>2</text:p>
          </table:table-cell>
          <table:table-cell table:style-name="Таблиця2.A1" office:value-type="string">
            <text:p text:style-name="P25"><text:s text:c="2"/>4</text:p>
            <text:p text:style-name="P24"><text:s text:c="2"/>8</text:p>
          </table:table-cell>
          <table:table-cell table:style-name="Таблиця2.A1" office:value-type="string">
            <text:p text:style-name="P25"><text:s text:c="2"/>1 </text:p>
            <text:p text:style-name="P24"><text:s text:c="2"/>2</text:p>
          </table:table-cell>
          <table:table-cell table:style-name="Таблиця2.A1" office:value-type="string">
            <text:p text:style-name="P25"><text:s text:c="2"/>2 </text:p>
            <text:p text:style-name="P24"><text:s text:c="2"/>4</text:p>
          </table:table-cell>
          <table:table-cell table:style-name="Таблиця2.A1" office:value-type="string">
            <text:p text:style-name="P25"><text:s/>4</text:p>
            <text:p text:style-name="P24"><text:span text:style-name="T9">5/2</text:span> </text:p>
          </table:table-cell>
          <table:table-cell table:style-name="Таблиця2.A1" office:value-type="string">
            <text:p text:style-name="P25"><text:s/>1<text:span text:style-name="T9"> </text:span></text:p>
            <text:p text:style-name="P27">2/2 <text:s/></text:p>
          </table:table-cell>
          <table:table-cell table:style-name="Таблиця2.L1" office:value-type="string">
            <text:p text:style-name="P25"><text:s/><text:span text:style-name="T9">5/2</text:span></text:p>
            <text:p text:style-name="P27"><text:s/>7/2</text:p>
          </table:table-cell>
        </table:table-row>
      </table:table>
      <text:p text:style-name="P16"/>
      <text:p text:style-name="P79"><text:tab/>В третьей партии игрок 2 выбирает свою 2-ю стратегию, так как из всех суммарных проигрышей наименьшим является 2.</text:p>
      <text:p text:style-name="P81"><text:s/>Таким образом, продолжая этот процесс далее, составим таблицу разыгрываний <text:s/>игры за 20 итераций (партий).</text:p>
      <text:p text:style-name="P80"/>
      <text:p text:style-name="Text_20_body"/>
      <table:table table:name="Таблиця3" table:style-name="Таблиця3">
        <table:table-column table:style-name="Таблиця3.A"/>
        <table:table-column table:style-name="Таблиця3.B"/>
        <table:table-column table:style-name="Таблиця3.A" table:number-columns-repeated="2"/>
        <table:table-column table:style-name="Таблиця3.E"/>
        <table:table-column table:style-name="Таблиця3.B"/>
        <table:table-column table:style-name="Таблиця3.A" table:number-columns-repeated="2"/>
        <table:table-column table:style-name="Таблиця3.B" table:number-columns-repeated="3"/>
        <table:table-column table:style-name="Таблиця3.L"/>
        <table:table-row table:style-name="Таблиця3.1">
          <table:table-cell table:style-name="Таблиця3.A1" table:number-rows-spanned="2" office:value-type="string">
            <text:p text:style-name="P29">но-мер</text:p>
            <text:p text:style-name="P28">пар</text:p>
            <text:p text:style-name="P28">тии</text:p>
          </table:table-cell>
          <table:table-cell table:style-name="Таблиця3.A1" table:number-rows-spanned="2" office:value-type="string">
            <text:p text:style-name="P25"><text:span text:style-name="T30">Страте-</text:span></text:p>
            <text:p text:style-name="P28">гия</text:p>
            <text:p text:style-name="P28">второго</text:p>
            <text:p text:style-name="P28">игрока</text:p>
          </table:table-cell>
          <table:table-cell table:style-name="Таблиця3.A1" table:number-columns-spanned="3" office:value-type="string">
            <text:p text:style-name="P25"><text:span text:style-name="T30">выигрыш игрока 1 при его стратегиях </text:span></text:p>
          </table:table-cell>
          <table:covered-table-cell/>
          <table:covered-table-cell/>
          <table:table-cell table:style-name="Таблиця3.A1" table:number-rows-spanned="2" office:value-type="string">
            <text:p text:style-name="P25"><text:span text:style-name="T30">Страте-</text:span></text:p>
            <text:p text:style-name="P28">гия</text:p>
            <text:p text:style-name="P28">первого</text:p>
            <text:p text:style-name="P28">игрока</text:p>
          </table:table-cell>
          <table:table-cell table:style-name="Таблиця3.A1" table:number-columns-spanned="3" office:value-type="string">
            <text:p text:style-name="P25"><text:span text:style-name="T30">проигрыш игрока 2</text:span></text:p>
            <text:p text:style-name="P28">при его стратегиях</text:p>
          </table:table-cell>
          <table:covered-table-cell/>
          <table:covered-table-cell/>
          <table:table-cell table:style-name="Таблиця3.A1" table:number-rows-spanned="2" office:value-type="string">
            <text:p text:style-name="P25"><text:s/><text:span text:style-name="T14"></text:span></text:p>
          </table:table-cell>
          <table:table-cell table:style-name="Таблиця3.A1" table:number-rows-spanned="2" office:value-type="string">
            <text:p text:style-name="P25"><text:s/><text:span text:style-name="T14"></text:span></text:p>
          </table:table-cell>
          <table:table-cell table:style-name="Таблиця3.L1" table:number-rows-spanned="2" office:value-type="string">
            <text:p text:style-name="P30"></text:p>
          </table:table-cell>
        </table:table-row>
        <table:table-row table:style-name="Таблиця3.1">
          <table:covered-table-cell/>
          <table:covered-table-cell/>
          <table:table-cell table:style-name="Таблиця3.A1" office:value-type="string">
            <text:p text:style-name="P31"><text:s text:c="2"/>1</text:p>
          </table:table-cell>
          <table:table-cell table:style-name="Таблиця3.A1" office:value-type="string">
            <text:p text:style-name="P31"><text:s text:c="2"/>2</text:p>
          </table:table-cell>
          <table:table-cell table:style-name="Таблиця3.A1" office:value-type="string">
            <text:p text:style-name="P31"><text:s text:c="2"/>3</text:p>
          </table:table-cell>
          <table:covered-table-cell/>
          <table:table-cell table:style-name="Таблиця3.A1" office:value-type="string">
            <text:p text:style-name="P31"><text:s text:c="2"/>1</text:p>
          </table:table-cell>
          <table:table-cell table:style-name="Таблиця3.A1" office:value-type="string">
            <text:p text:style-name="P31"><text:s text:c="2"/>2</text:p>
          </table:table-cell>
          <table:table-cell table:style-name="Таблиця3.A1" office:value-type="string">
            <text:p text:style-name="P31"><text:s text:c="2"/>3</text:p>
          </table:table-cell>
          <table:covered-table-cell/>
          <table:covered-table-cell/>
          <table:covered-table-cell/>
        </table:table-row>
        <table:table-row table:style-name="Таблиця3.3">
          <table:table-cell table:style-name="Таблиця3.A1" office:value-type="string">
            <text:p text:style-name="P33">1</text:p>
            <text:p text:style-name="P32">2</text:p>
            <text:p text:style-name="P32">3</text:p>
            <text:p text:style-name="P32">4</text:p>
            <text:p text:style-name="P32">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able:table-cell>
          <table:table-cell table:style-name="Таблиця3.A1" office:value-type="string">
            <text:p text:style-name="P33"><text:s text:c="4"/>1</text:p>
            <text:p text:style-name="P24"><text:span text:style-name="T31"><text:s text:c="4"/>2</text:span></text:p>
            <text:p text:style-name="P24"><text:span text:style-name="T31"><text:s text:c="3"/>2</text:span></text:p>
            <text:p text:style-name="P24"><text:span text:style-name="T31"><text:s text:c="3"/>2</text:span></text:p>
            <text:p text:style-name="P24"><text:span text:style-name="T31"><text:s text:c="3"/>3</text:span></text:p>
            <text:p text:style-name="P32"><text:s text:c="3"/>3</text:p>
            <text:p text:style-name="P32"><text:s text:c="3"/>1</text:p>
            <text:p text:style-name="P24"><text:span text:style-name="T31"><text:s text:c="3"/>3</text:span></text:p>
            <text:p text:style-name="P24"><text:span text:style-name="T31"><text:s text:c="3"/>3</text:span></text:p>
            <text:p text:style-name="P32"><text:s text:c="3"/>3</text:p>
            <text:p text:style-name="P32"><text:s text:c="3"/>3</text:p>
            <text:p text:style-name="P24"><text:span text:style-name="T31"><text:s text:c="3"/>3</text:span></text:p>
            <text:p text:style-name="P32"><text:s text:c="3"/>2</text:p>
            <text:p text:style-name="P32"><text:s text:c="3"/>2</text:p>
            <text:p text:style-name="P32"><text:s text:c="3"/>2</text:p>
            <text:p text:style-name="P24"><text:span text:style-name="T31"><text:s text:c="3"/>2</text:span></text:p>
            <text:p text:style-name="P24"><text:span text:style-name="T31"><text:s text:c="3"/>2</text:span></text:p>
            <text:p text:style-name="P24"><text:span text:style-name="T31"><text:s text:c="3"/>2</text:span></text:p>
            <text:p text:style-name="P32"><text:s text:c="3"/>2</text:p>
            <text:p text:style-name="P24"><text:span text:style-name="T31"><text:s text:c="3"/>3</text:span></text:p>
          </table:table-cell>
          <table:table-cell table:style-name="Таблиця3.A1" office:value-type="string">
            <text:p text:style-name="P33"><text:s/>0</text:p>
            <text:p text:style-name="P32">3</text:p>
            <text:p text:style-name="P32">6</text:p>
            <text:p text:style-name="P32">9</text:p>
            <text:p text:style-name="P32">10</text:p>
            <text:p text:style-name="P32">11</text:p>
            <text:p text:style-name="P32">11</text:p>
            <text:p text:style-name="P32">12</text:p>
            <text:p text:style-name="P32">13</text:p>
            <text:p text:style-name="P32">14</text:p>
            <text:p text:style-name="P32">15</text:p>
            <text:p text:style-name="P32">16</text:p>
            <text:p text:style-name="P32">19</text:p>
            <text:p text:style-name="P32">22</text:p>
            <text:p text:style-name="P32">25</text:p>
            <text:p text:style-name="P32">28</text:p>
            <text:p text:style-name="P32">31</text:p>
            <text:p text:style-name="P32">34</text:p>
            <text:p text:style-name="P24"><text:span text:style-name="T31">37</text:span></text:p>
            <text:p text:style-name="P32">38</text:p>
          </table:table-cell>
          <table:table-cell table:style-name="Таблиця3.A1" office:value-type="string">
            <text:p text:style-name="P33"><text:s/>4</text:p>
            <text:p text:style-name="P32">5</text:p>
            <text:p text:style-name="P32">6</text:p>
            <text:p text:style-name="P32">7</text:p>
            <text:p text:style-name="P32">9</text:p>
            <text:p text:style-name="P32">11</text:p>
            <text:p text:style-name="P32">15</text:p>
            <text:p text:style-name="P32">17</text:p>
            <text:p text:style-name="P32">19</text:p>
            <text:p text:style-name="P32">21</text:p>
            <text:p text:style-name="P32">23</text:p>
            <text:p text:style-name="P32">25</text:p>
            <text:p text:style-name="P32">26</text:p>
            <text:p text:style-name="P32">27</text:p>
            <text:p text:style-name="P32">27</text:p>
            <text:p text:style-name="P32">29</text:p>
            <text:p text:style-name="P32">30</text:p>
            <text:p text:style-name="P32">31</text:p>
            <text:p text:style-name="P32">32</text:p>
            <text:p text:style-name="P32">34</text:p>
          </table:table-cell>
          <table:table-cell table:style-name="Таблиця3.A1" office:value-type="string">
            <text:p text:style-name="P33"><text:s/>2</text:p>
            <text:p text:style-name="P32">2</text:p>
            <text:p text:style-name="P32">2</text:p>
            <text:p text:style-name="P32">2</text:p>
            <text:p text:style-name="P32">5</text:p>
            <text:p text:style-name="P32">8</text:p>
            <text:p text:style-name="P32">10</text:p>
            <text:p text:style-name="P32">13</text:p>
            <text:p text:style-name="P32">16</text:p>
            <text:p text:style-name="P32">19</text:p>
            <text:p text:style-name="P32">22</text:p>
            <text:p text:style-name="P32">25</text:p>
            <text:p text:style-name="P32">25</text:p>
            <text:p text:style-name="P32">25</text:p>
            <text:p text:style-name="P32">25</text:p>
            <text:p text:style-name="P32">25</text:p>
            <text:p text:style-name="P32">25</text:p>
            <text:p text:style-name="P32">25</text:p>
            <text:p text:style-name="P32">25</text:p>
            <text:p text:style-name="P32">28</text:p>
          </table:table-cell>
          <table:table-cell table:style-name="Таблиця3.A1" office:value-type="string">
            <text:p text:style-name="P25"><text:span text:style-name="T31"><text:s text:c="4"/>2</text:span></text:p>
            <text:p text:style-name="P24"><text:span text:style-name="T31"><text:s text:c="4"/>2</text:span></text:p>
            <text:p text:style-name="P24"><text:span text:style-name="T31"><text:s text:c="4"/>1 <text:s/></text:span></text:p>
            <text:p text:style-name="P24"><text:span text:style-name="T31"><text:s text:c="4"/>1</text:span></text:p>
            <text:p text:style-name="P24"><text:span text:style-name="T31"><text:s text:c="4"/>1</text:span></text:p>
            <text:p text:style-name="P32"><text:s text:c="4"/>1</text:p>
            <text:p text:style-name="P24"><text:span text:style-name="T31"><text:s text:c="4"/>2</text:span></text:p>
            <text:p text:style-name="P24"><text:span text:style-name="T31"><text:s text:c="4"/>2</text:span></text:p>
            <text:p text:style-name="P24"><text:span text:style-name="T31"><text:s text:c="4"/>2</text:span></text:p>
            <text:p text:style-name="P24"><text:span text:style-name="T31"><text:s text:c="4"/>2</text:span></text:p>
            <text:p text:style-name="P32"><text:s text:c="4"/>2</text:p>
            <text:p text:style-name="P32"><text:s text:c="4"/>2</text:p>
            <text:p text:style-name="P24"><text:span text:style-name="T31"><text:s text:c="4"/>2</text:span></text:p>
            <text:p text:style-name="P24"><text:span text:style-name="T31"><text:s text:c="4"/>2</text:span></text:p>
            <text:p text:style-name="P32"><text:s text:c="4"/>2</text:p>
            <text:p text:style-name="P24"><text:span text:style-name="T31"><text:s text:c="4"/>2</text:span></text:p>
            <text:p text:style-name="P24"><text:span text:style-name="T31"><text:s text:c="4"/>1</text:span></text:p>
            <text:p text:style-name="P24"><text:span text:style-name="T31"><text:s text:c="4"/>1</text:span></text:p>
            <text:p text:style-name="P24"><text:span text:style-name="T31"><text:s text:c="4"/>1</text:span></text:p>
            <text:p text:style-name="P24"><text:span text:style-name="T31"><text:s text:c="4"/>1</text:span></text:p>
          </table:table-cell>
          <table:table-cell table:style-name="Таблиця3.A1" office:value-type="string">
            <text:p text:style-name="P33">4</text:p>
            <text:p text:style-name="P32">8</text:p>
            <text:p text:style-name="P32">8</text:p>
            <text:p text:style-name="P32">8</text:p>
            <text:p text:style-name="P32">8</text:p>
            <text:p text:style-name="P32">8</text:p>
            <text:p text:style-name="P24"><text:span text:style-name="T31">12</text:span></text:p>
            <text:p text:style-name="P32">16</text:p>
            <text:p text:style-name="P32">20</text:p>
            <text:p text:style-name="P32">24</text:p>
            <text:p text:style-name="P32">28</text:p>
            <text:p text:style-name="P32">32</text:p>
            <text:p text:style-name="P32">36</text:p>
            <text:p text:style-name="P32">40</text:p>
            <text:p text:style-name="P32">44</text:p>
            <text:p text:style-name="P32">48</text:p>
            <text:p text:style-name="P32">48</text:p>
            <text:p text:style-name="P32">48</text:p>
            <text:p text:style-name="P32">48</text:p>
            <text:p text:style-name="P32">48</text:p>
          </table:table-cell>
          <table:table-cell table:style-name="Таблиця3.A1" office:value-type="string">
            <text:p text:style-name="P33">1</text:p>
            <text:p text:style-name="P32">2</text:p>
            <text:p text:style-name="P32">5</text:p>
            <text:p text:style-name="P32">8</text:p>
            <text:p text:style-name="P32">11</text:p>
            <text:p text:style-name="P24"><text:span text:style-name="T31">14</text:span></text:p>
            <text:p text:style-name="P32">15</text:p>
            <text:p text:style-name="P32">16</text:p>
            <text:p text:style-name="P32">17</text:p>
            <text:p text:style-name="P32">18</text:p>
            <text:p text:style-name="P32">19</text:p>
            <text:p text:style-name="P32">20</text:p>
            <text:p text:style-name="P32">21</text:p>
            <text:p text:style-name="P32">22</text:p>
            <text:p text:style-name="P32">23</text:p>
            <text:p text:style-name="P32">24</text:p>
            <text:p text:style-name="P32">27</text:p>
            <text:p text:style-name="P32">30</text:p>
            <text:p text:style-name="P32">33</text:p>
            <text:p text:style-name="P32">36</text:p>
            <text:p text:style-name="P32"/>
          </table:table-cell>
          <table:table-cell table:style-name="Таблиця3.A1" office:value-type="string">
            <text:p text:style-name="P33">2</text:p>
            <text:p text:style-name="P32">4</text:p>
            <text:p text:style-name="P32">5</text:p>
            <text:p text:style-name="P32">6</text:p>
            <text:p text:style-name="P32">7</text:p>
            <text:p text:style-name="P32">8</text:p>
            <text:p text:style-name="P24"><text:span text:style-name="T31">10</text:span></text:p>
            <text:p text:style-name="P32">12</text:p>
            <text:p text:style-name="P32">14</text:p>
            <text:p text:style-name="P32">16</text:p>
            <text:p text:style-name="P32">18</text:p>
            <text:p text:style-name="P32">20</text:p>
            <text:p text:style-name="P32">22</text:p>
            <text:p text:style-name="P32">24</text:p>
            <text:p text:style-name="P32">26</text:p>
            <text:p text:style-name="P32">28</text:p>
            <text:p text:style-name="P32">29</text:p>
            <text:p text:style-name="P32">30</text:p>
            <text:p text:style-name="P32">31</text:p>
            <text:p text:style-name="P32">32</text:p>
          </table:table-cell>
          <table:table-cell table:style-name="Таблиця3.A1" office:value-type="string">
            <text:p text:style-name="P33"><text:s/>4</text:p>
            <text:p text:style-name="P34">5/2</text:p>
            <text:p text:style-name="P34">6/3</text:p>
            <text:p text:style-name="P34">9/4</text:p>
            <text:p text:style-name="P24"><text:span text:style-name="T32">1</text:span><text:span text:style-name="T31">0</text:span><text:span text:style-name="T32">/5</text:span></text:p>
            <text:p text:style-name="P24"><text:span text:style-name="T32">1</text:span><text:span text:style-name="T31">1</text:span><text:span text:style-name="T32">/6</text:span></text:p>
            <text:p text:style-name="P34">15/7</text:p>
            <text:p text:style-name="P24"><text:span text:style-name="T32">1</text:span><text:span text:style-name="T31">7</text:span><text:span text:style-name="T32">/8</text:span></text:p>
            <text:p text:style-name="P24"><text:span text:style-name="T32">1</text:span><text:span text:style-name="T31">9</text:span><text:span text:style-name="T32">/9</text:span></text:p>
            <text:p text:style-name="P24"><text:span text:style-name="T31">21</text:span><text:span text:style-name="T32">/10</text:span></text:p>
            <text:p text:style-name="P24"><text:span text:style-name="T32">2</text:span><text:span text:style-name="T31">3</text:span><text:span text:style-name="T32">/11</text:span></text:p>
            <text:p text:style-name="P24"><text:span text:style-name="T32">2</text:span><text:span text:style-name="T31">5</text:span><text:span text:style-name="T32">/12</text:span></text:p>
            <text:p text:style-name="P24"><text:span text:style-name="T32">2</text:span><text:span text:style-name="T31">6</text:span><text:span text:style-name="T32">/13</text:span></text:p>
            <text:p text:style-name="P24"><text:span text:style-name="T32">2</text:span><text:span text:style-name="T31">7</text:span><text:span text:style-name="T32">/14</text:span></text:p>
            <text:p text:style-name="P24"><text:span text:style-name="T32">2</text:span><text:span text:style-name="T31">7</text:span><text:span text:style-name="T32">/15</text:span></text:p>
            <text:p text:style-name="P24"><text:span text:style-name="T32">2</text:span><text:span text:style-name="T31">9</text:span><text:span text:style-name="T32">/16</text:span></text:p>
            <text:p text:style-name="P24"><text:span text:style-name="T31">31</text:span><text:span text:style-name="T32">/17</text:span></text:p>
            <text:p text:style-name="P24"><text:span text:style-name="T32">3</text:span><text:span text:style-name="T31">4</text:span><text:span text:style-name="T32">/18</text:span></text:p>
            <text:p text:style-name="P24"><text:span text:style-name="T32">3</text:span><text:span text:style-name="T31">7</text:span><text:span text:style-name="T32">/19</text:span></text:p>
            <text:p text:style-name="P24"><text:span text:style-name="T32">3</text:span><text:span text:style-name="T31">8</text:span><text:span text:style-name="T32">/20</text:span></text:p>
          </table:table-cell>
          <table:table-cell table:style-name="Таблиця3.A1" office:value-type="string">
            <text:p text:style-name="P33"><text:s/>1</text:p>
            <text:p text:style-name="P34">2/2</text:p>
            <text:p text:style-name="P24"><text:span text:style-name="T31">5</text:span><text:span text:style-name="T32">/3</text:span></text:p>
            <text:p text:style-name="P24"><text:span text:style-name="T31">6</text:span><text:span text:style-name="T32">/4</text:span></text:p>
            <text:p text:style-name="P24"><text:span text:style-name="T31">7</text:span><text:span text:style-name="T32">/5</text:span></text:p>
            <text:p text:style-name="P24"><text:span text:style-name="T31">8</text:span><text:span text:style-name="T32">/6</text:span></text:p>
            <text:p text:style-name="P24"><text:span text:style-name="T32">1</text:span><text:span text:style-name="T31">0</text:span><text:span text:style-name="T32">/7</text:span></text:p>
            <text:p text:style-name="P24"><text:span text:style-name="T32">1</text:span><text:span text:style-name="T31">2</text:span><text:span text:style-name="T32">/8</text:span></text:p>
            <text:p text:style-name="P24"><text:span text:style-name="T32">1</text:span><text:span text:style-name="T31">4</text:span><text:span text:style-name="T32">/9</text:span></text:p>
            <text:p text:style-name="P24"><text:span text:style-name="T32">1</text:span><text:span text:style-name="T31">6</text:span><text:span text:style-name="T32">/10</text:span></text:p>
            <text:p text:style-name="P24"><text:span text:style-name="T32">1</text:span><text:span text:style-name="T31">8</text:span><text:span text:style-name="T32">/11</text:span></text:p>
            <text:p text:style-name="P34">20/12</text:p>
            <text:p text:style-name="P24"><text:span text:style-name="T32">2</text:span><text:span text:style-name="T31">1</text:span><text:span text:style-name="T32">/13</text:span></text:p>
            <text:p text:style-name="P24"><text:span text:style-name="T32">2</text:span><text:span text:style-name="T31">2</text:span><text:span text:style-name="T32">/14</text:span></text:p>
            <text:p text:style-name="P24"><text:span text:style-name="T32">2</text:span><text:span text:style-name="T31">3</text:span><text:span text:style-name="T32">/15</text:span></text:p>
            <text:p text:style-name="P24"><text:span text:style-name="T32">2</text:span><text:span text:style-name="T31">4</text:span><text:span text:style-name="T32">/</text:span><text:span text:style-name="T31">1</text:span><text:span text:style-name="T32">6</text:span></text:p>
            <text:p text:style-name="P24"><text:span text:style-name="T32">2</text:span><text:span text:style-name="T31">7</text:span><text:span text:style-name="T32">/17</text:span></text:p>
            <text:p text:style-name="P24"><text:span text:style-name="T32">3</text:span><text:span text:style-name="T31">0</text:span><text:span text:style-name="T32">/18</text:span></text:p>
            <text:p text:style-name="P24"><text:span text:style-name="T32">3</text:span><text:span text:style-name="T31">1</text:span><text:span text:style-name="T32">/19</text:span></text:p>
            <text:p text:style-name="P24"><text:span text:style-name="T32">3</text:span><text:span text:style-name="T31">2</text:span><text:span text:style-name="T32">/20</text:span></text:p>
            <text:p text:style-name="P34"/>
          </table:table-cell>
          <table:table-cell table:style-name="Таблиця3.L1" office:value-type="string">
            <text:p text:style-name="P25"><text:span text:style-name="T31"><text:s/></text:span><text:span text:style-name="T32">5/2</text:span></text:p>
            <text:p text:style-name="P32">7/2</text:p>
            <text:p text:style-name="P24"><text:span text:style-name="T31">11</text:span><text:span text:style-name="T32">/6</text:span></text:p>
            <text:p text:style-name="P34">15/8</text:p>
            <text:p text:style-name="P24"><text:span text:style-name="T31">1</text:span><text:span text:style-name="T32">7</text:span><text:span text:style-name="T31">/10</text:span></text:p>
            <text:p text:style-name="P24"><text:span text:style-name="T31">19/12</text:span></text:p>
            <text:p text:style-name="P24"><text:span text:style-name="T31">2</text:span><text:span text:style-name="T32">5</text:span><text:span text:style-name="T31">/14</text:span></text:p>
            <text:p text:style-name="P24"><text:span text:style-name="T31">2</text:span><text:span text:style-name="T32">7</text:span><text:span text:style-name="T31">/16</text:span></text:p>
            <text:p text:style-name="P24"><text:span text:style-name="T31">33/18</text:span></text:p>
            <text:p text:style-name="P24"><text:span text:style-name="T31">37/20</text:span></text:p>
            <text:p text:style-name="P24"><text:span text:style-name="T32">4</text:span><text:span text:style-name="T31">1/22</text:span></text:p>
            <text:p text:style-name="P24"><text:span text:style-name="T31">4</text:span><text:span text:style-name="T32">5</text:span><text:span text:style-name="T31">/24</text:span></text:p>
            <text:p text:style-name="P24"><text:span text:style-name="T31">47/26</text:span></text:p>
            <text:p text:style-name="P24"><text:span text:style-name="T31">49/28</text:span></text:p>
            <text:p text:style-name="P24"><text:span text:style-name="T31">50/30</text:span></text:p>
            <text:p text:style-name="P24"><text:span text:style-name="T31">53/32</text:span></text:p>
            <text:p text:style-name="P24"><text:span text:style-name="T31">58/34</text:span></text:p>
            <text:p text:style-name="P24"><text:span text:style-name="T31">64/36</text:span></text:p>
            <text:p text:style-name="P24"><text:span text:style-name="T31">68/38</text:span></text:p>
            <text:p text:style-name="P24"><text:span text:style-name="T31">70/40</text:span></text:p>
            <text:p text:style-name="P32"/>
          </table:table-cell>
        </table:table-row>
      </table:table>
      <text:p text:style-name="P80"/>
      <text:p text:style-name="P81"><text:soft-page-break/>Из таблицы видно, что в 20-ти проигранных партиях стратегии 1, 2, 3 для второго игрока встречаются соответственно 2, 10, 8 раз, следовательно, их относительные частоты <text:s/>равны 2/20, 10/20, 8/20. Стратегии 1, 2, 3 для игрока 1 <text:s/>встречаются соответственно 8, 12, 0 раз, следовательно, их относительные частоты равны 8/20, 12/20, 0, а приближённое значение цены игры равно 70/40.</text:p>
      <text:p text:style-name="P81">Таким образом, получили приближённое решение игры: <text:span text:style-name="T11">x</text:span><text:span text:style-name="T29">20</text:span>=(1/10, 1/2, 2/5)<text:span text:style-name="T23">, </text:span><text:span text:style-name="T11">y</text:span><text:span text:style-name="T29">20</text:span>=(2/5, 3/5, 0), <text:span text:style-name="T14"></text:span>=1,57. </text:p>
      <text:p text:style-name="P14"/>
      <text:p text:style-name="P40"><text:span text:style-name="T1">Такой итеративный процесс ведёт игроков к цели медленно. Часто для получения оптимальных стратегий, дающих игрокам выигрыш, приходится проделывать сотни итераций. При этом скорость сходимости заметно ухудшается с ростом размерности матрицы и ростом числа стратегий игроков. Это также является следствием не монотонности последовательностей </text:span><text:span text:style-name="T1"><draw:frame draw:style-name="fr4" draw:name="Об'єкт35" text:anchor-type="as-char" svg:width="0.626cm" svg:height="0.533cm" draw:z-index="37"><draw:object xlink:href="./Object 35" xlink:type="simple" xlink:show="embed" xlink:actuate="onLoad"/><draw:image xlink:href="./ObjectReplacements/Object 35" xlink:type="simple" xlink:show="embed" xlink:actuate="onLoad"/></draw:frame></text:span><text:span text:style-name="T1">и </text:span><text:span text:style-name="T1"><draw:frame draw:style-name="fr4" draw:name="Об'єкт36" text:anchor-type="as-char" svg:width="0.637cm" svg:height="0.843cm" draw:z-index="38"><draw:object xlink:href="./Object 36" xlink:type="simple" xlink:show="embed" xlink:actuate="onLoad"/><draw:image xlink:href="./ObjectReplacements/Object 36" xlink:type="simple" xlink:show="embed" xlink:actuate="onLoad"/></draw:frame></text:span><text:span text:style-name="T1">. Поэтому, практическая ценность этого метода имеет место, когда вычисления проводятся на достаточно быстродействующих вычислительных машинах. Но наряду с таким недостатком можно выделить и достоинства метода итераций:</text:span></text:p>
      <text:list xml:id="list2105178905" text:style-name="WW8Num2">
        <text:list-item>
          <text:p text:style-name="P83"><text:span text:style-name="T1">Этот метод даёт возможность найти ориентировочное значение цены игры и приближённо вычислить оптимальные стратегии игроков.</text:span></text:p>
        </text:list-item>
        <text:list-item>
          <text:p text:style-name="P83"><text:span text:style-name="T1">Сложность и объём вычислений сравнительно слабо возрастают по мере увеличения числа стратегий игроков (</text:span><text:span text:style-name="T2">m</text:span><text:span text:style-name="T1"> <text:s/>и </text:span><text:span text:style-name="T2">n</text:span><text:span text:style-name="T1">).</text:span></text:p>
        </text:list-item>
      </text:list>
      <text:list xml:id="list537213157" text:style-name="WW8Num6">
        <text:list-header>
          <text:p text:style-name="P84"><text:tab/>Для рассмотренного алгоритма приведена реализация на языке Pascal (см. приложение).</text:p>
          <text:p text:style-name="P84"/>
          <text:p text:style-name="P84"/>
          <text:p text:style-name="P84"/>
          <text:p text:style-name="P84"/>
          <text:p text:style-name="P84"/>
        </text:list-header>
      </text:list>
      <text:p text:style-name="P39"><text:soft-page-break/><text:span text:style-name="T6">§3. Монотонный итеративный алгоритм решения матричных игр</text:span></text:p>
      <text:p text:style-name="P40"><text:span text:style-name="T1">Предлагаемый для рассмотрения алгоритм реализуется только для одного игрока в отличие от первого, который работает для двух игроков. Алгоритм позволяет находить точно и приближенно оптимальную стратегию игрока 1 и значение цены игры <text:s/></text:span><text:span text:style-name="T15"></text:span><text:span text:style-name="T1">. С помощью алгоритма можно <text:s text:c="2"/>получить заданную <text:s/>точность решения, причём число шагов, необходимых для достижения результатов, слабо зависит от размерности матрицы выигрышей. </text:span></text:p>
      <text:p text:style-name="P40"><text:span text:style-name="T1">Особенность этого алгоритма в способности генерировать строго монотонно возрастающую последовательность оценок цены игры, что не свойственно ранее предлагаемому алгоритму.</text:span></text:p>
      <text:p text:style-name="P39"><text:span text:style-name="T1">Рассмотрим смешанное расширение </text:span><text:span text:style-name="T1"><draw:frame draw:style-name="fr4" draw:name="Об'єкт37" text:anchor-type="as-char" svg:width="0.781cm" svg:height="0.762cm" draw:z-index="39"><draw:object xlink:href="./Object 37" xlink:type="simple" xlink:show="embed" xlink:actuate="onLoad"/><draw:image xlink:href="./ObjectReplacements/Object 37" xlink:type="simple" xlink:show="embed" xlink:actuate="onLoad"/></draw:frame></text:span><text:span text:style-name="T1">=(</text:span><text:span text:style-name="T2">X</text:span><text:span text:style-name="T1">,</text:span><text:span text:style-name="T2">Y</text:span><text:span text:style-name="T1">,</text:span><text:span text:style-name="T2">K</text:span><text:span text:style-name="T1">) матричной игры Г</text:span><text:span text:style-name="T19">А</text:span><text:span text:style-name="T1"> с матрицей А размера (</text:span><text:span text:style-name="T2">m</text:span><text:span text:style-name="T16"></text:span><text:span text:style-name="T2">n</text:span><text:span text:style-name="T1">). Процесс разыгрывания игры состоит из нескольких шагов. Пусть каждый из игроков имеет конечное число стратегий. </text:span></text:p>
      <text:p text:style-name="P40"><text:span text:style-name="T1"><text:s/>Введём следующие обозначения:</text:span></text:p>
      <text:p text:style-name="P4"><text:span text:style-name="T1"><text:s text:c="3"/></text:span><text:span text:style-name="T7">а</text:span><text:span text:style-name="T21">i</text:span><text:span text:style-name="T1"> – </text:span><text:span text:style-name="T2">i</text:span><text:span text:style-name="T1">-я строка матрицы выигрышей;</text:span></text:p>
      <text:p text:style-name="P4"><text:span text:style-name="T1"><text:s text:c="3"/></text:span><text:span text:style-name="T3">x</text:span><text:span text:style-name="T28">N</text:span><text:span text:style-name="T1">=(</text:span><text:span text:style-name="T16"></text:span><text:span text:style-name="T19">1</text:span><text:span text:style-name="T27">N</text:span><text:span text:style-name="T1">,</text:span><text:span text:style-name="T16"></text:span><text:span text:style-name="T19">2</text:span><text:span text:style-name="T27">N</text:span><text:span text:style-name="T1">,…,</text:span><text:span text:style-name="T16"></text:span><text:span text:style-name="T20">m</text:span><text:span text:style-name="T27">N</text:span><text:span text:style-name="T1">) </text:span><text:span text:style-name="T16"></text:span><text:span text:style-name="T2">X</text:span><text:span text:style-name="T1"> – </text:span><text:span text:style-name="T2">m</text:span><text:span text:style-name="T1">-мерный вектор, <text:s/>приближение <text:s/>оптимальной стратеги первого игрока на </text:span><text:span text:style-name="T2">N</text:span><text:span text:style-name="T1">-шаге (</text:span><text:span text:style-name="T2">N</text:span><text:span text:style-name="T1">-номер шага);</text:span></text:p>
      <text:p text:style-name="P4"><text:span text:style-name="T1"><text:s text:c="2"/></text:span><text:span text:style-name="T3">c</text:span><text:span text:style-name="T28">N</text:span><text:span text:style-name="T1">=(</text:span><text:span text:style-name="T1"><draw:frame draw:style-name="fr4" draw:name="Об'єкт38" text:anchor-type="as-char" svg:width="2.633cm" svg:height="0.626cm" draw:z-index="40"><draw:object xlink:href="./Object 38" xlink:type="simple" xlink:show="embed" xlink:actuate="onLoad"/><draw:image xlink:href="./ObjectReplacements/Object 38" xlink:type="simple" xlink:show="embed" xlink:actuate="onLoad"/></draw:frame></text:span><text:span text:style-name="T1">) –</text:span><text:span text:style-name="T2">n</text:span><text:span text:style-name="T1">-мерный вектор, определяющий средний накопленный выигрыш на </text:span><text:span text:style-name="T2">N</text:span><text:span text:style-name="T1">-шаге. <text:s/></text:span></text:p>
      <text:p text:style-name="P40"><text:span text:style-name="T1">Зададим начальные условия. Пусть на 0-шаге </text:span><text:span text:style-name="T7">с</text:span><text:span text:style-name="T26">0</text:span><text:span text:style-name="T1">=</text:span><text:span text:style-name="T1"><draw:frame draw:style-name="fr4" draw:name="Об'єкт39" text:anchor-type="as-char" svg:width="0.686cm" svg:height="0.651cm" draw:z-index="41"><draw:object xlink:href="./Object 39" xlink:type="simple" xlink:show="embed" xlink:actuate="onLoad"/><draw:image xlink:href="./ObjectReplacements/Object 39" xlink:type="simple" xlink:show="embed" xlink:actuate="onLoad"/></draw:frame></text:span><text:span text:style-name="T1">, </text:span><text:span text:style-name="T3">x</text:span><text:span text:style-name="T26">0</text:span><text:span text:style-name="T1">=(0,…, 1,…, 0), где 1 занимает </text:span><text:span text:style-name="T2">i</text:span><text:span text:style-name="T19">0</text:span><text:span text:style-name="T1">-ю позицию. </text:span></text:p>
      <text:p text:style-name="P40"><text:span text:style-name="T1">Определим итеративный процесс <text:s/>следующим образом: по известным векторам </text:span><text:span text:style-name="T3">x</text:span><text:span text:style-name="T28">N</text:span><text:span text:style-name="T26">-1</text:span><text:span text:style-name="T7">, </text:span><text:span text:style-name="T3">c</text:span><text:span text:style-name="T28">N</text:span><text:span text:style-name="T26">-1</text:span><text:span text:style-name="T25"> <text:s/></text:span><text:span text:style-name="T1"><text:s/>находим векторы <text:s text:c="2"/></text:span><text:span text:style-name="T3">x</text:span><text:span text:style-name="T28">N</text:span><text:span text:style-name="T1"> </text:span><text:span text:style-name="T7">и </text:span><text:span text:style-name="T3">c</text:span><text:span text:style-name="T28">N</text:span><text:span text:style-name="T1"> , которые вычисляются по следующим формулам:</text:span></text:p>
      <text:p text:style-name="P13"><draw:frame draw:style-name="fr4" draw:name="Об'єкт40" text:anchor-type="as-char" svg:width="7.131cm" svg:height="1.274cm" draw:z-index="42"><draw:object xlink:href="./Object 40" xlink:type="simple" xlink:show="embed" xlink:actuate="onLoad"/><draw:image xlink:href="./ObjectReplacements/Object 40" xlink:type="simple" xlink:show="embed" xlink:actuate="onLoad"/></draw:frame></text:p>
      <text:p text:style-name="P14"/>
      <text:p text:style-name="P4"><draw:line text:anchor-type="char" draw:z-index="106" draw:style-name="gr1" draw:text-style-name="P86" svg:x1="4.445cm" svg:y1="-0.023cm" svg:x2="4.445cm" svg:y2="-0.023cm"><text:p/></draw:line><text:span text:style-name="T1">где параметр 0</text:span><text:span text:style-name="T15"></text:span><text:span text:style-name="T20">N</text:span><text:span text:style-name="T15"></text:span><text:span text:style-name="T1">1, а векторы <text:s text:c="2"/></text:span><text:span text:style-name="T1"><draw:frame draw:style-name="fr4" draw:name="Об'єкт41" text:anchor-type="as-char" svg:width="1.416cm" svg:height="0.533cm" draw:z-index="43"><draw:object xlink:href="./Object 41" xlink:type="simple" xlink:show="embed" xlink:actuate="onLoad"/><draw:image xlink:href="./ObjectReplacements/Object 41" xlink:type="simple" xlink:show="embed" xlink:actuate="onLoad"/></draw:frame></text:span><text:span text:style-name="T1"> <text:s/>вводятся далее.</text:span></text:p>
      <text:p text:style-name="P4"><text:soft-page-break/><text:span text:style-name="T2"><text:tab/></text:span><text:span text:style-name="T1">Как отмечалось, вектор </text:span><text:span text:style-name="T7">с</text:span><text:span text:style-name="T28">N</text:span><text:span text:style-name="T1"> определяет средний накопленный выигрыш игрока 1 на </text:span><text:span text:style-name="T2">N</text:span><text:span text:style-name="T1"> шаге. Компоненты этого вектора – это числа. В худшем случае игрок 1 может получить минимальное из этих чисел. Примем его за нижнюю оценку цену игры, которую обозначим:</text:span></text:p>
      <text:p text:style-name="P9"><text:span text:style-name="T1"><text:tab/> <text:s/></text:span><text:span text:style-name="T1"><draw:frame draw:style-name="fr4" draw:name="Об'єкт42" text:anchor-type="as-char" svg:width="3.514cm" svg:height="0.843cm" draw:z-index="44"><draw:object xlink:href="./Object 42" xlink:type="simple" xlink:show="embed" xlink:actuate="onLoad"/><draw:image xlink:href="./ObjectReplacements/Object 42" xlink:type="simple" xlink:show="embed" xlink:actuate="onLoad"/></draw:frame></text:span><text:span text:style-name="T1">.<text:tab/>(4)</text:span></text:p>
      <text:p text:style-name="P40"><text:span text:style-name="T1">Запомним множество <text:s/>индексов </text:span><text:span text:style-name="T2">J</text:span><text:span text:style-name="T27">N</text:span><text:span text:style-name="T25">-1</text:span><text:span text:style-name="T1">=(</text:span><text:span text:style-name="T1"><draw:frame draw:style-name="fr4" draw:name="Об'єкт43" text:anchor-type="as-char" svg:width="2.801cm" svg:height="0.626cm" draw:z-index="45"><draw:object xlink:href="./Object 43" xlink:type="simple" xlink:show="embed" xlink:actuate="onLoad"/><draw:image xlink:href="./ObjectReplacements/Object 43" xlink:type="simple" xlink:show="embed" xlink:actuate="onLoad"/></draw:frame></text:span><text:span text:style-name="T1">), (</text:span><text:span text:style-name="T2">k</text:span><text:span text:style-name="T1">&lt;</text:span><text:span text:style-name="T2">n</text:span><text:span text:style-name="T1">), на которых <text:s text:c="2"/>будет достигается этот минимум, т. е. </text:span></text:p>
      <text:p text:style-name="P3"><text:span text:style-name="T1"><draw:frame draw:style-name="fr4" draw:name="Об'єкт44" text:anchor-type="as-char" svg:width="6.528cm" svg:height="1.332cm" draw:z-index="46"><draw:object xlink:href="./Object 44" xlink:type="simple" xlink:show="embed" xlink:actuate="onLoad"/><draw:image xlink:href="./ObjectReplacements/Object 44" xlink:type="simple" xlink:show="embed" xlink:actuate="onLoad"/></draw:frame></text:span><text:span text:style-name="T1">.</text:span></text:p>
      <text:p text:style-name="P40"><text:span text:style-name="T1">Далее рассмотрим подыгру <text:s/>Г</text:span><text:span text:style-name="T27">N</text:span><text:span text:style-name="T1"> игры</text:span><text:span text:style-name="T25"> <text:s text:c="2"/></text:span><text:span text:style-name="T1">Г</text:span><text:span text:style-name="T19">А</text:span><text:span text:style-name="T1"> с матрицей выигрышей А</text:span><text:span text:style-name="T27">N</text:span><text:span text:style-name="T1">={</text:span><text:span text:style-name="T2"><draw:frame draw:style-name="fr4" draw:name="Об'єкт45" text:anchor-type="as-char" svg:width="1.124cm" svg:height="0.63cm" draw:z-index="47"><draw:object xlink:href="./Object 45" xlink:type="simple" xlink:show="embed" xlink:actuate="onLoad"/><draw:image xlink:href="./ObjectReplacements/Object 45" xlink:type="simple" xlink:show="embed" xlink:actuate="onLoad"/></draw:frame></text:span><text:span text:style-name="T1">}, </text:span><text:span text:style-name="T2">i</text:span><text:span text:style-name="T1">=1,…,</text:span><text:span text:style-name="T2">m</text:span><text:span text:style-name="T1">, </text:span><text:span text:style-name="T2">j</text:span><text:span text:style-name="T27">N</text:span><text:span text:style-name="T25">-1</text:span><text:span text:style-name="T16"></text:span><text:span text:style-name="T2">J</text:span><text:span text:style-name="T27">N</text:span><text:span text:style-name="T25">-1</text:span><text:span text:style-name="T1">. Матрица выигрышей состоит из столбцов данной матрицы, номера которых определяются множеством индексов </text:span><text:span text:style-name="T2">J</text:span><text:span text:style-name="T27">N</text:span><text:span text:style-name="T25">-1</text:span><text:span text:style-name="T1">. В этой подыгре Г</text:span><text:span text:style-name="T27">N</text:span><text:span text:style-name="T1"> находим одну из оптимальных смешанных стратегий игрока 1: <text:s/></text:span><text:span text:style-name="T1"><draw:frame draw:style-name="fr4" draw:name="Об'єкт46" text:anchor-type="as-char" svg:width="3.246cm" svg:height="0.626cm" draw:z-index="48"><draw:object xlink:href="./Object 46" xlink:type="simple" xlink:show="embed" xlink:actuate="onLoad"/><draw:image xlink:href="./ObjectReplacements/Object 46" xlink:type="simple" xlink:show="embed" xlink:actuate="onLoad"/></draw:frame></text:span><text:span text:style-name="T1">. </text:span></text:p>
      <text:p text:style-name="P40"><text:span text:style-name="T1">После нахождения </text:span><text:span text:style-name="T1"><draw:frame draw:style-name="fr4" draw:name="Об'єкт47" text:anchor-type="as-char" svg:width="0.737cm" svg:height="0.533cm" draw:z-index="49"><draw:object xlink:href="./Object 47" xlink:type="simple" xlink:show="embed" xlink:actuate="onLoad"/><draw:image xlink:href="./ObjectReplacements/Object 47" xlink:type="simple" xlink:show="embed" xlink:actuate="onLoad"/></draw:frame></text:span><text:span text:style-name="T1">, находим вектор </text:span><text:span text:style-name="T1"><draw:frame draw:style-name="fr4" draw:name="Об'єкт48" text:anchor-type="as-char" svg:width="3.124cm" svg:height="0.626cm" draw:z-index="50"><draw:object xlink:href="./Object 48" xlink:type="simple" xlink:show="embed" xlink:actuate="onLoad"/><draw:image xlink:href="./ObjectReplacements/Object 48" xlink:type="simple" xlink:show="embed" xlink:actuate="onLoad"/></draw:frame></text:span><text:span text:style-name="T1"> по правилу:</text:span></text:p>
      <text:p text:style-name="P41"><text:span text:style-name="T1"><draw:frame draw:style-name="fr4" draw:name="Об'єкт49" text:anchor-type="as-char" svg:width="2.487cm" svg:height="1.201cm" draw:z-index="51"><draw:object xlink:href="./Object 49" xlink:type="simple" xlink:show="embed" xlink:actuate="onLoad"/><draw:image xlink:href="./ObjectReplacements/Object 49" xlink:type="simple" xlink:show="embed" xlink:actuate="onLoad"/></draw:frame></text:span><text:span text:style-name="T1">.</text:span></text:p>
      <text:p text:style-name="P4"><text:span text:style-name="T1"><text:s text:c="10"/>И рассмотрим игру (2</text:span><text:span text:style-name="T16"></text:span><text:span text:style-name="T2">n</text:span><text:span text:style-name="T1">), в которой у игрока 1 две чистые стратегии, а у игрока 2 – </text:span><text:span text:style-name="T2">n</text:span><text:span text:style-name="T1"> чистых стратегий. Эта игра задаётся матрицей </text:span><text:span text:style-name="T1"><draw:frame draw:style-name="fr4" draw:name="Об'єкт50" text:anchor-type="as-char" svg:width="3.468cm" svg:height="1.457cm" draw:z-index="52"><draw:object xlink:href="./Object 50" xlink:type="simple" xlink:show="embed" xlink:actuate="onLoad"/><draw:image xlink:href="./ObjectReplacements/Object 50" xlink:type="simple" xlink:show="embed" xlink:actuate="onLoad"/></draw:frame></text:span><text:span text:style-name="T1">, решая которую, находим вероятность использования игроком 1 своей стратегии. Это даёт нам коэффициент </text:span><text:span text:style-name="T15"></text:span><text:span text:style-name="T20">N</text:span><text:span text:style-name="T1">.</text:span></text:p>
      <text:p text:style-name="P40"><text:span text:style-name="T1">Далее вычисляем </text:span><text:span text:style-name="T3">x</text:span><text:span text:style-name="T28">N</text:span><text:span text:style-name="T7">, с</text:span><text:span text:style-name="T28">N</text:span><text:span text:style-name="T1"> и переходим к следующему шагу. Процесс продолжаем до тех пор, пока не выполнится равенство </text:span><text:span text:style-name="T15"></text:span><text:span text:style-name="T20">N</text:span><text:span text:style-name="T1">=0, потому что по теореме о минимаксе </text:span><text:span text:style-name="T1"><draw:frame draw:style-name="fr4" draw:name="Об'єкт51" text:anchor-type="as-char" svg:width="1.298cm" svg:height="0.843cm" draw:z-index="53"><draw:object xlink:href="./Object 51" xlink:type="simple" xlink:show="embed" xlink:actuate="onLoad"/><draw:image xlink:href="./ObjectReplacements/Object 51" xlink:type="simple" xlink:show="embed" xlink:actuate="onLoad"/></draw:frame></text:span><text:span text:style-name="T1">, а их равенство (что и нужно) достигается в этом случае, или пока не будет достигнута требуемая точность вычислений. </text:span></text:p>
      <text:p text:style-name="P43">Сходимость алгоритма гарантируется теоремой.</text:p>
      <text:p text:style-name="P4"><text:soft-page-break/><text:span text:style-name="T6">Теорема. </text:span><text:span text:style-name="T7">Пусть <text:s/>{</text:span><text:span text:style-name="T3">x</text:span><text:span text:style-name="T28">N</text:span><text:span text:style-name="T7">}, {</text:span><text:span text:style-name="T18"></text:span><text:span text:style-name="T28">N</text:span><text:span text:style-name="T7">} – последовательности, определяемые равенствами (3), (4) . Тогда справедливы следующие утверждения:</text:span></text:p>
      <text:list xml:id="list687762099" text:style-name="WW8Num4">
        <text:list-item>
          <text:p text:style-name="P5"><text:span text:style-name="T7"><draw:frame draw:style-name="fr4" draw:name="Об'єкт52" text:anchor-type="as-char" svg:width="1.926cm" svg:height="0.843cm" draw:z-index="54"><draw:object xlink:href="./Object 52" xlink:type="simple" xlink:show="embed" xlink:actuate="onLoad"/><draw:image xlink:href="./ObjectReplacements/Object 52" xlink:type="simple" xlink:show="embed" xlink:actuate="onLoad"/></draw:frame></text:span><text:span text:style-name="T7"> т. е. последовательность {</text:span><text:span text:style-name="T18"></text:span><text:span text:style-name="T28">N</text:span><text:span text:style-name="T26">-1</text:span><text:span text:style-name="T7">} строго монотонно возрастает.</text:span></text:p>
        </text:list-item>
        <text:list-item>
          <text:p text:style-name="P20"><draw:frame draw:style-name="fr4" draw:name="Об'єкт53" text:anchor-type="as-char" svg:width="2.099cm" svg:height="0.843cm" draw:z-index="55"><draw:object xlink:href="./Object 53" xlink:type="simple" xlink:show="embed" xlink:actuate="onLoad"/><draw:image xlink:href="./ObjectReplacements/Object 53" xlink:type="simple" xlink:show="embed" xlink:actuate="onLoad"/></draw:frame></text:p>
        </text:list-item>
      </text:list>
      <text:p text:style-name="P49"><text:span text:style-name="T7">3. </text:span><text:span text:style-name="T7"><draw:frame draw:style-name="fr4" draw:name="Об'єкт54" text:anchor-type="as-char" svg:width="2.614cm" svg:height="1.199cm" draw:z-index="56"><draw:object xlink:href="./Object 54" xlink:type="simple" xlink:show="embed" xlink:actuate="onLoad"/><draw:image xlink:href="./ObjectReplacements/Object 54" xlink:type="simple" xlink:show="embed" xlink:actuate="onLoad"/></draw:frame></text:span><text:span text:style-name="T7">, где </text:span><text:span text:style-name="T3">x</text:span><text:span text:style-name="T26">*</text:span><text:span text:style-name="T17"></text:span><text:span text:style-name="T3">X</text:span><text:span text:style-name="T7">* – оптимальная стратегия игрока 1.</text:span></text:p>
      <text:p text:style-name="P50">Доказательства этой теоремы достаточно рутинно. Его можно посмотреть в [15].</text:p>
      <text:p text:style-name="P53">Рассмотрим применение этого алгоритма к решению конкретной задачи.</text:p>
      <text:p text:style-name="P52"><text:span text:style-name="T6">Пример.</text:span><text:span text:style-name="T1"> </text:span><text:span text:style-name="T7">Решить <text:s/>игру с матрицей <text:s/>А=</text:span><text:span text:style-name="T7"><draw:frame draw:style-name="fr4" draw:name="Об'єкт55" text:anchor-type="as-char" svg:width="2.104cm" svg:height="1.663cm" draw:z-index="57"><draw:object xlink:href="./Object 55" xlink:type="simple" xlink:show="embed" xlink:actuate="onLoad"/><draw:image xlink:href="./ObjectReplacements/Object 55" xlink:type="simple" xlink:show="embed" xlink:actuate="onLoad"/></draw:frame></text:span><text:span text:style-name="T7">.</text:span></text:p>
      <text:p text:style-name="P4"><text:span text:style-name="T7">Итерация 0.</text:span><text:span text:style-name="T1"> 1. Пусть игрок 1 выбрал свою 1-ю стратегию, т. е. А</text:span><text:span text:style-name="T25">0</text:span><text:span text:style-name="T1">=[0, 1, 2]. Тогда за начальные условия примем следующие: </text:span><text:span text:style-name="T3">x</text:span><text:span text:style-name="T26">0</text:span><text:span text:style-name="T1">=(1, 0, 0) – приближение оптимальной стратегии игрока 1; </text:span><text:span text:style-name="T3">c</text:span><text:span text:style-name="T26">0</text:span><text:span text:style-name="T7">=</text:span><text:span text:style-name="T3">a</text:span><text:span text:style-name="T22">1</text:span><text:span text:style-name="T1">=(0, 1, 2) – возможный выигрыш игрока 1.</text:span></text:p>
      <text:p text:style-name="P40"><text:span text:style-name="T1">Найдём множество индексов </text:span><text:span text:style-name="T1"><draw:frame draw:style-name="fr4" draw:name="Об'єкт56" text:anchor-type="as-char" svg:width="0.594cm" svg:height="0.626cm" draw:z-index="58"><draw:object xlink:href="./Object 56" xlink:type="simple" xlink:show="embed" xlink:actuate="onLoad"/><draw:image xlink:href="./ObjectReplacements/Object 56" xlink:type="simple" xlink:show="embed" xlink:actuate="onLoad"/></draw:frame></text:span><text:span text:style-name="T1">, на которых игрок 1 может получить, в худшем случае, наименьший выигрыш: </text:span><text:span text:style-name="T1"><draw:frame draw:style-name="fr4" draw:name="Об'єкт57" text:anchor-type="as-char" svg:width="2.03cm" svg:height="0.626cm" draw:z-index="59"><draw:object xlink:href="./Object 57" xlink:type="simple" xlink:show="embed" xlink:actuate="onLoad"/><draw:image xlink:href="./ObjectReplacements/Object 57" xlink:type="simple" xlink:show="embed" xlink:actuate="onLoad"/></draw:frame></text:span><text:span text:style-name="T1">, значит множество индексов </text:span><text:span text:style-name="T2">J</text:span><text:span text:style-name="T25">0</text:span><text:span text:style-name="T1">={1}. Для этого индекса выигрыш равен 0. Это есть значение нижней оценки цены игры, т. е. </text:span><text:span text:style-name="T1"><draw:frame draw:style-name="fr4" draw:name="Об'єкт58" text:anchor-type="as-char" svg:width="1.201cm" svg:height="0.843cm" draw:z-index="60"><draw:object xlink:href="./Object 58" xlink:type="simple" xlink:show="embed" xlink:actuate="onLoad"/><draw:image xlink:href="./ObjectReplacements/Object 58" xlink:type="simple" xlink:show="embed" xlink:actuate="onLoad"/></draw:frame></text:span><text:span text:style-name="T1">.</text:span></text:p>
      <text:p text:style-name="P40"><text:span text:style-name="T1">2. На этом шаге определим, пользуясь начальными значениями, компоненты векторов </text:span><text:span text:style-name="T1"><draw:frame draw:style-name="fr4" draw:name="Об'єкт59" text:anchor-type="as-char" svg:width="1.196cm" svg:height="0.533cm" draw:z-index="61"><draw:object xlink:href="./Object 59" xlink:type="simple" xlink:show="embed" xlink:actuate="onLoad"/><draw:image xlink:href="./ObjectReplacements/Object 59" xlink:type="simple" xlink:show="embed" xlink:actuate="onLoad"/></draw:frame></text:span><text:span text:style-name="T1">. Для этого рассмотрим подыгру </text:span><text:span text:style-name="T1"><draw:frame draw:style-name="fr4" draw:name="Об'єкт60" text:anchor-type="as-char" svg:width="2.365cm" svg:height="3.089cm" draw:z-index="62"><draw:object xlink:href="./Object 60" xlink:type="simple" xlink:show="embed" xlink:actuate="onLoad"/><draw:image xlink:href="./ObjectReplacements/Object 60" xlink:type="simple" xlink:show="embed" xlink:actuate="onLoad"/></draw:frame></text:span><text:span text:style-name="T1">. Для этой подыгры оптимальной стратегией игрока 1 будет его 2-ая стратегия, так как она принесёт ему наибольший выигрыш. </text:span></text:p>
      <text:p text:style-name="P40"><text:soft-page-break/><text:span text:style-name="T1">Обозначим её через </text:span><text:span text:style-name="T1"><draw:frame draw:style-name="fr4" draw:name="Об'єкт61" text:anchor-type="as-char" svg:width="0.626cm" svg:height="0.533cm" draw:z-index="63"><draw:object xlink:href="./Object 61" xlink:type="simple" xlink:show="embed" xlink:actuate="onLoad"/><draw:image xlink:href="./ObjectReplacements/Object 61" xlink:type="simple" xlink:show="embed" xlink:actuate="onLoad"/></draw:frame></text:span><text:span text:style-name="T1">: <text:s/></text:span><text:span text:style-name="T7"><draw:frame draw:style-name="fr4" draw:name="Об'єкт62" text:anchor-type="as-char" svg:width="0.626cm" svg:height="0.533cm" draw:z-index="64"><draw:object xlink:href="./Object 62" xlink:type="simple" xlink:show="embed" xlink:actuate="onLoad"/><draw:image xlink:href="./ObjectReplacements/Object 62" xlink:type="simple" xlink:show="embed" xlink:actuate="onLoad"/></draw:frame></text:span><text:span text:style-name="T7">=(0, 1, 0).</text:span><text:span text:style-name="T1"> Зная <text:s/></text:span><text:span text:style-name="T1"><draw:frame draw:style-name="fr4" draw:name="Об'єкт63" text:anchor-type="as-char" svg:width="0.626cm" svg:height="0.533cm" draw:z-index="65"><draw:object xlink:href="./Object 63" xlink:type="simple" xlink:show="embed" xlink:actuate="onLoad"/><draw:image xlink:href="./ObjectReplacements/Object 63" xlink:type="simple" xlink:show="embed" xlink:actuate="onLoad"/></draw:frame></text:span><text:span text:style-name="T1">, можем вычислить <text:s/></text:span><text:span text:style-name="T1"><draw:frame draw:style-name="fr4" draw:name="Об'єкт64" text:anchor-type="as-char" svg:width="0.596cm" svg:height="0.533cm" draw:z-index="66"><draw:object xlink:href="./Object 64" xlink:type="simple" xlink:show="embed" xlink:actuate="onLoad"/><draw:image xlink:href="./ObjectReplacements/Object 64" xlink:type="simple" xlink:show="embed" xlink:actuate="onLoad"/></draw:frame></text:span><text:span text:style-name="T1">=</text:span><text:span text:style-name="T7">0а</text:span><text:span text:style-name="T22">1</text:span><text:span text:style-name="T7">+1а</text:span><text:span text:style-name="T22">2</text:span><text:span text:style-name="T7">+0а</text:span><text:span text:style-name="T22">3</text:span><text:span text:style-name="T7">=а</text:span><text:span text:style-name="T22">2</text:span><text:span text:style-name="T7">=(4, 2, 1).</text:span></text:p>
      <text:p text:style-name="P40"><text:span text:style-name="T1">3. Найдём </text:span><text:span text:style-name="T15"></text:span><text:span text:style-name="T19">1</text:span><text:span text:style-name="T1">. Для этого рассмотрим подыгру (2</text:span><text:span text:style-name="T15"></text:span><text:span text:style-name="T1">3) с матрицей </text:span><text:span text:style-name="T1"><draw:frame draw:style-name="fr4" draw:name="Об'єкт65" text:anchor-type="as-char" svg:width="4.2cm" svg:height="1.362cm" draw:z-index="67"><draw:object xlink:href="./Object 65" xlink:type="simple" xlink:show="embed" xlink:actuate="onLoad"/><draw:image xlink:href="./ObjectReplacements/Object 65" xlink:type="simple" xlink:show="embed" xlink:actuate="onLoad"/></draw:frame></text:span><text:span text:style-name="T1">. <text:s/>Решая матрицу графическим способом, получаем, что </text:span><text:span text:style-name="T15"></text:span><text:span text:style-name="T19">1</text:span><text:span text:style-name="T1">=1/2. </text:span></text:p>
      <text:p text:style-name="P4"><text:span text:style-name="T1"><text:tab/>4. Проведённые вычисления позволяют найти значения векторов </text:span><text:span text:style-name="T3">x</text:span><text:span text:style-name="T26">1</text:span><text:span text:style-name="T7">, </text:span><text:span text:style-name="T3">c</text:span><text:span text:style-name="T26">1</text:span><text:span text:style-name="T1">:</text:span></text:p>
      <text:p text:style-name="P4"><text:span text:style-name="T7"><text:s text:c="2"/></text:span><text:span text:style-name="T3">x</text:span><text:span text:style-name="T26">1</text:span><text:span text:style-name="T1">=</text:span><text:span text:style-name="T7">1/2</text:span><text:span text:style-name="T3">x</text:span><text:span text:style-name="T26">0</text:span><text:span text:style-name="T7">+1/2</text:span><text:span text:style-name="T1"> </text:span><text:span text:style-name="T1"><draw:frame draw:style-name="fr4" draw:name="Об'єкт66" text:anchor-type="as-char" svg:width="0.626cm" svg:height="0.533cm" draw:z-index="68"><draw:object xlink:href="./Object 66" xlink:type="simple" xlink:show="embed" xlink:actuate="onLoad"/><draw:image xlink:href="./ObjectReplacements/Object 66" xlink:type="simple" xlink:show="embed" xlink:actuate="onLoad"/></draw:frame></text:span><text:span text:style-name="T1">=</text:span><text:span text:style-name="T7">1/2(1, 0, 0)+1/2(0, 1, 0)=(1/2, 1/2, 0);</text:span></text:p>
      <text:p text:style-name="P4"><text:span text:style-name="T7"><text:s text:c="2"/></text:span><text:span text:style-name="T3">c</text:span><text:span text:style-name="T26">1</text:span><text:span text:style-name="T7">=1/2</text:span><text:span text:style-name="T3">c</text:span><text:span text:style-name="T26">0</text:span><text:span text:style-name="T7">+1/2 </text:span><text:span text:style-name="T7"><draw:frame draw:style-name="fr4" draw:name="Об'єкт67" text:anchor-type="as-char" svg:width="0.596cm" svg:height="0.533cm" draw:z-index="69"><draw:object xlink:href="./Object 67" xlink:type="simple" xlink:show="embed" xlink:actuate="onLoad"/><draw:image xlink:href="./ObjectReplacements/Object 67" xlink:type="simple" xlink:show="embed" xlink:actuate="onLoad"/></draw:frame></text:span><text:span text:style-name="T7">=1/2(0, 1, 2)+1/2(4, 2, 1)=(2, 3/2, 3/2).</text:span></text:p>
      <text:p text:style-name="P4"><text:span text:style-name="T7">Итерация 1.</text:span><text:span text:style-name="T1"> Так как </text:span><text:span text:style-name="T15"></text:span><text:span text:style-name="T19">1 </text:span><text:span text:style-name="T1">не равно 0, то процесс продолжается дальше. Теперь за начальные условия примем найденные значения векторов </text:span><text:span text:style-name="T3">x</text:span><text:span text:style-name="T26">1</text:span><text:span text:style-name="T7">, </text:span><text:span text:style-name="T3">c</text:span><text:span text:style-name="T26">1</text:span><text:span text:style-name="T1">. С их помощью вычисляем </text:span><text:span text:style-name="T1"><draw:frame draw:style-name="fr4" draw:name="Об'єкт68" text:anchor-type="as-char" svg:width="1.827cm" svg:height="0.626cm" draw:z-index="70"><draw:object xlink:href="./Object 68" xlink:type="simple" xlink:show="embed" xlink:actuate="onLoad"/><draw:image xlink:href="./ObjectReplacements/Object 68" xlink:type="simple" xlink:show="embed" xlink:actuate="onLoad"/></draw:frame></text:span><text:span text:style-name="T1">, которые с большей точностью будут близки к истинным оптимальным стратегиям игрока 1. </text:span></text:p>
      <text:p text:style-name="P40"><text:span text:style-name="T1">1. Итак, пусть </text:span><text:span text:style-name="T3">x</text:span><text:span text:style-name="T26">1</text:span><text:span text:style-name="T7">=(1/2, 1/2, 0), <text:s/></text:span><text:span text:style-name="T3">c</text:span><text:span text:style-name="T26">1</text:span><text:span text:style-name="T7">=(2, 3/2, 3/2).</text:span></text:p>
      <text:p text:style-name="P4"><text:span text:style-name="T1"><text:s/>Найдём множество индексов </text:span><text:span text:style-name="T1"><draw:frame draw:style-name="fr4" draw:name="Об'єкт69" text:anchor-type="as-char" svg:width="0.594cm" svg:height="0.626cm" draw:z-index="71"><draw:object xlink:href="./Object 69" xlink:type="simple" xlink:show="embed" xlink:actuate="onLoad"/><draw:image xlink:href="./ObjectReplacements/Object 69" xlink:type="simple" xlink:show="embed" xlink:actuate="onLoad"/></draw:frame></text:span><text:span text:style-name="T1">, на которых игрок 1 может получить наименьший выигрыш: </text:span><text:span text:style-name="T1"><draw:frame draw:style-name="fr4" draw:name="Об'єкт70" text:anchor-type="as-char" svg:width="2.725cm" svg:height="0.626cm" draw:z-index="72"><draw:object xlink:href="./Object 70" xlink:type="simple" xlink:show="embed" xlink:actuate="onLoad"/><draw:image xlink:href="./ObjectReplacements/Object 70" xlink:type="simple" xlink:show="embed" xlink:actuate="onLoad"/></draw:frame></text:span><text:span text:style-name="T1">, значит, </text:span><text:span text:style-name="T2">J</text:span><text:span text:style-name="T25">1</text:span><text:span text:style-name="T1">={2,3}. Для этих индексов выигрыш равен 3/2. Это есть значение нижней оценки цены игры, т. е. </text:span><text:span text:style-name="T1"><draw:frame draw:style-name="fr4" draw:name="Об'єкт71" text:anchor-type="as-char" svg:width="1.593cm" svg:height="0.843cm" draw:z-index="73"><draw:object xlink:href="./Object 71" xlink:type="simple" xlink:show="embed" xlink:actuate="onLoad"/><draw:image xlink:href="./ObjectReplacements/Object 71" xlink:type="simple" xlink:show="embed" xlink:actuate="onLoad"/></draw:frame></text:span><text:span text:style-name="T1">. Заметим, что </text:span><text:span text:style-name="T1"><draw:frame draw:style-name="fr4" draw:name="Об'єкт72" text:anchor-type="as-char" svg:width="1.087cm" svg:height="1.706cm" draw:z-index="74"><draw:object xlink:href="./Object 72" xlink:type="simple" xlink:show="embed" xlink:actuate="onLoad"/><draw:image xlink:href="./ObjectReplacements/Object 72" xlink:type="simple" xlink:show="embed" xlink:actuate="onLoad"/></draw:frame></text:span><text:span text:style-name="T1">. </text:span></text:p>
      <text:p text:style-name="P4"><text:span text:style-name="T1"><text:tab/>2. Далее найдём компоненты векторов </text:span><text:span text:style-name="T1"><draw:frame draw:style-name="fr4" draw:name="Об'єкт73" text:anchor-type="as-char" svg:width="1.219cm" svg:height="0.533cm" draw:z-index="75"><draw:object xlink:href="./Object 73" xlink:type="simple" xlink:show="embed" xlink:actuate="onLoad"/><draw:image xlink:href="./ObjectReplacements/Object 73" xlink:type="simple" xlink:show="embed" xlink:actuate="onLoad"/></draw:frame></text:span><text:span text:style-name="T1">. Для этого рассмотрим подыгру </text:span><text:span text:style-name="T1"><draw:frame draw:style-name="fr4" draw:name="Об'єкт74" text:anchor-type="as-char" svg:width="4.987cm" svg:height="1.663cm" draw:z-index="76"><draw:object xlink:href="./Object 74" xlink:type="simple" xlink:show="embed" xlink:actuate="onLoad"/><draw:image xlink:href="./ObjectReplacements/Object 74" xlink:type="simple" xlink:show="embed" xlink:actuate="onLoad"/></draw:frame></text:span><text:span text:style-name="T1">. В силу симметричности матрицы ее решением будет вектор </text:span><text:span text:style-name="T7">(1/2, 1/2),</text:span><text:span text:style-name="T1"> т. е. </text:span><text:span text:style-name="T1"><draw:frame draw:style-name="fr4" draw:name="Об'єкт75" text:anchor-type="as-char" svg:width="3.925cm" svg:height="0.563cm" draw:z-index="77"><draw:object xlink:href="./Object 75" xlink:type="simple" xlink:show="embed" xlink:actuate="onLoad"/><draw:image xlink:href="./ObjectReplacements/Object 75" xlink:type="simple" xlink:show="embed" xlink:actuate="onLoad"/></draw:frame></text:span><text:span text:style-name="T7">1/2</text:span><text:span text:style-name="T3">a</text:span><text:span text:style-name="T22">1</text:span><text:span text:style-name="T7">+1/2</text:span><text:span text:style-name="T3">a</text:span><text:span text:style-name="T22">2</text:span><text:span text:style-name="T7">+0</text:span><text:span text:style-name="T3">a</text:span><text:span text:style-name="T22">3</text:span><text:span text:style-name="T1">=</text:span></text:p>
      <text:p text:style-name="P4"><text:span text:style-name="T7">=(4/2, 3/2, 3/2).</text:span></text:p>
      <text:p text:style-name="P4"><text:soft-page-break/><text:span text:style-name="T1"><text:tab/>3. Вычислим коэффициент </text:span><text:span text:style-name="T15"></text:span><text:span text:style-name="T19">2</text:span><text:span text:style-name="T1">. Для этого решим подыгру (2</text:span><text:span text:style-name="T15"></text:span><text:span text:style-name="T1">3):</text:span><text:span text:style-name="T1"><draw:frame draw:style-name="fr4" draw:name="Об'єкт76" text:anchor-type="as-char" svg:width="3.919cm" svg:height="1.251cm" draw:z-index="78"><draw:object xlink:href="./Object 76" xlink:type="simple" xlink:show="embed" xlink:actuate="onLoad"/><draw:image xlink:href="./ObjectReplacements/Object 76" xlink:type="simple" xlink:show="embed" xlink:actuate="onLoad"/></draw:frame></text:span><text:span text:style-name="T1">. Стратегии игроков совпадают, поэтому </text:span><text:span text:style-name="T15"></text:span><text:span text:style-name="T19">2</text:span><text:span text:style-name="T1">=0. В этом случае цена игры совпадает со своим нижним значением, т. е.</text:span><text:span text:style-name="T1"><draw:frame draw:style-name="fr4" draw:name="Об'єкт77" text:anchor-type="as-char" svg:width="2.157cm" svg:height="0.843cm" draw:z-index="79"><draw:object xlink:href="./Object 77" xlink:type="simple" xlink:show="embed" xlink:actuate="onLoad"/><draw:image xlink:href="./ObjectReplacements/Object 77" xlink:type="simple" xlink:show="embed" xlink:actuate="onLoad"/></draw:frame></text:span><text:span text:style-name="T1">. <text:s/>Возвращаемся к предыдущему шагу.</text:span></text:p>
      <text:p text:style-name="P35"><text:span text:style-name="T1">Итак, оптимальной стратегией игрока 1 является </text:span><text:span text:style-name="T3">x</text:span><text:span text:style-name="T26">*</text:span><text:span text:style-name="T7">=</text:span><text:span text:style-name="T3">x</text:span><text:span text:style-name="T26">1</text:span><text:span text:style-name="T7">=(1/2,</text:span><text:span text:style-name="T1"> </text:span><text:span text:style-name="T7">1/2, 0) </text:span><text:span text:style-name="T1">и </text:span><text:span text:style-name="T1"><draw:frame draw:style-name="fr4" draw:name="Об'єкт78" text:anchor-type="as-char" svg:width="2.157cm" svg:height="0.843cm" draw:z-index="80"><draw:object xlink:href="./Object 78" xlink:type="simple" xlink:show="embed" xlink:actuate="onLoad"/><draw:image xlink:href="./ObjectReplacements/Object 78" xlink:type="simple" xlink:show="embed" xlink:actuate="onLoad"/></draw:frame></text:span><text:span text:style-name="T1">.Задача решена.</text:span></text:p>
      <text:p text:style-name="P10"><text:span text:style-name="T1"><text:tab/>На первый взгляд алгоритм практически трудно реализовать, так как не известно, какого размера будет получена матрица для подыгры Г</text:span><text:span text:style-name="T27">N</text:span><text:span text:style-name="T1">. Но на самом деле с вероятностью 1 на каждом шаге придётся решать подыгру размера не больше чем </text:span><text:span text:style-name="T2">m</text:span><text:span text:style-name="T16"></text:span><text:span text:style-name="T1">2.[9]</text:span></text:p>
      <text:p text:style-name="P6"><text:span text:style-name="T1"><text:tab/>Инженерами-программистами алгоритм был реализован на языке программирования Фортран-</text:span><text:span text:style-name="T2">IV</text:span><text:span text:style-name="T1">. Вычислительные эксперименты, проведённые на ЭЦВМ ЕС-1030, показали, <text:s/>что для игр размерности от 25</text:span><text:span text:style-name="T15"></text:span><text:span text:style-name="T1">25 до 100</text:span><text:span text:style-name="T15"></text:span><text:span text:style-name="T1">100, элементы, матрицы выигрышей которых были заполнены случайными числами, алгоритм позволяет найти искомое приближение за 100-1000 итераций, причём их число слабо зависит от размера матрицы. Для решения одной задачи машина затрачивает не дольше 8 минут. Ими же были разработаны различные модификации алгоритма. </text:span><text:span text:style-name="T2">[</text:span><text:span text:style-name="T1">9</text:span><text:span text:style-name="T2">]</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76">Приложение</text:p>
      <text:p text:style-name="P77"><text:span text:style-name="T8">В приложении приведена реализация итеративного метода Брауна-Робинсона решения матричных игр на языке программирования </text:span><text:span text:style-name="T5">Turbo</text:span><text:span text:style-name="T8"> </text:span><text:span text:style-name="T5">Pascal</text:span><text:span text:style-name="T8"> 7.0.</text:span></text:p>
      <text:p text:style-name="P77"><text:span text:style-name="T8">Пользователь вводит матрицу выигрышей размера m×n, где m≥3, </text:span><text:span text:style-name="T5">n</text:span><text:span text:style-name="T8">≥3.</text:span></text:p>
      <text:p text:style-name="P78">Далее машина запрашивает информацию о том, кто из игроков начинает игру, какую стратегию он выбирает и количество итераций.</text:p>
      <text:p text:style-name="P78">На дисплее выводится таблица разыгрываний игры за определённое число итераций.</text:p>
      <text:p text:style-name="P72"/>
      <text:p text:style-name="P37">program<text:span text:style-name="T34"> </text:span>br;</text:p>
      <text:p text:style-name="P37"/>
      <text:p text:style-name="P37">uses<text:span text:style-name="T34"> </text:span>crt;</text:p>
      <text:p text:style-name="P37"/>
      <text:p text:style-name="P37">const<text:span text:style-name="T34"> </text:span>matr1:array[1..3,1..3]<text:span text:style-name="T34"> </text:span>of<text:span text:style-name="T34"> </text:span>byte=((0,4,2),</text:p>
      <text:p text:style-name="P58">(3,1,0),</text:p>
      <text:p text:style-name="P57"><text:span text:style-name="T37">(1,2,3));<text:tab/><text:tab/></text:span><text:span text:style-name="T41">{</text:span><text:span text:style-name="T39">Начальная</text:span><text:span text:style-name="T42"> </text:span><text:span text:style-name="T39">матрица</text:span><text:span text:style-name="T41">}</text:span></text:p>
      <text:p text:style-name="P37"/>
      <text:p text:style-name="P37">var</text:p>
      <text:p text:style-name="P51"><text:span text:style-name="T37">matr</text:span><text:span text:style-name="T35">:</text:span><text:span text:style-name="T37">array</text:span><text:span text:style-name="T36"> </text:span><text:span text:style-name="T35">[1..10,1..10]</text:span><text:span text:style-name="T36"> </text:span><text:span text:style-name="T37">of</text:span><text:span text:style-name="T36"> </text:span><text:span text:style-name="T37">integer</text:span><text:span text:style-name="T35">;<text:tab/><text:tab/></text:span><text:span text:style-name="T39">{Матрица,</text:span><text:span text:style-name="T40"> </text:span><text:span text:style-name="T39">введенная</text:span><text:span text:style-name="T40"> </text:span><text:span text:style-name="T39">пользователем}</text:span></text:p>
      <text:p text:style-name="P51"><text:span text:style-name="T37">win_one:array[0..150,1..10]</text:span><text:span text:style-name="T38"> </text:span><text:span text:style-name="T37">of</text:span><text:span text:style-name="T38"> </text:span><text:span text:style-name="T37">word;<text:tab/></text:span><text:span text:style-name="T41">{</text:span><text:span text:style-name="T39">Массив</text:span><text:span text:style-name="T42"> </text:span><text:span text:style-name="T39">для</text:span><text:span text:style-name="T42"> </text:span><text:span text:style-name="T39">выигрышей</text:span><text:span text:style-name="T42"> </text:span><text:span text:style-name="T39">игр</text:span><text:span text:style-name="T41">.1}</text:span></text:p>
      <text:p text:style-name="P51"><text:span text:style-name="T37">win_two:array[0..150,1..10]</text:span><text:span text:style-name="T38"> </text:span><text:span text:style-name="T37">of</text:span><text:span text:style-name="T38"> </text:span><text:span text:style-name="T37">word;<text:tab/></text:span><text:span text:style-name="T41">{</text:span><text:span text:style-name="T39">Массив</text:span><text:span text:style-name="T42"> </text:span><text:span text:style-name="T39">для</text:span><text:span text:style-name="T42"> </text:span><text:span text:style-name="T39">выигрышей</text:span><text:span text:style-name="T42"> </text:span><text:span text:style-name="T39">игр</text:span><text:span text:style-name="T41">.2}</text:span></text:p>
      <text:p text:style-name="P55">max,min:integer;</text:p>
      <text:p text:style-name="P55">a,i,j,m,n,pl,st,st1,st2,kl:byte;</text:p>
      <text:p text:style-name="P55">nol,otr:boolean;</text:p>
      <text:p text:style-name="P37"/>
      <text:p text:style-name="Standard"><text:span text:style-name="T37">function</text:span><text:span text:style-name="T36"> </text:span><text:span text:style-name="T37">igr</text:span><text:span text:style-name="T35">_</text:span><text:span text:style-name="T37">one</text:span><text:span text:style-name="T35">:</text:span><text:span text:style-name="T37">byte</text:span><text:span text:style-name="T35">;<text:tab/><text:tab/><text:tab/><text:tab/></text:span><text:span text:style-name="T39">{Функция</text:span><text:span text:style-name="T40"> </text:span><text:span text:style-name="T39">определения</text:span><text:span text:style-name="T40"> </text:span><text:span text:style-name="T39">следующего}</text:span></text:p>
      <text:p text:style-name="P51"><text:span text:style-name="T37">var</text:span><text:span text:style-name="T38"> </text:span><text:span text:style-name="T37">a1,a2,max:integer;<text:tab/><text:tab/><text:tab/></text:span><text:span text:style-name="T41">{</text:span><text:span text:style-name="T39">хода</text:span><text:span text:style-name="T42"> </text:span><text:span text:style-name="T39">для</text:span><text:span text:style-name="T42"> </text:span><text:span text:style-name="T39">игрока</text:span><text:span text:style-name="T42"> </text:span><text:span text:style-name="T41">1}</text:span></text:p>
      <text:p text:style-name="P55">begin</text:p>
      <text:p text:style-name="P47">max:=win_one[a,1];</text:p>
      <text:p text:style-name="P47">igr_one:=1;</text:p>
      <text:p text:style-name="P47">if<text:span text:style-name="T34"> </text:span>pl=1<text:span text:style-name="T34"> </text:span>then<text:span text:style-name="T34"> </text:span>a2:=m<text:span text:style-name="T34"> </text:span>else<text:span text:style-name="T34"> </text:span>a2:=n;</text:p>
      <text:p text:style-name="P47">for<text:span text:style-name="T34"> </text:span>a1:=1<text:span text:style-name="T34"> </text:span>to<text:span text:style-name="T34"> </text:span>a2<text:span text:style-name="T34"> </text:span>do<text:span text:style-name="T34"> </text:span>if<text:span text:style-name="T34"> </text:span>win_one[a,a1]&gt;max<text:span text:style-name="T34"> </text:span>then<text:span text:style-name="T34"> </text:span>begin</text:p>
      <text:p text:style-name="P62">max:=win_one[a,a1];</text:p>
      <text:p text:style-name="P62">igr_one:=a1;</text:p>
      <text:p text:style-name="P62">end;</text:p>
      <text:p text:style-name="P55">end;</text:p>
      <text:p text:style-name="P37"/>
      <text:p text:style-name="Standard"><text:span text:style-name="T35">function</text:span><text:span text:style-name="T36"> </text:span><text:span text:style-name="T35">igr_two:byte;<text:tab/><text:tab/><text:tab/><text:tab/></text:span><text:span text:style-name="T39">{Функция</text:span><text:span text:style-name="T40"> </text:span><text:span text:style-name="T39">определения</text:span><text:span text:style-name="T40"> </text:span><text:span text:style-name="T39">следующего}</text:span></text:p>
      <text:p text:style-name="P51"><text:span text:style-name="T37">var</text:span><text:span text:style-name="T38"> </text:span><text:span text:style-name="T37">a1,a2,min:integer;<text:tab/><text:tab/><text:tab/></text:span><text:span text:style-name="T41">{</text:span><text:span text:style-name="T39">хода</text:span><text:span text:style-name="T42"> </text:span><text:span text:style-name="T39">для</text:span><text:span text:style-name="T42"> </text:span><text:span text:style-name="T39">игрока</text:span><text:span text:style-name="T42"> </text:span><text:span text:style-name="T41">2}</text:span></text:p>
      <text:p text:style-name="P55">begin</text:p>
      <text:p text:style-name="P47">min:=win_two[a,1];</text:p>
      <text:p text:style-name="P47">igr_two:=1;</text:p>
      <text:p text:style-name="P47">if<text:span text:style-name="T34"> </text:span>pl=1<text:span text:style-name="T34"> </text:span>then<text:span text:style-name="T34"> </text:span>a2:=n<text:span text:style-name="T34"> </text:span>else<text:span text:style-name="T34"> </text:span>a2:=m;</text:p>
      <text:p text:style-name="P47">for<text:span text:style-name="T34"> </text:span>a1:=1<text:span text:style-name="T34"> </text:span>to<text:span text:style-name="T34"> </text:span>a2<text:span text:style-name="T34"> </text:span>do<text:span text:style-name="T34"> </text:span>if<text:span text:style-name="T34"> </text:span>win_two[a,a1]&lt;min<text:span text:style-name="T34"> </text:span>then<text:span text:style-name="T34"> </text:span>begin</text:p>
      <text:p text:style-name="P62">min:=win_two[a,a1];</text:p>
      <text:p text:style-name="P62">igr_two:=a1;</text:p>
      <text:p text:style-name="P62">end;</text:p>
      <text:p text:style-name="P47">end;</text:p>
      <text:p text:style-name="P37"/>
      <text:p text:style-name="P36"><text:soft-page-break/>begin</text:p>
      <text:p text:style-name="P54">clrscr;</text:p>
      <text:p text:style-name="P51"><text:span text:style-name="T35">writeln<text:tab/><text:tab/><text:tab/><text:tab/><text:tab/></text:span><text:span text:style-name="T39">('Итеративный</text:span><text:span text:style-name="T40"> </text:span><text:span text:style-name="T39">метод</text:span><text:span text:style-name="T40"> </text:span><text:span text:style-name="T39">Брауна-Робинсона.');</text:span></text:p>
      <text:p text:style-name="P54">writeln('Матрица<text:span text:style-name="T34"> </text:span>пользователя?<text:span text:style-name="T34"> </text:span>(y/n)');</text:p>
      <text:p text:style-name="P51"><text:span text:style-name="T35">if</text:span><text:span text:style-name="T36"> </text:span><text:span text:style-name="T35">(readkey='y')or(readkey='Y')</text:span><text:span text:style-name="T36"> </text:span><text:span text:style-name="T35">then</text:span><text:span text:style-name="T36"> </text:span><text:span text:style-name="T35">begin<text:tab/></text:span><text:span text:style-name="T39">{Матрица</text:span><text:span text:style-name="T40"> </text:span><text:span text:style-name="T39">из</text:span><text:span text:style-name="T40"> </text:span><text:span text:style-name="T39">памяти</text:span><text:span text:style-name="T40"> </text:span><text:span text:style-name="T39">или</text:span><text:span text:style-name="T40"> </text:span><text:span text:style-name="T39">вводит</text:span><text:span text:style-name="T40"> </text:span><text:span text:style-name="T39">пользователь}</text:span></text:p>
      <text:p text:style-name="P38"><text:span text:style-name="T35">write<text:tab/><text:tab/><text:tab/><text:tab/><text:tab/></text:span><text:span text:style-name="T39">('Введите</text:span><text:span text:style-name="T40"> </text:span><text:span text:style-name="T39">размеры</text:span><text:span text:style-name="T40"> </text:span><text:span text:style-name="T39">матрицы:');</text:span></text:p>
      <text:p text:style-name="P59"><text:span text:style-name="T35">readln(n,m);<text:tab/><text:tab/><text:tab/><text:tab/></text:span><text:span text:style-name="T39">{Ввод</text:span><text:span text:style-name="T40"> </text:span><text:span text:style-name="T39">количества</text:span><text:span text:style-name="T40"> </text:span><text:span text:style-name="T39">строк</text:span><text:span text:style-name="T40"> </text:span><text:span text:style-name="T39">и</text:span><text:span text:style-name="T40"> </text:span><text:span text:style-name="T39">столбцов}</text:span></text:p>
      <text:p text:style-name="P46">writeln('Введите<text:span text:style-name="T34"> </text:span>',n,'<text:span text:style-name="T34"> </text:span>строки<text:span text:style-name="T34"> </text:span>по<text:span text:style-name="T34"> </text:span>',m,'<text:span text:style-name="T34"> </text:span>элементов:');</text:p>
      <text:p text:style-name="P47">nol:=true;</text:p>
      <text:p text:style-name="P47">otr:=false;</text:p>
      <text:p text:style-name="P47">min:=0;</text:p>
      <text:p text:style-name="P38"><text:span text:style-name="T37">for</text:span><text:span text:style-name="T38"> </text:span><text:span text:style-name="T37">j:=1</text:span><text:span text:style-name="T38"> </text:span><text:span text:style-name="T37">to</text:span><text:span text:style-name="T38"> </text:span><text:span text:style-name="T37">n</text:span><text:span text:style-name="T38"> </text:span><text:span text:style-name="T37">do</text:span><text:span text:style-name="T38"> </text:span><text:span text:style-name="T37">for</text:span><text:span text:style-name="T38"> </text:span><text:span text:style-name="T37">i:=1</text:span><text:span text:style-name="T38"> </text:span><text:span text:style-name="T37">to</text:span><text:span text:style-name="T38"> </text:span><text:span text:style-name="T37">m</text:span><text:span text:style-name="T38"> </text:span><text:span text:style-name="T37">do</text:span><text:span text:style-name="T38"> </text:span><text:span text:style-name="T37">begin</text:span><text:span text:style-name="T38"> </text:span><text:span text:style-name="T41">{</text:span><text:span text:style-name="T39">Ввод</text:span><text:span text:style-name="T42"> </text:span><text:span text:style-name="T39">элементов</text:span><text:span text:style-name="T42"> </text:span><text:span text:style-name="T39">матрицы</text:span><text:span text:style-name="T41">}</text:span></text:p>
      <text:p text:style-name="P62">read(matr[i,j]);</text:p>
      <text:p text:style-name="P63"><text:span text:style-name="T37">if</text:span><text:span text:style-name="T36"> </text:span><text:span text:style-name="T37">matr</text:span><text:span text:style-name="T35">[</text:span><text:span text:style-name="T37">i</text:span><text:span text:style-name="T35">,</text:span><text:span text:style-name="T37">j</text:span><text:span text:style-name="T35">]&lt;&gt;0</text:span><text:span text:style-name="T36"> </text:span><text:span text:style-name="T37">then</text:span><text:span text:style-name="T36"> </text:span><text:span text:style-name="T37">nol</text:span><text:span text:style-name="T35">:=</text:span><text:span text:style-name="T37">false</text:span><text:span text:style-name="T35">;<text:tab/></text:span><text:span text:style-name="T39">{Установка</text:span><text:span text:style-name="T40"> </text:span><text:span text:style-name="T39">флага,</text:span><text:span text:style-name="T40"> </text:span><text:span text:style-name="T39">что</text:span><text:span text:style-name="T40"> </text:span><text:span text:style-name="T39">не</text:span><text:span text:style-name="T40"> </text:span><text:span text:style-name="T39">все</text:span><text:span text:style-name="T40"> </text:span><text:span text:style-name="T39">элементы</text:span><text:span text:style-name="T40"> </text:span><text:span text:style-name="T39">равны</text:span><text:span text:style-name="T40"> </text:span><text:span text:style-name="T39">0}</text:span></text:p>
      <text:p text:style-name="P63"><text:span text:style-name="T37">if</text:span><text:span text:style-name="T36"> </text:span><text:span text:style-name="T37">matr</text:span><text:span text:style-name="T35">[</text:span><text:span text:style-name="T37">i</text:span><text:span text:style-name="T35">,</text:span><text:span text:style-name="T37">j</text:span><text:span text:style-name="T35">]&lt;0</text:span><text:span text:style-name="T36"> </text:span><text:span text:style-name="T37">then</text:span><text:span text:style-name="T36"> </text:span><text:span text:style-name="T37">otr</text:span><text:span text:style-name="T35">:=</text:span><text:span text:style-name="T37">true</text:span><text:span text:style-name="T35">;<text:tab/></text:span><text:span text:style-name="T39">{Установка</text:span><text:span text:style-name="T40"> </text:span><text:span text:style-name="T39">флага</text:span><text:span text:style-name="T40"> </text:span><text:span text:style-name="T39">наличия</text:span><text:span text:style-name="T40"> </text:span><text:span text:style-name="T39">отрицательных</text:span><text:span text:style-name="T40"> </text:span><text:span text:style-name="T39">элементов}</text:span></text:p>
      <text:p text:style-name="P63"><text:span text:style-name="T37">if</text:span><text:span text:style-name="T36"> </text:span><text:span text:style-name="T37">matr</text:span><text:span text:style-name="T35">[</text:span><text:span text:style-name="T37">i</text:span><text:span text:style-name="T35">,</text:span><text:span text:style-name="T37">j</text:span><text:span text:style-name="T35">]&lt;</text:span><text:span text:style-name="T37">min</text:span><text:span text:style-name="T36"> </text:span><text:span text:style-name="T37">then</text:span><text:span text:style-name="T36"> </text:span><text:span text:style-name="T37">min</text:span><text:span text:style-name="T35">:=</text:span><text:span text:style-name="T37">matr</text:span><text:span text:style-name="T35">[</text:span><text:span text:style-name="T37">i</text:span><text:span text:style-name="T35">,</text:span><text:span text:style-name="T37">j</text:span><text:span text:style-name="T35">];</text:span><text:span text:style-name="T39">{Определение</text:span><text:span text:style-name="T40"> </text:span><text:span text:style-name="T39">минимального</text:span><text:span text:style-name="T40"> </text:span><text:span text:style-name="T39">элемента}</text:span></text:p>
      <text:p text:style-name="P61">end</text:p>
      <text:p text:style-name="P38"><text:span text:style-name="T35">end</text:span><text:span text:style-name="T36"> </text:span><text:span text:style-name="T35">else</text:span><text:span text:style-name="T36"> </text:span><text:span text:style-name="T35">begin<text:tab/><text:tab/><text:tab/></text:span><text:span text:style-name="T39">{Иначе</text:span><text:span text:style-name="T40"> </text:span><text:span text:style-name="T39">берем</text:span><text:span text:style-name="T40"> </text:span><text:span text:style-name="T39">матрицу</text:span><text:span text:style-name="T40"> </text:span><text:span text:style-name="T39">из</text:span><text:span text:style-name="T40"> </text:span><text:span text:style-name="T39">константы}</text:span></text:p>
      <text:p text:style-name="P67">n:=3;m:=3;</text:p>
      <text:p text:style-name="P67">for<text:span text:style-name="T34"> </text:span>i:=1<text:span text:style-name="T34"> </text:span>to<text:span text:style-name="T34"> </text:span>m<text:span text:style-name="T34"> </text:span>do<text:span text:style-name="T34"> </text:span>for<text:span text:style-name="T34"> </text:span>j:=1<text:span text:style-name="T34"> </text:span>to<text:span text:style-name="T34"> </text:span>n<text:span text:style-name="T34"> </text:span>do<text:span text:style-name="T34"> </text:span>matr[i,j]:=matr1[i,j];</text:p>
      <text:p text:style-name="P61">end;</text:p>
      <text:p text:style-name="P54">clrscr;</text:p>
      <text:p text:style-name="P51"><text:span text:style-name="T35">writeln<text:tab/><text:tab/><text:tab/><text:tab/><text:tab/></text:span><text:span text:style-name="T39">('Итеративный</text:span><text:span text:style-name="T40"> </text:span><text:span text:style-name="T39">метод</text:span><text:span text:style-name="T40"> </text:span><text:span text:style-name="T39">Брауна-Робинсона.');</text:span></text:p>
      <text:p text:style-name="P51"><text:span text:style-name="T35">if</text:span><text:span text:style-name="T36"> </text:span><text:span text:style-name="T35">nol</text:span><text:span text:style-name="T36"> </text:span><text:span text:style-name="T35">then</text:span><text:span text:style-name="T36"> </text:span><text:span text:style-name="T35">writeln</text:span><text:span text:style-name="T39">('Все</text:span><text:span text:style-name="T40"> </text:span><text:span text:style-name="T39">элементы</text:span><text:span text:style-name="T40"> </text:span><text:span text:style-name="T39">матрицы</text:span><text:span text:style-name="T40"> </text:span><text:span text:style-name="T39">равны</text:span><text:span text:style-name="T40"> </text:span><text:span text:style-name="T39">0!')</text:span><text:span text:style-name="T36"> </text:span><text:span text:style-name="T35">else</text:span><text:span text:style-name="T36"> </text:span><text:span text:style-name="T35">begin</text:span><text:span text:style-name="T36"> </text:span><text:span text:style-name="T39">{если</text:span><text:span text:style-name="T40"> </text:span><text:span text:style-name="T39">установлен</text:span><text:span text:style-name="T40"> </text:span><text:span text:style-name="T39">флаг</text:span><text:span text:style-name="T40"> </text:span><text:span text:style-name="T39">нуля,</text:span><text:span text:style-name="T40"> </text:span><text:span text:style-name="T39">то</text:span><text:span text:style-name="T40"> </text:span><text:span text:style-name="T39">алгоритм</text:span><text:span text:style-name="T40"> </text:span><text:span text:style-name="T39">не</text:span><text:span text:style-name="T40"> </text:span><text:span text:style-name="T39">работает}</text:span></text:p>
      <text:p text:style-name="P59"><text:span text:style-name="T37">if</text:span><text:span text:style-name="T38"> </text:span><text:span text:style-name="T37">otr</text:span><text:span text:style-name="T38"> </text:span><text:span text:style-name="T37">then</text:span><text:span text:style-name="T38"> </text:span><text:span text:style-name="T37">for</text:span><text:span text:style-name="T38"> </text:span><text:span text:style-name="T37">j:=1</text:span><text:span text:style-name="T38"> </text:span><text:span text:style-name="T37">to</text:span><text:span text:style-name="T38"> </text:span><text:span text:style-name="T37">n</text:span><text:span text:style-name="T38"> </text:span><text:span text:style-name="T37">do</text:span><text:span text:style-name="T38"> </text:span><text:span text:style-name="T37">for</text:span><text:span text:style-name="T38"> </text:span><text:span text:style-name="T37">i:=1</text:span><text:span text:style-name="T38"> </text:span><text:span text:style-name="T37">to</text:span><text:span text:style-name="T38"> </text:span><text:span text:style-name="T37">m</text:span><text:span text:style-name="T38"> </text:span><text:span text:style-name="T37">do</text:span><text:span text:style-name="T38"> </text:span><text:span text:style-name="T37">matr[i,j]:=matr[i,j]-min;</text:span><text:span text:style-name="T41">{</text:span><text:span text:style-name="T39">если</text:span><text:span text:style-name="T42"> </text:span><text:span text:style-name="T39">есть</text:span><text:span text:style-name="T42"> </text:span><text:span text:style-name="T39">отрицательные</text:span><text:span text:style-name="T42"> </text:span><text:span text:style-name="T39">элементы</text:span><text:span text:style-name="T41">,}</text:span></text:p>
      <text:p text:style-name="P59"><text:span text:style-name="T35">writeln('Начальная</text:span><text:span text:style-name="T36"> </text:span><text:span text:style-name="T35">матрица:');<text:tab/></text:span><text:span text:style-name="T39">{Вывод</text:span><text:span text:style-name="T40"> </text:span><text:span text:style-name="T39">окончательной</text:span><text:span text:style-name="T40"> </text:span><text:span text:style-name="T39">матрицы}</text:span></text:p>
      <text:p text:style-name="P47">for<text:span text:style-name="T34"> </text:span>j:=1<text:span text:style-name="T34"> </text:span>to<text:span text:style-name="T34"> </text:span>n<text:span text:style-name="T34"> </text:span>do<text:span text:style-name="T34"> </text:span>begin</text:p>
      <text:p text:style-name="P62">for<text:span text:style-name="T34"> </text:span>i:=1<text:span text:style-name="T34"> </text:span>to<text:span text:style-name="T34"> </text:span>m<text:span text:style-name="T34"> </text:span>do<text:span text:style-name="T34"> </text:span>write(matr[i,j]:4);</text:p>
      <text:p text:style-name="P61">writeln;</text:p>
      <text:p text:style-name="P61">end;</text:p>
      <text:p text:style-name="P36"/>
      <text:p text:style-name="P38"><text:span text:style-name="T35">write</text:span><text:span text:style-name="T39">('Какой</text:span><text:span text:style-name="T40"> </text:span><text:span text:style-name="T39">игрок</text:span><text:span text:style-name="T40"> </text:span><text:span text:style-name="T39">начнет</text:span><text:span text:style-name="T40"> </text:span><text:span text:style-name="T39">игру?</text:span><text:span text:style-name="T40"> </text:span><text:span text:style-name="T39">');<text:tab/><text:tab/>{Вод</text:span><text:span text:style-name="T40"> </text:span><text:span text:style-name="T39">стартовых</text:span><text:span text:style-name="T40"> </text:span><text:span text:style-name="T39">значений}</text:span></text:p>
      <text:p text:style-name="P46">readln(pl);</text:p>
      <text:p text:style-name="P38"><text:span text:style-name="T35">write</text:span><text:span text:style-name="T39">('Какую</text:span><text:span text:style-name="T40"> </text:span><text:span text:style-name="T39">стратегию</text:span><text:span text:style-name="T40"> </text:span><text:span text:style-name="T39">выберет</text:span><text:span text:style-name="T40"> </text:span><text:span text:style-name="T39">',pl,'</text:span><text:span text:style-name="T40"> </text:span><text:span text:style-name="T39">игрок?</text:span><text:span text:style-name="T40"> </text:span><text:span text:style-name="T39">');</text:span></text:p>
      <text:p text:style-name="P46">readln(st);</text:p>
      <text:p text:style-name="P38"><text:span text:style-name="T35">write</text:span><text:span text:style-name="T39">('Количество</text:span><text:span text:style-name="T40"> </text:span><text:span text:style-name="T39">итераций?</text:span><text:span text:style-name="T40"> </text:span><text:span text:style-name="T39">');</text:span></text:p>
      <text:p text:style-name="P46">readln(kl);</text:p>
      <text:p text:style-name="P38"><text:span text:style-name="T35">a:=1;<text:tab/><text:tab/><text:tab/><text:tab/><text:tab/><text:tab/></text:span><text:span text:style-name="T39">{заглавие</text:span><text:span text:style-name="T40"> </text:span><text:span text:style-name="T39">таблицы}</text:span></text:p>
      <text:p text:style-name="P59"><text:span text:style-name="T35">writeln</text:span><text:span text:style-name="T39">('</text:span><text:span text:style-name="T40"> № <text:s text:c="3"/></text:span><text:span text:style-name="T39">стр.</text:span><text:span text:style-name="T40"> <text:s/></text:span><text:span text:style-name="T39">выигрыш</text:span><text:span text:style-name="T40"> </text:span><text:span text:style-name="T39">1-го</text:span><text:span text:style-name="T40"> </text:span><text:span text:style-name="T39">игр.</text:span><text:span text:style-name="T40"> <text:s text:c="9"/></text:span><text:span text:style-name="T39">стр.</text:span><text:span text:style-name="T40"> <text:s text:c="3"/></text:span><text:span text:style-name="T39">выигрыш</text:span><text:span text:style-name="T40"> </text:span><text:span text:style-name="T39">2-го</text:span><text:span text:style-name="T40"> </text:span><text:span text:style-name="T39">игр.</text:span><text:span text:style-name="T40"> <text:s/></text:span><text:span text:style-name="T39">V</text:span><text:span text:style-name="T40"> <text:s text:c="2"/></text:span><text:span text:style-name="T39">W</text:span><text:span text:style-name="T40"> <text:s text:c="2"/></text:span><text:span text:style-name="T39">Y');</text:span></text:p>
      <text:p text:style-name="P46">repeat</text:p>
      <text:p text:style-name="P63"><text:span text:style-name="T35">write(a:2,st:6,'</text:span><text:span text:style-name="T36"> <text:s/></text:span><text:span text:style-name="T35">');<text:tab/><text:tab/><text:tab/></text:span><text:span text:style-name="T39">{формирование</text:span><text:span text:style-name="T40"> </text:span><text:span text:style-name="T39">таблицы:</text:span><text:span text:style-name="T40"> </text:span><text:span text:style-name="T39">номер</text:span><text:span text:style-name="T40"> </text:span><text:span text:style-name="T39">итерации,</text:span><text:span text:style-name="T40"> </text:span><text:span text:style-name="T39">стратегия</text:span><text:span text:style-name="T40"> </text:span><text:span text:style-name="T39">1игр.}</text:span></text:p>
      <text:p text:style-name="P62">if<text:span text:style-name="T34"> </text:span>pl=2<text:span text:style-name="T34"> </text:span>then<text:span text:style-name="T34"> </text:span>begin</text:p>
      <text:p text:style-name="P62">for<text:span text:style-name="T34"> </text:span>i:=1<text:span text:style-name="T34"> </text:span>to<text:span text:style-name="T34"> </text:span>n<text:span text:style-name="T34"> </text:span>do<text:span text:style-name="T34"> </text:span>begin</text:p>
      <text:p text:style-name="P56"><text:span text:style-name="T37">win_one[a,i]:=matr[st,i]+win_one[a-1,i];</text:span><text:span text:style-name="T41">{</text:span><text:span text:style-name="T39">формирование</text:span><text:span text:style-name="T42"> </text:span><text:span text:style-name="T39">матрицы</text:span><text:span text:style-name="T42"> </text:span><text:span text:style-name="T39">выигрышей</text:span><text:span text:style-name="T42"> </text:span><text:span text:style-name="T41">1</text:span><text:span text:style-name="T42"> </text:span><text:span text:style-name="T39">игр</text:span><text:span text:style-name="T41">.}</text:span></text:p>
      <text:p text:style-name="P65"><text:span text:style-name="T37">write(win_one[a,i]:4);<text:tab/><text:tab/><text:tab/></text:span><text:span text:style-name="T41">{</text:span><text:span text:style-name="T39">вывод</text:span><text:span text:style-name="T42"> </text:span><text:span text:style-name="T39">на</text:span><text:span text:style-name="T42"> </text:span><text:span text:style-name="T39">экран</text:span><text:span text:style-name="T41">}</text:span></text:p>
      <text:p text:style-name="P66">end;</text:p>
      <text:p text:style-name="P60"><text:soft-page-break/><text:span text:style-name="T35">st1:=igr_one;<text:tab/><text:tab/><text:tab/></text:span><text:span text:style-name="T39">{определение</text:span><text:span text:style-name="T40"> </text:span><text:span text:style-name="T39">ответной</text:span><text:span text:style-name="T40"> </text:span><text:span text:style-name="T39">стратегии</text:span><text:span text:style-name="T40"> </text:span><text:span text:style-name="T39">2</text:span><text:span text:style-name="T40"> </text:span><text:span text:style-name="T39">игр.}</text:span></text:p>
      <text:p text:style-name="P62">gotoxy(32,wherey);</text:p>
      <text:p text:style-name="P60"><text:span text:style-name="T37">write</text:span><text:span text:style-name="T35">(</text:span><text:span text:style-name="T37">st</text:span><text:span text:style-name="T35">1:10,'</text:span><text:span text:style-name="T36"> <text:s text:c="3"/></text:span><text:span text:style-name="T35">');<text:tab/><text:tab/><text:tab/></text:span><text:span text:style-name="T40"> </text:span><text:span text:style-name="T39">{вывод</text:span><text:span text:style-name="T40"> </text:span><text:span text:style-name="T39">на</text:span><text:span text:style-name="T40"> </text:span><text:span text:style-name="T39">экран}</text:span></text:p>
      <text:p text:style-name="P62">for<text:span text:style-name="T34"> </text:span>i:=1<text:span text:style-name="T34"> </text:span>to<text:span text:style-name="T34"> </text:span>m<text:span text:style-name="T34"> </text:span>do<text:span text:style-name="T34"> </text:span>begin</text:p>
      <text:p text:style-name="P63"><text:span text:style-name="T37">win_two[a,i]:=matr[i,st1]+win_two[a-1,i];<text:tab/></text:span><text:span text:style-name="T41">{</text:span><text:span text:style-name="T39">формирование</text:span><text:span text:style-name="T42"> </text:span><text:span text:style-name="T39">матрицы</text:span><text:span text:style-name="T42"> </text:span><text:span text:style-name="T39">выигрышей</text:span><text:span text:style-name="T42"> </text:span><text:span text:style-name="T41">2</text:span><text:span text:style-name="T42"> </text:span><text:span text:style-name="T39">игр</text:span><text:span text:style-name="T41">.}</text:span></text:p>
      <text:p text:style-name="P60"><text:span text:style-name="T37">write(win_two[a,i]:4);<text:tab/><text:tab/></text:span><text:span text:style-name="T41">{</text:span><text:span text:style-name="T39">вывод</text:span><text:span text:style-name="T42"> </text:span><text:span text:style-name="T39">на</text:span><text:span text:style-name="T42"> </text:span><text:span text:style-name="T39">экран</text:span><text:span text:style-name="T41">}</text:span></text:p>
      <text:p text:style-name="P64">end;</text:p>
      <text:p text:style-name="P47">gotoxy(64,wherey);</text:p>
      <text:p text:style-name="P59"><text:span text:style-name="T37">write</text:span><text:span text:style-name="T35">(</text:span><text:span text:style-name="T37">win</text:span><text:span text:style-name="T35">_</text:span><text:span text:style-name="T37">one</text:span><text:span text:style-name="T35">[</text:span><text:span text:style-name="T37">a</text:span><text:span text:style-name="T35">,</text:span><text:span text:style-name="T37">st</text:span><text:span text:style-name="T35">1]:4);<text:tab/><text:tab/><text:tab/></text:span><text:span text:style-name="T39">{вывод</text:span><text:span text:style-name="T40"> </text:span><text:span text:style-name="T39">наибольшего</text:span><text:span text:style-name="T40"> </text:span><text:span text:style-name="T39">суммарного</text:span><text:span text:style-name="T40"> </text:span><text:span text:style-name="T39">выигрыша</text:span><text:span text:style-name="T40"> </text:span><text:span text:style-name="T39">1</text:span><text:span text:style-name="T40"> </text:span><text:span text:style-name="T39">игр.}</text:span></text:p>
      <text:p text:style-name="P38"><text:span text:style-name="T35">st:=igr_two;</text:span><text:span text:style-name="T35"><text:tab/><text:tab/><text:tab/><text:tab/><text:tab/></text:span><text:span text:style-name="T39">{определение</text:span><text:span text:style-name="T40"> </text:span><text:span text:style-name="T39">ответной</text:span><text:span text:style-name="T40"> </text:span><text:span text:style-name="T39">стратегии</text:span><text:span text:style-name="T40"> </text:span><text:span text:style-name="T39">1</text:span><text:span text:style-name="T40"> </text:span><text:span text:style-name="T39">игр.}</text:span></text:p>
      <text:p text:style-name="P59"><text:span text:style-name="T35">write(win_two[a,st]:4);<text:tab/><text:tab/><text:tab/></text:span><text:span text:style-name="T39">{вывод</text:span><text:span text:style-name="T40"> </text:span><text:span text:style-name="T39">наибольшего</text:span><text:span text:style-name="T40"> </text:span><text:span text:style-name="T39">суммарного</text:span><text:span text:style-name="T40"> </text:span><text:span text:style-name="T39">выигрыша</text:span><text:span text:style-name="T40"> </text:span><text:span text:style-name="T39">2</text:span><text:span text:style-name="T40"> </text:span><text:span text:style-name="T39">игр.}</text:span></text:p>
      <text:p text:style-name="P38"><text:span text:style-name="T37">write((win_one[a,st1]+win_two[a,st])/(a*2):6:2);</text:span><text:span text:style-name="T41">{</text:span><text:span text:style-name="T39">приближенное</text:span><text:span text:style-name="T42"> </text:span><text:span text:style-name="T39">значение</text:span><text:span text:style-name="T42"> </text:span><text:span text:style-name="T39">цены</text:span><text:span text:style-name="T42"> </text:span><text:span text:style-name="T39">игры</text:span><text:span text:style-name="T41">}</text:span></text:p>
      <text:p text:style-name="P47">end</text:p>
      <text:p text:style-name="P68">else</text:p>
      <text:p text:style-name="P47">begin</text:p>
      <text:p text:style-name="P47">for<text:span text:style-name="T34"> </text:span>i:=1<text:span text:style-name="T34"> </text:span>to<text:span text:style-name="T34"> </text:span>m<text:span text:style-name="T34"> </text:span>do<text:span text:style-name="T34"> </text:span>begin</text:p>
      <text:p text:style-name="P63"><text:span text:style-name="T37">win_one[a,i]:=matr[i,st]+win_one[a-1,i];</text:span><text:span text:style-name="T41">{</text:span><text:span text:style-name="T39">формирование</text:span><text:span text:style-name="T42"> </text:span><text:span text:style-name="T39">матрицы</text:span><text:span text:style-name="T42"> </text:span><text:span text:style-name="T39">выигрышей</text:span><text:span text:style-name="T42"> </text:span><text:span text:style-name="T41">1</text:span><text:span text:style-name="T42"> </text:span><text:span text:style-name="T39">игр</text:span><text:span text:style-name="T41">.}</text:span></text:p>
      <text:p text:style-name="P62">write(win_one[a,i]:4);</text:p>
      <text:p text:style-name="P61">end;</text:p>
      <text:p text:style-name="P38"><text:span text:style-name="T35">st1:=igr_one;<text:tab/><text:tab/><text:tab/><text:tab/></text:span><text:span text:style-name="T39">{определение</text:span><text:span text:style-name="T40"> </text:span><text:span text:style-name="T39">ответной</text:span><text:span text:style-name="T40"> </text:span><text:span text:style-name="T39">стратегии</text:span><text:span text:style-name="T40"> </text:span><text:span text:style-name="T39">2</text:span><text:span text:style-name="T40"> </text:span><text:span text:style-name="T39">игр.}</text:span></text:p>
      <text:p text:style-name="P47">gotoxy(32,wherey);</text:p>
      <text:p text:style-name="P47">write(st1:10,'<text:span text:style-name="T34"> <text:s text:c="3"/></text:span>');</text:p>
      <text:p text:style-name="P47">for<text:span text:style-name="T34"> </text:span>i:=1<text:span text:style-name="T34"> </text:span>to<text:span text:style-name="T34"> </text:span>n<text:span text:style-name="T34"> </text:span>do<text:span text:style-name="T34"> </text:span>begin</text:p>
      <text:p text:style-name="P63"><text:span text:style-name="T37">win_two[a,i]:=matr[st1,i]+win_two[a-1,i];</text:span><text:span text:style-name="T41">{</text:span><text:span text:style-name="T39">формирование</text:span><text:span text:style-name="T42"> </text:span><text:span text:style-name="T39">матрицы</text:span><text:span text:style-name="T42"> </text:span><text:span text:style-name="T39">выигрышей</text:span><text:span text:style-name="T42"> </text:span><text:span text:style-name="T41">2</text:span><text:span text:style-name="T42"> </text:span><text:span text:style-name="T39">игр</text:span><text:span text:style-name="T41">.}</text:span></text:p>
      <text:p text:style-name="P64">write(win_two[a,i]:4);</text:p>
      <text:p text:style-name="P62">end;</text:p>
      <text:p text:style-name="P47">gotoxy(64,wherey);</text:p>
      <text:p text:style-name="P38"><text:span text:style-name="T37">write</text:span><text:span text:style-name="T35">(</text:span><text:span text:style-name="T37">win</text:span><text:span text:style-name="T35">_</text:span><text:span text:style-name="T37">one</text:span><text:span text:style-name="T35">[</text:span><text:span text:style-name="T37">a</text:span><text:span text:style-name="T35">,</text:span><text:span text:style-name="T37">st</text:span><text:span text:style-name="T35">1]:4);<text:tab/><text:tab/><text:tab/></text:span><text:span text:style-name="T39">{вывод</text:span><text:span text:style-name="T40"> </text:span><text:span text:style-name="T39">наибольшего</text:span><text:span text:style-name="T40"> </text:span><text:span text:style-name="T39">суммарного</text:span><text:span text:style-name="T40"> </text:span><text:span text:style-name="T39">выигрыша</text:span><text:span text:style-name="T40"> </text:span><text:span text:style-name="T39">1</text:span><text:span text:style-name="T40"> </text:span><text:span text:style-name="T39">игр.}</text:span></text:p>
      <text:p text:style-name="P38"><text:span text:style-name="T35">st:=igr_two;</text:span><text:span text:style-name="T35"><text:tab/><text:tab/><text:tab/><text:tab/><text:tab/></text:span><text:span text:style-name="T39">{определение</text:span><text:span text:style-name="T40"> </text:span><text:span text:style-name="T39">ответной</text:span><text:span text:style-name="T40"> </text:span><text:span text:style-name="T39">стратегии</text:span><text:span text:style-name="T40"> </text:span><text:span text:style-name="T39">1</text:span><text:span text:style-name="T40"> </text:span><text:span text:style-name="T39">игр.}</text:span></text:p>
      <text:p text:style-name="P38"><text:span text:style-name="T35">write(win_two[a,st]:4);<text:tab/><text:tab/><text:tab/></text:span><text:span text:style-name="T39">{вывод</text:span><text:span text:style-name="T40"> </text:span><text:span text:style-name="T39">наибольшего</text:span><text:span text:style-name="T40"> </text:span><text:span text:style-name="T39">суммарного</text:span><text:span text:style-name="T40"> </text:span><text:span text:style-name="T39">выигрыша</text:span><text:span text:style-name="T40"> </text:span><text:span text:style-name="T39">2</text:span><text:span text:style-name="T40"> </text:span><text:span text:style-name="T39">игр.}</text:span></text:p>
      <text:p text:style-name="P38"><text:span text:style-name="T37">write((win_one[a,st1]+win_two[a,st])/(a*2):6:2);</text:span><text:span text:style-name="T41">{</text:span><text:span text:style-name="T39">приближенное</text:span><text:span text:style-name="T42"> </text:span><text:span text:style-name="T39">значение</text:span><text:span text:style-name="T42"> </text:span><text:span text:style-name="T39">цены</text:span><text:span text:style-name="T42"> </text:span><text:span text:style-name="T39">игры</text:span><text:span text:style-name="T41">}</text:span></text:p>
      <text:p text:style-name="P46">end;</text:p>
      <text:p text:style-name="P38"><text:span text:style-name="T35">a:=a+1;<text:tab/><text:tab/><text:tab/><text:tab/><text:tab/></text:span><text:span text:style-name="T39">{увеличение</text:span><text:span text:style-name="T40"> </text:span><text:span text:style-name="T39">счетчика</text:span><text:span text:style-name="T40"> </text:span><text:span text:style-name="T39">итераций}</text:span></text:p>
      <text:p text:style-name="P47">writeln;</text:p>
      <text:p text:style-name="P68">until<text:span text:style-name="T34"> </text:span>a=kl+1;</text:p>
      <text:p text:style-name="P37"/>
      <text:p text:style-name="P68">end;</text:p>
      <text:p text:style-name="P69">readln;</text:p>
      <text:p text:style-name="P69">readln;</text:p>
      <text:p text:style-name="P37">end.</text:p>
      <text:p text:style-name="P74"/>
      <text:p text:style-name="P75"><text:span text:style-name="T2"><text:s/></text:span><text:span text:style-name="T1">Список</text:span><text:span text:style-name="T2"> </text:span><text:span text:style-name="T1">литературы</text:span></text:p>
      <text:p text:style-name="P73"/>
      <text:list xml:id="list908293124" text:style-name="WW8Num3">
        <text:list-item>
          <text:p text:style-name="P15">Беленький В.З. Итеративные методы в теории игр и программировании. М.: «Наука», 1977</text:p>
        </text:list-item>
        <text:list-item>
          <text:p text:style-name="P15">Блекуэлл Д.А. Теория игр и статистических решений. М., Изд. иностранной литературы, 1958</text:p>
        </text:list-item>
        <text:list-item>
          <text:p text:style-name="P15">Вентцель Е.С. Элементы теории игр. М., Физматгиз, 1961</text:p>
        </text:list-item>
        <text:list-item>
          <text:p text:style-name="P15">Вилкас Э.И. Оптимальность в играх и решениях. М.: «Наука», 1986</text:p>
        </text:list-item>
        <text:list-item>
          <text:p text:style-name="P15">Воробьёв И.Н. Математическая теория игр. М.: «Знание», 1976</text:p>
        </text:list-item>
        <text:list-item>
          <text:p text:style-name="P15">Давыдов Э.Г. Методы и модели теории антагонистических игр. М.: «Высшая школа», 1990</text:p>
        </text:list-item>
        <text:list-item>
          <text:p text:style-name="P15">Дрешер М. Стратегические игры. Теория и приложения. М., 1964</text:p>
        </text:list-item>
        <text:list-item>
          <text:p text:style-name="P15">Исследование операций в экономике / Н.Ш. Кремер, Б.А. Путко, И.М. Тришин, М.Н. Фридман. М.: «Банки и биржи», Юнити, 1997</text:p>
        </text:list-item>
        <text:list-item>
          <text:p text:style-name="P15">Итеративный алгоритм решения матричных игр// Доклады Академии наук СССР, том 238, №3, 1978</text:p>
        </text:list-item>
        <text:list-item>
          <text:p text:style-name="P15"><text:s/>Карлин С. Математические методы в теории игр, программировании и экономике. М.: «Мир», 1964</text:p>
        </text:list-item>
        <text:list-item>
          <text:p text:style-name="P15">Крапивин В.Ф. Теоретико-игровые методы синтеза сложных систем в конфликтных ситуациях. М.: «Советское радио», 1972</text:p>
        </text:list-item>
        <text:list-item>
          <text:p text:style-name="P15">Крушевский А.В. Теория игр: [Учебное пособие для вузов]. Киев: «Вища школа», 1977</text:p>
        </text:list-item>
        <text:list-item>
          <text:p text:style-name="P15">Льюис Р., Райфа Х. Игры и решения. М.,1961</text:p>
        </text:list-item>
        <text:list-item>
          <text:p text:style-name="P15">Морозов В.В., Старёв А.Г., Фёдоров В.В. Исследование операций в задачах и упражнениях. М.: «Высшая школа», 1996</text:p>
        </text:list-item>
        <text:list-item>
          <text:p text:style-name="P15">Матричные игры. [Сборник переводов]. Под ред. Воробьёва И.Н. М., Физматгиз, 1961</text:p>
        </text:list-item>
        <text:list-item>
          <text:p text:style-name="P70">Оуэн Г. Теория игр. [Учебное пособие]. М.: «Мир», 1973</text:p>
        </text:list-item>
        <text:list-item>
          <text:p text:style-name="P7"><text:span text:style-name="T1">Петросян Л.А., Зенкевич Н.А., Семен Е.А. Теория игр. М., 1989 </text:span></text:p>
        </text:list-item>
        <text:list-item>
          <text:p text:style-name="P7"><text:soft-page-break/><text:span text:style-name="T1"><text:s/>Школьная энциклопедия математика. Ред. С. М. Никольский, М.: 1996, с. 38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uk" fo:country="UA"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weight="bold" style:font-weight-asian="bold"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line-height="200%" fo:text-align="justify" style:justify-single-word="false" fo:keep-with-next="always"/>
      <style:text-properties fo:font-size="14pt" fo:font-weight="bold" style:font-size-asian="14pt" style:font-weight-asian="bold" style:font-size-complex="14pt"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Subtitle" style:family="paragraph" style:parent-style-name="Standard" style:next-style-name="Text_20_body" style:class="chapter">
      <style:paragraph-properties fo:text-align="justify" style:justify-single-word="false"/>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1.001cm" fo:page-height="29.7cm" style:num-format="1" style:print-orientation="portrait" fo:margin-top="2.501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Кадр1" text:anchor-type="paragraph" svg:y="0.002cm" draw:z-index="105"><draw:text-box fo:min-height="0.37cm" fo:min-width="0cm"><text:p text:style-name="Footer"><text:span text:style-name="Page_20_Number"><text:page-number text:select-page="current">1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Определение матричной игры, основные понятия</dc:title>
    <meta:initial-creator>User64</meta:initial-creator>
    <meta:creation-date>2010-12-30T14:14:00</meta:creation-date>
    <dc:creator>Armenal191</dc:creator>
    <dc:date>2010-12-30T14:14:00</dc:date>
    <meta:editing-cycles>2</meta:editing-cycles>
    <meta:editing-duration>P15824DT17H31M44S</meta:editing-duration>
    <meta:document-statistic meta:table-count="3" meta:image-count="4" meta:object-count="78" meta:page-count="26" meta:paragraph-count="676" meta:word-count="4197" meta:character-count="29021" meta:non-whitespace-character-count="24096"/>
    <meta:generator>LibreOffice/3.4$Unix LibreOffice_project/340m1$Build-602</meta:generator>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annotation encoding="StarMath 5.0">{}</annotation>
  </semantics>
</math>
</file>

<file path=Object 10/content.xml><?xml version="1.0" encoding="utf-8"?>
<math xmlns="http://www.w3.org/1998/Math/MathML">
  <semantics>
    <mrow>
      <mstyle mathsize="12pt">
        <mrow>
          <mrow>
            <mfenced open="(" close=")">
              <mrow>
                <mtable>
                  <mtr>
                    <mtd>
                      <mrow>
                        <mn>5</mn>
                        <mrow/>
                      </mrow>
                    </mtd>
                    <mtd>
                      <mrow>
                        <mn>6</mn>
                        <mrow/>
                      </mrow>
                    </mtd>
                    <mtd>
                      <mrow>
                        <mn>5</mn>
                        <mrow/>
                      </mrow>
                    </mtd>
                  </mtr>
                  <mtr>
                    <mtd>
                      <mrow>
                        <mn>2</mn>
                        <mrow/>
                      </mrow>
                    </mtd>
                    <mtd>
                      <mrow>
                        <mn>5</mn>
                        <mrow/>
                      </mrow>
                    </mtd>
                    <mtd>
                      <mrow>
                        <mn>1</mn>
                        <mrow/>
                      </mrow>
                    </mtd>
                  </mtr>
                  <mtr>
                    <mtd>
                      <mrow>
                        <mn>1</mn>
                        <mrow/>
                      </mrow>
                    </mtd>
                    <mtd>
                      <mrow>
                        <mn>4</mn>
                        <mrow/>
                      </mrow>
                    </mtd>
                    <mtd>
                      <mrow>
                        <mn>2</mn>
                        <mrow/>
                      </mrow>
                    </mtd>
                  </mtr>
                </mtable>
              </mrow>
            </mfenced>
          </mrow>
        </mrow>
      </mstyle>
      <mrow/>
    </mrow>
    <annotation encoding="StarMath 5.0"> size 12{ left ( matrix {
5 {} # 6 {} # 5 {} ##
2 {} # 5 {} # 1 {} ##
1 {} # 4 {} # 2{}
}  right )} {}</annotation>
  </semantics>
</math>
</file>

<file path=Object 11/content.xml><?xml version="1.0" encoding="utf-8"?>
<math xmlns="http://www.w3.org/1998/Math/MathML">
  <semantics>
    <mrow>
      <mstyle mathsize="12pt">
        <mrow>
          <mrow>
            <mrow>
              <msub>
                <mi>x</mi>
                <mrow>
                  <mstyle mathsize="8pt">
                    <mrow>
                      <mrow>
                        <mi>i</mi>
                      </mrow>
                    </mrow>
                  </mstyle>
                </mrow>
              </msub>
              <mo stretchy="false">≥</mo>
              <mn>0</mn>
            </mrow>
          </mrow>
        </mrow>
      </mstyle>
      <mrow/>
    </mrow>
    <annotation encoding="StarMath 5.0"> size 12{x rSub { size 8{i} }  &gt;= 0} {}</annotation>
  </semantics>
</math>
</file>

<file path=Object 12/content.xml><?xml version="1.0" encoding="utf-8"?>
<math xmlns="http://www.w3.org/1998/Math/MathML">
  <semantics>
    <mrow>
      <mstyle mathsize="12pt">
        <mrow>
          <mrow>
            <mrow>
              <mo stretchy="false">∑</mo>
              <mrow>
                <msub>
                  <mi>x</mi>
                  <mrow>
                    <mstyle mathsize="8pt">
                      <mrow>
                        <mrow>
                          <mi>i</mi>
                        </mrow>
                      </mrow>
                    </mstyle>
                  </mrow>
                </msub>
              </mrow>
            </mrow>
          </mrow>
        </mrow>
      </mstyle>
      <mrow/>
    </mrow>
    <annotation encoding="StarMath 5.0"> size 12{ Sum {x rSub { size 8{i} } } } {}</annotation>
  </semantics>
</math>
</file>

<file path=Object 13/content.xml><?xml version="1.0" encoding="utf-8"?>
<math xmlns="http://www.w3.org/1998/Math/MathML">
  <semantics>
    <mrow>
      <mstyle mathsize="12pt">
        <mrow>
          <mrow>
            <mi>K</mi>
            <mo stretchy="false">(</mo>
            <mi>x</mi>
            <mi>,</mi>
            <mi>y</mi>
            <mrow>
              <mo stretchy="false">)</mo>
              <mo stretchy="false">=</mo>
              <mrow>
                <munderover>
                  <mo stretchy="false">∑</mo>
                  <mrow>
                    <mstyle mathsize="8pt">
                      <mrow>
                        <mrow>
                          <mi>i</mi>
                        </mrow>
                      </mrow>
                    </mstyle>
                  </mrow>
                  <mrow>
                    <mstyle mathsize="8pt">
                      <mrow>
                        <mrow>
                          <mi>m</mi>
                        </mrow>
                      </mrow>
                    </mstyle>
                  </mrow>
                </munderover>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
                        <mi>x</mi>
                        <mrow>
                          <mstyle mathsize="8pt">
                            <mrow>
                              <mrow>
                                <mi>i</mi>
                              </mrow>
                            </mrow>
                          </mstyle>
                        </mrow>
                      </msub>
                      <msub>
                        <mi>y</mi>
                        <mrow>
                          <mstyle mathsize="8pt">
                            <mrow>
                              <mrow>
                                <mi>j</mi>
                              </mrow>
                            </mrow>
                          </mstyle>
                        </mrow>
                      </msub>
                    </mrow>
                  </mrow>
                </mrow>
              </mrow>
            </mrow>
          </mrow>
        </mrow>
      </mstyle>
      <mrow/>
    </mrow>
    <annotation encoding="StarMath 5.0"> size 12{K \( x,y \) = Sum cSub { size 8{i} }  cSup { size 8{m} }  { Sum cSub { size 8{j} }  cSup { size 8{n} }  {a rSub { size 8{ ital "ij"} } x rSub { size 8{i} } y rSub { size 8{j} } } } } {}</annotation>
  </semantics>
</math>
</file>

<file path=Object 14/content.xml><?xml version="1.0" encoding="utf-8"?>
<math xmlns="http://www.w3.org/1998/Math/MathML">
  <semantics>
    <mrow>
      <mstyle mathsize="12pt">
        <mrow>
          <mrow>
            <mover>
              <mrow>
                <mi>Г</mi>
              </mrow>
              <mrow>
                <mstyle mathsize="8pt">
                  <mrow>
                    <mrow>
                      <mrow/>
                    </mrow>
                  </mrow>
                </mstyle>
              </mrow>
            </mover>
          </mrow>
        </mrow>
      </mstyle>
      <mrow/>
    </mrow>
    <annotation encoding="StarMath 5.0"> size 12{ {Г}  cSup { size 8{_} } } {}</annotation>
  </semantics>
</math>
</file>

<file path=Object 15/content.xml><?xml version="1.0" encoding="utf-8"?>
<math xmlns="http://www.w3.org/1998/Math/MathML">
  <semantics>
    <mrow>
      <mrow>
        <mtable>
          <mtr>
            <mtd>
              <mrow>
                <mstyle mathsize="12pt">
                  <mrow>
                    <mrow>
                      <mrow>
                        <mrow>
                          <mover accent="true">
                            <mrow>
                              <mi>ν</mi>
                            </mrow>
                            <mo stretchy="false">̄</mo>
                          </mover>
                        </mrow>
                        <mo stretchy="false">=</mo>
                        <munder>
                          <mrow>
                            <mtext>min</mtext>
                          </mrow>
                          <mrow>
                            <mstyle mathsize="8pt">
                              <mrow>
                                <mrow>
                                  <mi>y</mi>
                                </mrow>
                              </mrow>
                            </mstyle>
                          </mrow>
                        </munder>
                      </mrow>
                      <munder>
                        <mrow>
                          <mtext>max</mtext>
                        </mrow>
                        <mrow>
                          <mstyle mathsize="8pt">
                            <mrow>
                              <mrow>
                                <mi>x</mi>
                              </mrow>
                            </mrow>
                          </mstyle>
                        </mrow>
                      </munder>
                      <mi>K</mi>
                      <mo stretchy="false">(</mo>
                      <mi>x</mi>
                      <mi>,</mi>
                      <mi/>
                      <mi>y</mi>
                      <mo stretchy="false">)</mo>
                      <mi>;</mi>
                    </mrow>
                  </mrow>
                </mstyle>
                <mrow/>
              </mrow>
            </mtd>
          </mtr>
          <mtr>
            <mtd>
              <mrow>
                <mrow>
                  <munder>
                    <mrow>
                      <mi>ν</mi>
                    </mrow>
                    <mrow>
                      <mstyle mathsize="8pt">
                        <mrow>
                          <mrow>
                            <mrow>
                              <mo stretchy="false">−</mo>
                              <mrow/>
                            </mrow>
                          </mrow>
                        </mrow>
                      </mstyle>
                    </mrow>
                  </munder>
                  <mo stretchy="false">=</mo>
                  <munder>
                    <mrow>
                      <mtext>max</mtext>
                    </mrow>
                    <mrow>
                      <mstyle mathsize="8pt">
                        <mrow>
                          <mrow>
                            <mi>x</mi>
                          </mrow>
                        </mrow>
                      </mstyle>
                    </mrow>
                  </munder>
                </mrow>
                <munder>
                  <mrow>
                    <mtext>min</mtext>
                  </mrow>
                  <mrow>
                    <mstyle mathsize="8pt">
                      <mrow>
                        <mrow>
                          <mi>y</mi>
                        </mrow>
                      </mrow>
                    </mstyle>
                  </mrow>
                </munder>
                <mi>K</mi>
                <mo stretchy="false">(</mo>
                <mi>x</mi>
                <mi>,</mi>
                <mi>y</mi>
                <mo stretchy="false">)</mo>
                <mtext>.</mtext>
                <mrow/>
              </mrow>
            </mtd>
          </mtr>
          <mtr>
            <mtd>
              <mrow>
                <mrow/>
              </mrow>
            </mtd>
          </mtr>
        </mtable>
      </mrow>
      <mrow/>
    </mrow>
    <annotation encoding="StarMath 5.0">alignl { stack {
 size 12{ { bar  {ν}}= {"min"}  cSub { size 8{y} }  {"max"}  cSub { size 8{x} } K \( x,`y \) ;}  {} # 
 {ν}  cSub { size 8{ - {}} } = {"max"}  cSub { size 8{x} }  {"min"}  cSub { size 8{y} } K \( x,y \)  "."  {} # 
 {} 
} } {}</annotation>
  </semantics>
</math>
</file>

<file path=Object 16/content.xml><?xml version="1.0" encoding="utf-8"?>
<math xmlns="http://www.w3.org/1998/Math/MathML">
  <semantics>
    <mrow>
      <mstyle mathsize="12pt">
        <mrow>
          <mrow>
            <mrow>
              <munder>
                <mrow>
                  <mi>ν</mi>
                </mrow>
                <mrow>
                  <mstyle mathsize="8pt">
                    <mrow>
                      <mrow>
                        <mrow>
                          <mo stretchy="false">−</mo>
                          <mrow/>
                        </mrow>
                      </mrow>
                    </mrow>
                  </mstyle>
                </mrow>
              </munder>
              <mo stretchy="false">≤</mo>
              <mover>
                <mrow>
                  <mi>ν</mi>
                </mrow>
                <mrow>
                  <mstyle mathsize="8pt">
                    <mrow>
                      <mrow>
                        <mrow>
                          <mo stretchy="false">−</mo>
                          <mrow/>
                        </mrow>
                      </mrow>
                    </mrow>
                  </mstyle>
                </mrow>
              </mover>
            </mrow>
          </mrow>
        </mrow>
      </mstyle>
      <mrow/>
    </mrow>
    <annotation encoding="StarMath 5.0"> size 12{ {ν}  cSub { size 8{ - {}} }  &lt;=  {ν}  cSup { size 8{ - {}} } } {}</annotation>
  </semantics>
</math>
</file>

<file path=Object 17/content.xml><?xml version="1.0" encoding="utf-8"?>
<math xmlns="http://www.w3.org/1998/Math/MathML">
  <semantics>
    <mrow>
      <mstyle mathsize="12pt">
        <mrow>
          <mrow>
            <mrow>
              <mrow>
                <munder>
                  <mrow>
                    <mi>ν</mi>
                  </mrow>
                  <mrow>
                    <mstyle mathsize="8pt">
                      <mrow>
                        <mrow>
                          <mrow>
                            <mo stretchy="false">−</mo>
                            <mrow/>
                          </mrow>
                        </mrow>
                      </mrow>
                    </mstyle>
                  </mrow>
                </munder>
                <mo stretchy="false">=</mo>
                <mover>
                  <mrow>
                    <mi>ν</mi>
                  </mrow>
                  <mrow>
                    <mstyle mathsize="8pt">
                      <mrow>
                        <mrow>
                          <mrow>
                            <mo stretchy="false">−</mo>
                            <mrow/>
                          </mrow>
                        </mrow>
                      </mrow>
                    </mstyle>
                  </mrow>
                </mover>
              </mrow>
              <mo stretchy="false">=</mo>
              <mi>ν</mi>
            </mrow>
          </mrow>
        </mrow>
      </mstyle>
      <mrow/>
    </mrow>
    <annotation encoding="StarMath 5.0"> size 12{ {ν}  cSub { size 8{ - {}} } = {ν}  cSup { size 8{ - {}} } =ν} {}</annotation>
  </semantics>
</math>
</file>

<file path=Object 18/content.xml><?xml version="1.0" encoding="utf-8"?>
<math xmlns="http://www.w3.org/1998/Math/MathML">
  <semantics>
    <mrow>
      <mstyle mathsize="12pt">
        <mrow>
          <mrow>
            <mover>
              <mrow>
                <msub>
                  <mi>Г</mi>
                  <mrow>
                    <mstyle mathsize="8pt">
                      <mrow>
                        <mrow>
                          <mi>А</mi>
                        </mrow>
                      </mrow>
                    </mstyle>
                  </mrow>
                </msub>
              </mrow>
              <mrow>
                <mstyle mathsize="8pt">
                  <mrow>
                    <mrow>
                      <mrow/>
                    </mrow>
                  </mrow>
                </mstyle>
              </mrow>
            </mover>
          </mrow>
        </mrow>
      </mstyle>
      <mrow/>
    </mrow>
    <annotation encoding="StarMath 5.0"> size 12{ {Г rSub { size 8{А} } }  cSup { size 8{_} } } {}</annotation>
  </semantics>
</math>
</file>

<file path=Object 19/content.xml><?xml version="1.0" encoding="utf-8"?>
<math xmlns="http://www.w3.org/1998/Math/MathML">
  <semantics>
    <mrow>
      <mstyle mathsize="12pt">
        <mrow>
          <mrow>
            <mi>ξ</mi>
          </mrow>
        </mrow>
      </mstyle>
      <mrow/>
    </mrow>
    <annotation encoding="StarMath 5.0"> size 12{ξ} {}</annotation>
  </semantics>
</math>
</file>

<file path=Object 2/content.xml><?xml version="1.0" encoding="utf-8"?>
<math xmlns="http://www.w3.org/1998/Math/MathML">
  <semantics>
    <mrow>
      <mrow>
        <mtable>
          <mtr>
            <mtd>
              <mrow>
                <mstyle mathsize="12pt">
                  <mrow>
                    <mrow>
                      <mi/>
                      <msub>
                        <mi>β</mi>
                        <mrow>
                          <mstyle mathsize="8pt">
                            <mrow>
                              <mrow>
                                <mn>1</mn>
                              </mrow>
                            </mrow>
                          </mstyle>
                        </mrow>
                      </msub>
                      <mi/>
                      <msub>
                        <mi>β</mi>
                        <mrow>
                          <mstyle mathsize="8pt">
                            <mrow>
                              <mrow>
                                <mn>2</mn>
                              </mrow>
                            </mrow>
                          </mstyle>
                        </mrow>
                      </msub>
                      <mi/>
                      <mtext>.</mtext>
                      <mtext>.</mtext>
                      <mtext>.</mtext>
                      <mi/>
                      <msub>
                        <mi>β</mi>
                        <mrow>
                          <mstyle mathsize="8pt">
                            <mrow>
                              <mrow>
                                <mi>n</mi>
                              </mrow>
                            </mrow>
                          </mstyle>
                        </mrow>
                      </msub>
                    </mrow>
                  </mrow>
                </mstyle>
                <mrow/>
              </mrow>
            </mtd>
          </mtr>
          <mtr>
            <mtd>
              <mrow>
                <mtable>
                  <mtr>
                    <mtd>
                      <mrow>
                        <msub>
                          <mi>α</mi>
                          <mrow>
                            <mstyle mathsize="8pt">
                              <mrow>
                                <mrow>
                                  <mn>1</mn>
                                </mrow>
                              </mrow>
                            </mstyle>
                          </mrow>
                        </msub>
                        <mrow/>
                      </mrow>
                    </mtd>
                  </mtr>
                  <mtr>
                    <mtd>
                      <mrow>
                        <msub>
                          <mi>α</mi>
                          <mrow>
                            <mstyle mathsize="8pt">
                              <mrow>
                                <mrow>
                                  <mn>2</mn>
                                </mrow>
                              </mrow>
                            </mstyle>
                          </mrow>
                        </msub>
                        <mrow/>
                      </mrow>
                    </mtd>
                  </mtr>
                  <mtr>
                    <mtd>
                      <mrow>
                        <mtext>.</mtext>
                        <mtext>.</mtext>
                        <mtext>.</mtext>
                        <mrow/>
                      </mrow>
                    </mtd>
                  </mtr>
                  <mtr>
                    <mtd>
                      <mrow>
                        <msub>
                          <mi>α</mi>
                          <mrow>
                            <mstyle mathsize="8pt">
                              <mrow>
                                <mrow>
                                  <mi>m</mi>
                                </mrow>
                              </mrow>
                            </mstyle>
                          </mrow>
                        </msub>
                      </mrow>
                    </mtd>
                  </mtr>
                </mtable>
                <mfenced open="(" close=")">
                  <mrow>
                    <mtable>
                      <mtr>
                        <mtd>
                          <mrow>
                            <msub>
                              <mi>a</mi>
                              <mrow>
                                <mstyle mathsize="8pt">
                                  <mrow>
                                    <mrow>
                                      <mtext>11</mtext>
                                    </mrow>
                                  </mrow>
                                </mstyle>
                              </mrow>
                            </msub>
                            <mrow/>
                          </mrow>
                        </mtd>
                        <mtd>
                          <mrow>
                            <msub>
                              <mi>a</mi>
                              <mrow>
                                <mstyle mathsize="8pt">
                                  <mrow>
                                    <mrow>
                                      <mtext>12</mtext>
                                    </mrow>
                                  </mrow>
                                </mstyle>
                              </mrow>
                            </msub>
                            <mrow/>
                          </mrow>
                        </mtd>
                        <mtd>
                          <mrow>
                            <mtext>.</mtext>
                            <mtext>.</mtext>
                            <mtext>.</mtext>
                            <mrow/>
                          </mrow>
                        </mtd>
                        <mtd>
                          <mrow>
                            <msub>
                              <mi>a</mi>
                              <mrow>
                                <mstyle mathsize="8pt">
                                  <mrow>
                                    <mrow>
                                      <mn>1n</mn>
                                    </mrow>
                                  </mrow>
                                </mstyle>
                              </mrow>
                            </msub>
                            <mrow/>
                          </mrow>
                        </mtd>
                      </mtr>
                      <mtr>
                        <mtd>
                          <mrow>
                            <msub>
                              <mi>a</mi>
                              <mrow>
                                <mstyle mathsize="8pt">
                                  <mrow>
                                    <mrow>
                                      <mtext>21</mtext>
                                    </mrow>
                                  </mrow>
                                </mstyle>
                              </mrow>
                            </msub>
                            <mrow/>
                          </mrow>
                        </mtd>
                        <mtd>
                          <mrow>
                            <msub>
                              <mi>a</mi>
                              <mrow>
                                <mstyle mathsize="8pt">
                                  <mrow>
                                    <mrow>
                                      <mtext>22</mtext>
                                    </mrow>
                                  </mrow>
                                </mstyle>
                              </mrow>
                            </msub>
                            <mrow/>
                          </mrow>
                        </mtd>
                        <mtd>
                          <mrow>
                            <mtext>.</mtext>
                            <mtext>.</mtext>
                            <mtext>.</mtext>
                            <mrow/>
                          </mrow>
                        </mtd>
                        <mtd>
                          <mrow>
                            <msub>
                              <mi>a</mi>
                              <mrow>
                                <mstyle mathsize="8pt">
                                  <mrow>
                                    <mrow>
                                      <mn>2n</mn>
                                    </mrow>
                                  </mrow>
                                </mstyle>
                              </mrow>
                            </msub>
                            <mrow/>
                          </mrow>
                        </mtd>
                      </mtr>
                      <mtr>
                        <mtd>
                          <mrow>
                            <mtext>.</mtext>
                            <mtext>.</mtext>
                            <mtext>.</mtext>
                            <mrow/>
                          </mrow>
                        </mtd>
                        <mtd>
                          <mrow>
                            <mtext>.</mtext>
                            <mtext>.</mtext>
                            <mtext>.</mtext>
                            <mrow/>
                          </mrow>
                        </mtd>
                        <mtd>
                          <mrow>
                            <mtext>.</mtext>
                            <mtext>.</mtext>
                            <mtext>.</mtext>
                            <mrow/>
                          </mrow>
                        </mtd>
                        <mtd>
                          <mrow>
                            <mtext>.</mtext>
                            <mtext>.</mtext>
                            <mtext>.</mtext>
                            <mrow/>
                          </mrow>
                        </mtd>
                      </mtr>
                      <mtr>
                        <mtd>
                          <mrow>
                            <msub>
                              <mi>a</mi>
                              <mrow>
                                <mstyle mathsize="8pt">
                                  <mrow>
                                    <mrow>
                                      <mi mathvariant="italic">m1</mi>
                                    </mrow>
                                  </mrow>
                                </mstyle>
                              </mrow>
                            </msub>
                            <mrow/>
                          </mrow>
                        </mtd>
                        <mtd>
                          <mrow>
                            <msub>
                              <mi>a</mi>
                              <mrow>
                                <mstyle mathsize="8pt">
                                  <mrow>
                                    <mrow>
                                      <mi mathvariant="italic">m2</mi>
                                    </mrow>
                                  </mrow>
                                </mstyle>
                              </mrow>
                            </msub>
                            <mrow/>
                          </mrow>
                        </mtd>
                        <mtd>
                          <mrow>
                            <mtext>.</mtext>
                            <mtext>.</mtext>
                            <mtext>.</mtext>
                            <mrow/>
                          </mrow>
                        </mtd>
                        <mtd>
                          <mrow>
                            <msub>
                              <mi>a</mi>
                              <mrow>
                                <mstyle mathsize="8pt">
                                  <mrow>
                                    <mrow>
                                      <mstyle mathvariant="italic">
                                        <mrow>
                                          <mtext>mn</mtext>
                                        </mrow>
                                      </mstyle>
                                    </mrow>
                                  </mrow>
                                </mstyle>
                              </mrow>
                            </msub>
                            <mrow/>
                          </mrow>
                        </mtd>
                      </mtr>
                    </mtable>
                  </mrow>
                </mfenced>
                <mrow/>
              </mrow>
            </mtd>
          </mtr>
        </mtable>
      </mrow>
      <mrow/>
    </mrow>
    <annotation encoding="StarMath 5.0">alignl { stack {
 size 12{``````````β rSub { size 8{1} } ```````β rSub { size 8{2} } `````` "."  "."  "." ```````β rSub { size 8{n} } }  {} # 
 matrix {
α rSub { size 8{1} }  {} ##
α rSub { size 8{2} }  {} ##
 "."  "."  "."  {} ##
α rSub { size 8{m} } 
}  left ( matrix {
a rSub { size 8{"11"} }  {} # a rSub { size 8{"12"} }  {} #  "."  "."  "."  {} # a rSub { size 8{1n} }  {} ##
a rSub { size 8{"21"} }  {} # a rSub { size 8{"22"} }  {} #  "."  "."  "."  {} # a rSub { size 8{2n} }  {} ##
 "."  "."  "."  {} #  "."  "."  "."  {} #  "."  "."  "."  {} #  "."  "."  "."  {} ##
a rSub { size 8{m1} }  {} # a rSub { size 8{m2} }  {} #  "."  "."  "."  {} # a rSub { size 8{ ital "mn"} } {}
}  right ) {} 
} } {}</annotation>
  </semantics>
</math>
</file>

<file path=Object 20/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21/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22/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23/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24/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25/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2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27/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28/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29/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3/content.xml><?xml version="1.0" encoding="utf-8"?>
<math xmlns="http://www.w3.org/1998/Math/MathML">
  <semantics>
    <mrow>
      <mstyle mathsize="12pt">
        <mrow>
          <mrow>
            <mrow>
              <munder>
                <mrow>
                  <mi>ν</mi>
                </mrow>
                <mrow>
                  <mstyle mathsize="8pt">
                    <mrow>
                      <mrow>
                        <mrow>
                          <mo stretchy="false">−</mo>
                          <mrow/>
                        </mrow>
                      </mrow>
                    </mrow>
                  </mstyle>
                </mrow>
              </munder>
              <mo stretchy="false">=</mo>
              <munder>
                <mrow>
                  <mtext>max</mtext>
                </mrow>
                <mrow>
                  <mstyle mathsize="8pt">
                    <mrow>
                      <mrow>
                        <mi>i</mi>
                      </mrow>
                    </mrow>
                  </mstyle>
                </mrow>
              </munder>
            </mrow>
            <munder>
              <mrow>
                <mtext>min</mtext>
              </mrow>
              <mrow>
                <mstyle mathsize="8pt">
                  <mrow>
                    <mrow>
                      <mi>j</mi>
                    </mrow>
                  </mrow>
                </mstyle>
              </mrow>
            </munder>
            <msub>
              <mi>a</mi>
              <mrow>
                <mstyle mathsize="8pt">
                  <mrow>
                    <mrow>
                      <mstyle mathvariant="italic">
                        <mrow>
                          <mtext>ij</mtext>
                        </mrow>
                      </mstyle>
                    </mrow>
                  </mrow>
                </mstyle>
              </mrow>
            </msub>
          </mrow>
        </mrow>
      </mstyle>
      <mrow/>
    </mrow>
    <annotation encoding="StarMath 5.0"> size 12{ {ν}  cSub { size 8{ - {}} } = {"max"}  cSub { size 8{i} }  {"min"}  cSub { size 8{j} } a rSub { size 8{ ital "ij"} } } {}</annotation>
  </semantics>
</math>
</file>

<file path=Object 3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31/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3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33/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34/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35/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36/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37/content.xml><?xml version="1.0" encoding="utf-8"?>
<math xmlns="http://www.w3.org/1998/Math/MathML">
  <semantics>
    <mrow>
      <mstyle mathsize="12pt">
        <mrow>
          <mrow>
            <mover>
              <mrow>
                <msub>
                  <mi>Г</mi>
                  <mrow>
                    <mstyle mathsize="8pt">
                      <mrow>
                        <mrow>
                          <mi>А</mi>
                        </mrow>
                      </mrow>
                    </mstyle>
                  </mrow>
                </msub>
              </mrow>
              <mrow>
                <mstyle mathsize="8pt">
                  <mrow>
                    <mrow>
                      <mrow/>
                    </mrow>
                  </mrow>
                </mstyle>
              </mrow>
            </mover>
          </mrow>
        </mrow>
      </mstyle>
      <mrow/>
    </mrow>
    <annotation encoding="StarMath 5.0"> size 12{ {Г rSub { size 8{А} } }  cSup { size 8{_} } } {}</annotation>
  </semantics>
</math>
</file>

<file path=Object 38/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39/content.xml><?xml version="1.0" encoding="utf-8"?>
<math xmlns="http://www.w3.org/1998/Math/MathML">
  <semantics>
    <mrow>
      <mstyle mathsize="12pt">
        <mrow>
          <mrow>
            <msub>
              <mi>a</mi>
              <mrow>
                <mstyle mathsize="8pt">
                  <mrow>
                    <mrow>
                      <msub>
                        <mi>i</mi>
                        <mrow>
                          <mstyle mathsize="6pt">
                            <mrow>
                              <mrow>
                                <mn>0</mn>
                              </mrow>
                            </mrow>
                          </mstyle>
                        </mrow>
                      </msub>
                    </mrow>
                  </mrow>
                </mstyle>
              </mrow>
            </msub>
          </mrow>
        </mrow>
      </mstyle>
      <mrow/>
    </mrow>
    <annotation encoding="StarMath 5.0"> size 12{a rSub { size 8{i rSub { size 6{0} } } } } {}</annotation>
  </semantics>
</math>
</file>

<file path=Object 4/content.xml><?xml version="1.0" encoding="utf-8"?>
<math xmlns="http://www.w3.org/1998/Math/MathML">
  <semantics>
    <mrow>
      <mstyle mathsize="12pt">
        <mrow>
          <mrow>
            <mrow>
              <mover>
                <mrow>
                  <mi>ν</mi>
                </mrow>
                <mrow>
                  <mstyle mathsize="8pt">
                    <mrow>
                      <mrow>
                        <mrow>
                          <mo stretchy="false">−</mo>
                          <mrow/>
                        </mrow>
                      </mrow>
                    </mrow>
                  </mstyle>
                </mrow>
              </mover>
              <mo stretchy="false">=</mo>
              <munder>
                <mrow>
                  <mtext>min</mtext>
                </mrow>
                <mrow>
                  <mstyle mathsize="8pt">
                    <mrow>
                      <mrow>
                        <mi>j</mi>
                      </mrow>
                    </mrow>
                  </mstyle>
                </mrow>
              </munder>
            </mrow>
            <munder>
              <mrow>
                <mtext>max</mtext>
              </mrow>
              <mrow>
                <mstyle mathsize="8pt">
                  <mrow>
                    <mrow>
                      <mi>i</mi>
                    </mrow>
                  </mrow>
                </mstyle>
              </mrow>
            </munder>
            <msub>
              <mi>a</mi>
              <mrow>
                <mstyle mathsize="8pt">
                  <mrow>
                    <mrow>
                      <mstyle mathvariant="italic">
                        <mrow>
                          <mtext>ij</mtext>
                        </mrow>
                      </mstyle>
                    </mrow>
                  </mrow>
                </mstyle>
              </mrow>
            </msub>
          </mrow>
        </mrow>
      </mstyle>
      <mrow/>
    </mrow>
    <annotation encoding="StarMath 5.0"> size 12{ {ν}  cSup { size 8{ - {}} } = {"min"}  cSub { size 8{j} }  {"max"}  cSub { size 8{i} } a rSub { size 8{ ital "ij"} } } {}</annotation>
  </semantics>
</math>
</file>

<file path=Object 40/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o stretchy="false">(</mo>
                      <mn>3</mn>
                      <mo stretchy="false">)</mo>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3 \) }  {} # 
c rSup { size 8{N} } = \( 1 - ε rSub { size 8{N} }  \) c rSup { size 8{N - 1} } +ε rSub { size 8{N} }  { tilde  {c}} rSup { size 8{N} } ;` {} 
} } {}</annotation>
  </semantics>
</math>
</file>

<file path=Object 4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4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43/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44/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45/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46/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47/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48/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4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5/content.xml><?xml version="1.0" encoding="utf-8"?>
<math xmlns="http://www.w3.org/1998/Math/MathML">
  <semantics>
    <mrow>
      <mstyle mathsize="12pt">
        <mrow>
          <mrow>
            <munder>
              <mrow>
                <mi>ν</mi>
              </mrow>
              <mrow>
                <mstyle mathsize="8pt">
                  <mrow>
                    <mrow>
                      <mrow>
                        <mo stretchy="false">−</mo>
                        <mrow/>
                      </mrow>
                    </mrow>
                  </mrow>
                </mstyle>
              </mrow>
            </munder>
            <mi/>
            <mi>,</mi>
            <mrow>
              <mover accent="true">
                <mrow>
                  <mi>ν</mi>
                </mrow>
                <mo stretchy="false">̄</mo>
              </mover>
            </mrow>
          </mrow>
        </mrow>
      </mstyle>
      <mrow/>
    </mrow>
    <annotation encoding="StarMath 5.0"> size 12{ {ν}  cSub { size 8{ - {}} } ``, { bar  {ν}}} {}</annotation>
  </semantics>
</math>
</file>

<file path=Object 50/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51/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5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53/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54/content.xml><?xml version="1.0" encoding="utf-8"?>
<math xmlns="http://www.w3.org/1998/Math/MathML">
  <semantics>
    <mtable>
      <mtr>
        <mtd>
          <mrow>
            <munder>
              <mrow>
                <mtext>lim</mtext>
              </mrow>
              <mrow>
                <mstyle mathsize="8pt">
                  <mrow>
                    <mrow>
                      <mi>N</mi>
                      <mo stretchy="false">→</mo>
                      <mo stretchy="false">∞</mo>
                    </mrow>
                  </mrow>
                </mstyle>
              </mrow>
            </munder>
            <mrow>
              <msup>
                <mi>x</mi>
                <mrow>
                  <mstyle mathsize="8pt">
                    <mrow>
                      <mrow>
                        <mi>N</mi>
                      </mrow>
                    </mrow>
                  </mstyle>
                </mrow>
              </msup>
              <mo stretchy="false">=</mo>
              <mrow>
                <mi>x</mi>
                <mo stretchy="false">∗</mo>
                <mrow/>
              </mrow>
            </mrow>
            <mrow/>
          </mrow>
        </mtd>
      </mtr>
      <mtr>
        <mtd>
          <mrow>
            <mstyle mathsize="12pt">
              <mrow>
                <mrow/>
              </mrow>
            </mstyle>
          </mrow>
        </mtd>
      </mtr>
    </mtable>
    <annotation encoding="StarMath 5.0"> size 12{ {"lim"}  cSub { size 8{N rightarrow  infinity } } x rSup { size 8{N} } =x*} {}</annotation>
  </semantics>
</math>
</file>

<file path=Object 55/content.xml><?xml version="1.0" encoding="utf-8"?>
<math xmlns="http://www.w3.org/1998/Math/MathML">
  <semantics>
    <mrow>
      <mstyle mathsize="12pt">
        <mrow>
          <mrow>
            <mfenced open="[" close="]">
              <mrow>
                <mtable>
                  <mtr>
                    <mtd>
                      <mrow>
                        <mn>0</mn>
                        <mrow/>
                      </mrow>
                    </mtd>
                    <mtd>
                      <mrow>
                        <mn>1</mn>
                        <mrow/>
                      </mrow>
                    </mtd>
                    <mtd>
                      <mrow>
                        <mn>2</mn>
                        <mrow/>
                      </mrow>
                    </mtd>
                  </mtr>
                  <mtr>
                    <mtd>
                      <mrow>
                        <mn>4</mn>
                        <mrow/>
                      </mrow>
                    </mtd>
                    <mtd>
                      <mrow>
                        <mn>2</mn>
                        <mrow/>
                      </mrow>
                    </mtd>
                    <mtd>
                      <mrow>
                        <mn>1</mn>
                        <mrow/>
                      </mrow>
                    </mtd>
                  </mtr>
                  <mtr>
                    <mtd>
                      <mrow>
                        <mn>3</mn>
                        <mrow/>
                      </mrow>
                    </mtd>
                    <mtd>
                      <mrow>
                        <mn>0</mn>
                        <mrow/>
                      </mrow>
                    </mtd>
                    <mtd>
                      <mrow>
                        <mn>1</mn>
                        <mrow/>
                      </mrow>
                    </mtd>
                  </mtr>
                </mtable>
              </mrow>
            </mfenced>
          </mrow>
        </mrow>
      </mstyle>
      <mrow/>
    </mrow>
    <annotation encoding="StarMath 5.0"> size 12{ left [ matrix {
0 {} # 1 {} # 2 {} ##
4 {} # 2 {} # 1 {} ##
3 {} # 0 {} # 1{}
}  right ]} {}</annotation>
  </semantics>
</math>
</file>

<file path=Object 56/content.xml><?xml version="1.0" encoding="utf-8"?>
<math xmlns="http://www.w3.org/1998/Math/MathML">
  <semantics>
    <mrow>
      <mstyle mathsize="12pt">
        <mrow>
          <mrow>
            <msubsup>
              <mi>γ</mi>
              <mrow>
                <mstyle mathsize="8pt">
                  <mrow>
                    <mrow>
                      <mi>j</mi>
                    </mrow>
                  </mrow>
                </mstyle>
              </mrow>
              <mrow>
                <mstyle mathsize="8pt">
                  <mrow>
                    <mrow>
                      <mn>0</mn>
                    </mrow>
                  </mrow>
                </mstyle>
              </mrow>
            </msubsup>
          </mrow>
        </mrow>
      </mstyle>
      <mrow/>
    </mrow>
    <annotation encoding="StarMath 5.0"> size 12{γ rSub { size 8{j} }  rSup { size 8{0} } } {}</annotation>
  </semantics>
</math>
</file>

<file path=Object 57/content.xml><?xml version="1.0" encoding="utf-8"?>
<math xmlns="http://www.w3.org/1998/Math/MathML">
  <semantics>
    <mrow>
      <mstyle mathsize="12pt">
        <mrow>
          <mrow>
            <mtext>min</mtext>
            <mrow>
              <msubsup>
                <mi>γ</mi>
                <mrow>
                  <mstyle mathsize="8pt">
                    <mrow>
                      <mrow>
                        <mi>j</mi>
                      </mrow>
                    </mrow>
                  </mstyle>
                </mrow>
                <mrow>
                  <mstyle mathsize="8pt">
                    <mrow>
                      <mrow>
                        <mn>0</mn>
                      </mrow>
                    </mrow>
                  </mstyle>
                </mrow>
              </msubsup>
              <mo stretchy="false">=</mo>
              <msubsup>
                <mi>γ</mi>
                <mrow>
                  <mstyle mathsize="8pt">
                    <mrow>
                      <mrow>
                        <mn>2</mn>
                      </mrow>
                    </mrow>
                  </mstyle>
                </mrow>
                <mrow>
                  <mstyle mathsize="8pt">
                    <mrow>
                      <mrow>
                        <mn>0</mn>
                      </mrow>
                    </mrow>
                  </mstyle>
                </mrow>
              </msubsup>
            </mrow>
          </mrow>
        </mrow>
      </mstyle>
      <mrow/>
    </mrow>
    <annotation encoding="StarMath 5.0"> size 12{"min"γ rSub { size 8{j} }  rSup { size 8{0} } =γ rSub { size 8{2} }  rSup { size 8{0} } } {}</annotation>
  </semantics>
</math>
</file>

<file path=Object 58/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n>0</mn>
                      </mrow>
                    </mrow>
                  </mstyle>
                </mrow>
              </msup>
              <mo stretchy="false">=</mo>
              <mn>0</mn>
            </mrow>
          </mrow>
        </mrow>
      </mstyle>
      <mrow/>
    </mrow>
    <annotation encoding="StarMath 5.0"> size 12{ {ν}  cSub { size 8{ - {}} }  rSup { size 8{0} } =0} {}</annotation>
  </semantics>
</math>
</file>

<file path=Object 59/content.xml><?xml version="1.0" encoding="utf-8"?>
<math xmlns="http://www.w3.org/1998/Math/MathML">
  <semantics>
    <mrow>
      <mstyle mathsize="12pt">
        <mrow>
          <mrow>
            <msup>
              <mrow>
                <mover accent="true">
                  <mrow>
                    <mi>x</mi>
                  </mrow>
                  <mo stretchy="false">̃</mo>
                </mover>
              </mrow>
              <mrow>
                <mstyle mathsize="8pt">
                  <mrow>
                    <mrow>
                      <mn>1</mn>
                    </mrow>
                  </mrow>
                </mstyle>
              </mrow>
            </msup>
            <mi>,</mi>
            <msup>
              <mrow>
                <mover accent="true">
                  <mrow>
                    <mi>c</mi>
                  </mrow>
                  <mo stretchy="false">̃</mo>
                </mover>
              </mrow>
              <mrow>
                <mstyle mathsize="8pt">
                  <mrow>
                    <mrow>
                      <mn>1</mn>
                    </mrow>
                  </mrow>
                </mstyle>
              </mrow>
            </msup>
          </mrow>
        </mrow>
      </mstyle>
      <mrow/>
    </mrow>
    <annotation encoding="StarMath 5.0"> size 12{ { tilde  {x}} rSup { size 8{1} } , { tilde  {c}} rSup { size 8{1} } } {}</annotation>
  </semantics>
</math>
</file>

<file path=Object 6/content.xml><?xml version="1.0" encoding="utf-8"?>
<math xmlns="http://www.w3.org/1998/Math/MathML">
  <semantics>
    <mrow>
      <mstyle mathsize="12pt">
        <mrow>
          <mrow>
            <mrow>
              <munder>
                <mrow>
                  <mi>ν</mi>
                </mrow>
                <mrow>
                  <mstyle mathsize="8pt">
                    <mrow>
                      <mrow>
                        <mrow>
                          <mo stretchy="false">−</mo>
                          <mrow/>
                        </mrow>
                      </mrow>
                    </mrow>
                  </mstyle>
                </mrow>
              </munder>
              <mo stretchy="false">≤</mo>
              <mover>
                <mrow>
                  <mi>ν</mi>
                </mrow>
                <mrow>
                  <mstyle mathsize="8pt">
                    <mrow>
                      <mrow>
                        <mrow>
                          <mo stretchy="false">−</mo>
                          <mrow/>
                        </mrow>
                      </mrow>
                    </mrow>
                  </mstyle>
                </mrow>
              </mover>
            </mrow>
          </mrow>
        </mrow>
      </mstyle>
      <mrow/>
    </mrow>
    <annotation encoding="StarMath 5.0"> size 12{ {ν}  cSub { size 8{ - {}} }  &lt;=  {ν}  cSup { size 8{ - {}} } } {}</annotation>
  </semantics>
</math>
</file>

<file path=Object 60/content.xml><?xml version="1.0" encoding="utf-8"?>
<math xmlns="http://www.w3.org/1998/Math/MathML">
  <semantics>
    <mtable>
      <mtr>
        <mtd>
          <mrow>
            <msub>
              <mi>a</mi>
              <mrow>
                <mi mathvariant="italic">i1</mi>
              </mrow>
            </msub>
            <mstyle mathsize="12pt">
              <mrow>
                <mrow>
                  <mrow>
                    <mrow/>
                    <mo stretchy="false">=</mo>
                    <mfenced open="[" close="]">
                      <mrow>
                        <mtable>
                          <mtr>
                            <mtd>
                              <mrow>
                                <mn>0</mn>
                                <mrow/>
                              </mrow>
                            </mtd>
                          </mtr>
                          <mtr>
                            <mtd>
                              <mrow>
                                <mn>4</mn>
                                <mrow/>
                              </mrow>
                            </mtd>
                          </mtr>
                          <mtr>
                            <mtd>
                              <mrow>
                                <mn>3</mn>
                              </mrow>
                            </mtd>
                          </mtr>
                        </mtable>
                      </mrow>
                    </mfenced>
                  </mrow>
                </mrow>
              </mrow>
            </mstyle>
          </mrow>
        </mtd>
      </mtr>
      <mtr>
        <mtd>
          <mrow/>
        </mtd>
      </mtr>
      <mtr>
        <mtd>
          <mrow>
            <mrow>
              <mrow>
                <msup>
                  <mi>A</mi>
                  <mrow>
                    <mstyle mathsize="8pt">
                      <mrow>
                        <mrow>
                          <mn>1</mn>
                        </mrow>
                      </mrow>
                    </mstyle>
                  </mrow>
                </msup>
                <mo stretchy="false">=</mo>
                <mrow>
                  <mo stretchy="false">{</mo>
                  <mrow>
                    <msub>
                      <mi>a</mi>
                      <mrow>
                        <mstyle mathsize="8pt">
                          <mrow>
                            <mrow>
                              <mstyle mathvariant="italic">
                                <mrow>
                                  <msup>
                                    <mtext>ij</mtext>
                                    <mrow>
                                      <mstyle mathsize="6pt">
                                        <mrow>
                                          <mrow>
                                            <mn>0</mn>
                                          </mrow>
                                        </mrow>
                                      </mstyle>
                                    </mrow>
                                  </msup>
                                </mrow>
                              </mstyle>
                            </mrow>
                          </mrow>
                        </mstyle>
                      </mrow>
                    </msub>
                  </mrow>
                  <mo stretchy="false">}</mo>
                </mrow>
              </mrow>
              <mo stretchy="false">=</mo>
              <mrow/>
            </mrow>
          </mrow>
        </mtd>
      </mtr>
      <mtr>
        <mtd>
          <mrow>
            <mstyle mathsize="12pt">
              <mrow>
                <mrow/>
              </mrow>
            </mstyle>
          </mrow>
        </mtd>
      </mtr>
    </mtable>
    <annotation encoding="StarMath 5.0"> size 12{A rSup { size 8{1} } = lbrace a rSub { size 8{ ital "ij" rSup { size 6{0} } } }  rbrace = lbrace a rSub {i1}  size 12{ rbrace = left [ matrix {
0 {} ##
4 {} ##
3
}  right ]}} {}</annotation>
  </semantics>
</math>
</file>

<file path=Object 61/content.xml><?xml version="1.0" encoding="utf-8"?>
<math xmlns="http://www.w3.org/1998/Math/MathML">
  <semantics>
    <mrow>
      <mstyle mathsize="12pt">
        <mrow>
          <mrow>
            <msup>
              <mrow>
                <mover accent="true">
                  <mrow>
                    <mi>x</mi>
                  </mrow>
                  <mo stretchy="false">̃</mo>
                </mover>
              </mrow>
              <mrow>
                <mstyle mathsize="8pt">
                  <mrow>
                    <mrow>
                      <mn>1</mn>
                    </mrow>
                  </mrow>
                </mstyle>
              </mrow>
            </msup>
          </mrow>
        </mrow>
      </mstyle>
      <mrow/>
    </mrow>
    <annotation encoding="StarMath 5.0"> size 12{ { tilde  {x}} rSup { size 8{1} } } {}</annotation>
  </semantics>
</math>
</file>

<file path=Object 62/content.xml><?xml version="1.0" encoding="utf-8"?>
<math xmlns="http://www.w3.org/1998/Math/MathML">
  <semantics>
    <mrow>
      <mstyle mathsize="12pt">
        <mrow>
          <mrow>
            <msup>
              <mrow>
                <mover accent="true">
                  <mrow>
                    <mi>x</mi>
                  </mrow>
                  <mo stretchy="false">̃</mo>
                </mover>
              </mrow>
              <mrow>
                <mstyle mathsize="8pt">
                  <mrow>
                    <mrow>
                      <mn>1</mn>
                    </mrow>
                  </mrow>
                </mstyle>
              </mrow>
            </msup>
          </mrow>
        </mrow>
      </mstyle>
      <mrow/>
    </mrow>
    <annotation encoding="StarMath 5.0"> size 12{ { tilde  {x}} rSup { size 8{1} } } {}</annotation>
  </semantics>
</math>
</file>

<file path=Object 63/content.xml><?xml version="1.0" encoding="utf-8"?>
<math xmlns="http://www.w3.org/1998/Math/MathML">
  <semantics>
    <mrow>
      <mstyle mathsize="12pt">
        <mrow>
          <mrow>
            <msup>
              <mrow>
                <mover accent="true">
                  <mrow>
                    <mi>x</mi>
                  </mrow>
                  <mo stretchy="false">̃</mo>
                </mover>
              </mrow>
              <mrow>
                <mstyle mathsize="8pt">
                  <mrow>
                    <mrow>
                      <mn>1</mn>
                    </mrow>
                  </mrow>
                </mstyle>
              </mrow>
            </msup>
          </mrow>
        </mrow>
      </mstyle>
      <mrow/>
    </mrow>
    <annotation encoding="StarMath 5.0"> size 12{ { tilde  {x}} rSup { size 8{1} } } {}</annotation>
  </semantics>
</math>
</file>

<file path=Object 64/content.xml><?xml version="1.0" encoding="utf-8"?>
<math xmlns="http://www.w3.org/1998/Math/MathML">
  <semantics>
    <mrow>
      <mstyle mathsize="12pt">
        <mrow>
          <mrow>
            <msup>
              <mrow>
                <mover accent="true">
                  <mrow>
                    <mi>c</mi>
                  </mrow>
                  <mo stretchy="false">̃</mo>
                </mover>
              </mrow>
              <mrow>
                <mstyle mathsize="8pt">
                  <mrow>
                    <mrow>
                      <mn>1</mn>
                    </mrow>
                  </mrow>
                </mstyle>
              </mrow>
            </msup>
          </mrow>
        </mrow>
      </mstyle>
      <mrow/>
    </mrow>
    <annotation encoding="StarMath 5.0"> size 12{ { tilde  {c}} rSup { size 8{1} } } {}</annotation>
  </semantics>
</math>
</file>

<file path=Object 65/content.xml><?xml version="1.0" encoding="utf-8"?>
<math xmlns="http://www.w3.org/1998/Math/MathML">
  <semantics>
    <mrow>
      <mstyle mathsize="12pt">
        <mrow>
          <mrow>
            <mrow>
              <mrow>
                <mfenced open="[" close="]">
                  <mrow>
                    <mtable>
                      <mtr>
                        <mtd>
                          <mrow>
                            <msup>
                              <mi>c</mi>
                              <mrow>
                                <mstyle mathsize="8pt">
                                  <mrow>
                                    <mrow>
                                      <mn>0</mn>
                                    </mrow>
                                  </mrow>
                                </mstyle>
                              </mrow>
                            </msup>
                            <mrow/>
                          </mrow>
                        </mtd>
                      </mtr>
                      <mtr>
                        <mtd>
                          <mrow>
                            <msup>
                              <mrow>
                                <mover accent="true">
                                  <mrow>
                                    <mi>c</mi>
                                  </mrow>
                                  <mo stretchy="false">̃</mo>
                                </mover>
                              </mrow>
                              <mrow>
                                <mstyle mathsize="8pt">
                                  <mrow>
                                    <mrow>
                                      <mn>1</mn>
                                    </mrow>
                                  </mrow>
                                </mstyle>
                              </mrow>
                            </msup>
                          </mrow>
                        </mtd>
                      </mtr>
                    </mtable>
                  </mrow>
                </mfenced>
                <mo stretchy="false">=</mo>
                <mfenced open="[" close="]">
                  <mrow>
                    <mtable>
                      <mtr>
                        <mtd>
                          <mrow>
                            <msub>
                              <mi>a</mi>
                              <mrow>
                                <mstyle mathsize="8pt">
                                  <mrow>
                                    <mrow>
                                      <mn>1</mn>
                                    </mrow>
                                  </mrow>
                                </mstyle>
                              </mrow>
                            </msub>
                            <mrow/>
                          </mrow>
                        </mtd>
                      </mtr>
                      <mtr>
                        <mtd>
                          <mrow>
                            <msub>
                              <mi>a</mi>
                              <mrow>
                                <mstyle mathsize="8pt">
                                  <mrow>
                                    <mrow>
                                      <mn>2</mn>
                                    </mrow>
                                  </mrow>
                                </mstyle>
                              </mrow>
                            </msub>
                          </mrow>
                        </mtd>
                      </mtr>
                    </mtable>
                  </mrow>
                </mfenced>
              </mrow>
              <mo stretchy="false">=</mo>
              <mfenced open="[" close="]">
                <mrow>
                  <mtable>
                    <mtr>
                      <mtd>
                        <mrow>
                          <mn>0</mn>
                          <mrow/>
                        </mrow>
                      </mtd>
                      <mtd>
                        <mrow>
                          <mn>1</mn>
                          <mrow/>
                        </mrow>
                      </mtd>
                      <mtd>
                        <mrow>
                          <mn>2</mn>
                          <mrow/>
                        </mrow>
                      </mtd>
                    </mtr>
                    <mtr>
                      <mtd>
                        <mrow>
                          <mn>4</mn>
                          <mrow/>
                        </mrow>
                      </mtd>
                      <mtd>
                        <mrow>
                          <mn>2</mn>
                          <mrow/>
                        </mrow>
                      </mtd>
                      <mtd>
                        <mrow>
                          <mn>1</mn>
                          <mrow/>
                        </mrow>
                      </mtd>
                    </mtr>
                  </mtable>
                </mrow>
              </mfenced>
            </mrow>
          </mrow>
        </mrow>
      </mstyle>
      <mrow/>
    </mrow>
    <annotation encoding="StarMath 5.0"> size 12{ left [ matrix {
c rSup { size 8{0} }  {} ##
 { tilde  {c}} rSup { size 8{1} } 
}  right ]= left [ matrix {
a rSub { size 8{1} }  {} ##
a rSub { size 8{2} } 
}  right ]= left [ matrix {
0 {} # 1 {} # 2 {} ##
4 {} # 2 {} # 1{}
}  right ]} {}</annotation>
  </semantics>
</math>
</file>

<file path=Object 66/content.xml><?xml version="1.0" encoding="utf-8"?>
<math xmlns="http://www.w3.org/1998/Math/MathML">
  <semantics>
    <mrow>
      <mstyle mathsize="12pt">
        <mrow>
          <mrow>
            <msup>
              <mrow>
                <mover accent="true">
                  <mrow>
                    <mi>x</mi>
                  </mrow>
                  <mo stretchy="false">̃</mo>
                </mover>
              </mrow>
              <mrow>
                <mstyle mathsize="8pt">
                  <mrow>
                    <mrow>
                      <mn>1</mn>
                    </mrow>
                  </mrow>
                </mstyle>
              </mrow>
            </msup>
          </mrow>
        </mrow>
      </mstyle>
      <mrow/>
    </mrow>
    <annotation encoding="StarMath 5.0"> size 12{ { tilde  {x}} rSup { size 8{1} } } {}</annotation>
  </semantics>
</math>
</file>

<file path=Object 67/content.xml><?xml version="1.0" encoding="utf-8"?>
<math xmlns="http://www.w3.org/1998/Math/MathML">
  <semantics>
    <mrow>
      <mstyle mathsize="12pt">
        <mrow>
          <mrow>
            <msup>
              <mrow>
                <mover accent="true">
                  <mrow>
                    <mi>c</mi>
                  </mrow>
                  <mo stretchy="false">̃</mo>
                </mover>
              </mrow>
              <mrow>
                <mstyle mathsize="8pt">
                  <mrow>
                    <mrow>
                      <mn>1</mn>
                    </mrow>
                  </mrow>
                </mstyle>
              </mrow>
            </msup>
          </mrow>
        </mrow>
      </mstyle>
      <mrow/>
    </mrow>
    <annotation encoding="StarMath 5.0"> size 12{ { tilde  {c}} rSup { size 8{1} } } {}</annotation>
  </semantics>
</math>
</file>

<file path=Object 68/content.xml><?xml version="1.0" encoding="utf-8"?>
<math xmlns="http://www.w3.org/1998/Math/MathML">
  <semantics>
    <mrow>
      <mstyle mathsize="12pt">
        <mrow>
          <mrow>
            <msup>
              <mrow>
                <mover accent="true">
                  <mrow>
                    <mi>x</mi>
                  </mrow>
                  <mo stretchy="false">̃</mo>
                </mover>
              </mrow>
              <mrow>
                <mstyle mathsize="8pt">
                  <mrow>
                    <mrow>
                      <mn>2</mn>
                    </mrow>
                  </mrow>
                </mstyle>
              </mrow>
            </msup>
            <mi>,</mi>
            <msup>
              <mrow>
                <mover accent="true">
                  <mrow>
                    <mi>c</mi>
                  </mrow>
                  <mo stretchy="false">̃</mo>
                </mover>
              </mrow>
              <mrow>
                <mstyle mathsize="8pt">
                  <mrow>
                    <mrow>
                      <mn>2</mn>
                    </mrow>
                  </mrow>
                </mstyle>
              </mrow>
            </msup>
            <mi>,</mi>
            <msub>
              <mi>a</mi>
              <mrow>
                <mstyle mathsize="8pt">
                  <mrow>
                    <mrow>
                      <mn>2</mn>
                    </mrow>
                  </mrow>
                </mstyle>
              </mrow>
            </msub>
          </mrow>
        </mrow>
      </mstyle>
      <mrow/>
    </mrow>
    <annotation encoding="StarMath 5.0"> size 12{ { tilde  {x}} rSup { size 8{2} } , { tilde  {c}} rSup { size 8{2} } ,a rSub { size 8{2} } } {}</annotation>
  </semantics>
</math>
</file>

<file path=Object 69/content.xml><?xml version="1.0" encoding="utf-8"?>
<math xmlns="http://www.w3.org/1998/Math/MathML">
  <semantics>
    <mrow>
      <mstyle mathsize="12pt">
        <mrow>
          <mrow>
            <msubsup>
              <mi>γ</mi>
              <mrow>
                <mstyle mathsize="8pt">
                  <mrow>
                    <mrow>
                      <mi>j</mi>
                    </mrow>
                  </mrow>
                </mstyle>
              </mrow>
              <mrow>
                <mstyle mathsize="8pt">
                  <mrow>
                    <mrow>
                      <mn>1</mn>
                    </mrow>
                  </mrow>
                </mstyle>
              </mrow>
            </msubsup>
          </mrow>
        </mrow>
      </mstyle>
      <mrow/>
    </mrow>
    <annotation encoding="StarMath 5.0"> size 12{γ rSub { size 8{j} }  rSup { size 8{1} } } {}</annotation>
  </semantics>
</math>
</file>

<file path=Object 7/content.xml><?xml version="1.0" encoding="utf-8"?>
<math xmlns="http://www.w3.org/1998/Math/MathML">
  <semantics>
    <mrow>
      <mstyle mathsize="12pt">
        <mrow>
          <mrow>
            <msub>
              <mi>a</mi>
              <mrow>
                <mstyle mathsize="8pt">
                  <mrow>
                    <mrow>
                      <mstyle mathvariant="italic">
                        <mrow>
                          <msup>
                            <mtext>ij</mtext>
                            <mrow>
                              <mstyle mathsize="6pt">
                                <mrow>
                                  <mrow>
                                    <mrow/>
                                  </mrow>
                                </mrow>
                              </mstyle>
                            </mrow>
                          </msup>
                        </mrow>
                      </mstyle>
                    </mrow>
                  </mrow>
                </mstyle>
              </mrow>
            </msub>
            <mstyle mathsize="12pt">
              <mrow>
                <mrow>
                  <mrow/>
                  <msub>
                    <mi>a</mi>
                    <mrow>
                      <msup>
                        <mi>i</mi>
                        <mrow>
                          <mstyle mathsize="6pt">
                            <mrow>
                              <mrow>
                                <mrow/>
                              </mrow>
                            </mrow>
                          </mstyle>
                        </mrow>
                      </msup>
                      <msup>
                        <mi>j</mi>
                        <mrow>
                          <mstyle mathsize="6pt">
                            <mrow>
                              <mrow>
                                <mrow/>
                              </mrow>
                            </mrow>
                          </mstyle>
                        </mrow>
                      </msup>
                    </mrow>
                  </msub>
                </mrow>
              </mrow>
            </mstyle>
            <mstyle mathsize="12pt">
              <mrow>
                <mrow>
                  <mrow/>
                  <msub>
                    <mi>a</mi>
                    <mrow>
                      <msup>
                        <mi>i</mi>
                        <mrow>
                          <mstyle mathsize="6pt">
                            <mrow>
                              <mrow>
                                <mrow/>
                              </mrow>
                            </mrow>
                          </mstyle>
                        </mrow>
                      </msup>
                      <mi>j</mi>
                    </mrow>
                  </msub>
                </mrow>
              </mrow>
            </mstyle>
          </mrow>
        </mrow>
      </mstyle>
      <mrow/>
    </mrow>
    <annotation encoding="StarMath 5.0"> size 12{a rSub { size 8{ ital "ij" rSup { size 6{*} } } }  size 12{ &lt;= a rSub {i rSup { size 6{*} } j rSup { size 6{*} } } } size 12{ &lt;= a rSub {i rSup { size 6{*} } j} }} {}</annotation>
  </semantics>
</math>
</file>

<file path=Object 70/content.xml><?xml version="1.0" encoding="utf-8"?>
<math xmlns="http://www.w3.org/1998/Math/MathML">
  <semantics>
    <mrow>
      <mstyle mathsize="12pt">
        <mrow>
          <mrow>
            <mtext>min</mtext>
            <mrow>
              <mrow>
                <msubsup>
                  <mi>γ</mi>
                  <mrow>
                    <mstyle mathsize="8pt">
                      <mrow>
                        <mrow>
                          <mi>j</mi>
                        </mrow>
                      </mrow>
                    </mstyle>
                  </mrow>
                  <mrow>
                    <mstyle mathsize="8pt">
                      <mrow>
                        <mrow>
                          <mn>1</mn>
                        </mrow>
                      </mrow>
                    </mstyle>
                  </mrow>
                </msubsup>
                <mo stretchy="false">=</mo>
                <msubsup>
                  <mi>γ</mi>
                  <mrow>
                    <mstyle mathsize="8pt">
                      <mrow>
                        <mrow>
                          <mn>2</mn>
                        </mrow>
                      </mrow>
                    </mstyle>
                  </mrow>
                  <mrow>
                    <mstyle mathsize="8pt">
                      <mrow>
                        <mrow>
                          <mn>1</mn>
                        </mrow>
                      </mrow>
                    </mstyle>
                  </mrow>
                </msubsup>
              </mrow>
              <mo stretchy="false">=</mo>
              <msubsup>
                <mi>γ</mi>
                <mrow>
                  <mstyle mathsize="8pt">
                    <mrow>
                      <mrow>
                        <mn>3</mn>
                      </mrow>
                    </mrow>
                  </mstyle>
                </mrow>
                <mrow>
                  <mstyle mathsize="8pt">
                    <mrow>
                      <mrow>
                        <mn>1</mn>
                      </mrow>
                    </mrow>
                  </mstyle>
                </mrow>
              </msubsup>
            </mrow>
          </mrow>
        </mrow>
      </mstyle>
      <mrow/>
    </mrow>
    <annotation encoding="StarMath 5.0"> size 12{"min"γ rSub { size 8{j} }  rSup { size 8{1} } =γ rSub { size 8{2} }  rSup { size 8{1} } =γ rSub { size 8{3} }  rSup { size 8{1} } } {}</annotation>
  </semantics>
</math>
</file>

<file path=Object 71/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n>1</mn>
                      </mrow>
                    </mrow>
                  </mstyle>
                </mrow>
              </msup>
              <mo stretchy="false">=</mo>
              <mrow>
                <mn>3</mn>
                <mo stretchy="false">/</mo>
                <mn>2</mn>
              </mrow>
            </mrow>
          </mrow>
        </mrow>
      </mstyle>
      <mrow/>
    </mrow>
    <annotation encoding="StarMath 5.0"> size 12{ {ν}  cSub { size 8{ - {}} }  rSup { size 8{1} } =3/2} {}</annotation>
  </semantics>
</math>
</file>

<file path=Object 72/content.xml><?xml version="1.0" encoding="utf-8"?>
<math xmlns="http://www.w3.org/1998/Math/MathML">
  <semantics>
    <mtable>
      <mtr>
        <mtd>
          <mrow>
            <msup>
              <munder>
                <mrow>
                  <mi>ν</mi>
                </mrow>
                <mrow>
                  <mstyle mathsize="8pt">
                    <mrow>
                      <mrow>
                        <mrow>
                          <mo stretchy="false">−</mo>
                          <mrow/>
                        </mrow>
                      </mrow>
                    </mrow>
                  </mstyle>
                </mrow>
              </munder>
              <mrow>
                <mstyle mathsize="8pt">
                  <mrow>
                    <mrow>
                      <mn>1</mn>
                    </mrow>
                  </mrow>
                </mstyle>
              </mrow>
            </msup>
          </mrow>
        </mtd>
      </mtr>
      <mtr>
        <mtd>
          <mrow>
            <mrow>
              <mstyle mathsize="12pt">
                <mrow>
                  <mrow/>
                </mrow>
              </mstyle>
              <msup>
                <munder>
                  <mrow>
                    <mi>ν</mi>
                  </mrow>
                  <mrow>
                    <mstyle mathsize="8pt">
                      <mrow>
                        <mrow>
                          <mrow>
                            <mo stretchy="false">−</mo>
                            <mrow/>
                          </mrow>
                        </mrow>
                      </mrow>
                    </mstyle>
                  </mrow>
                </munder>
                <mrow>
                  <mstyle mathsize="8pt">
                    <mrow>
                      <mrow>
                        <mn>0</mn>
                      </mrow>
                    </mrow>
                  </mstyle>
                </mrow>
              </msup>
            </mrow>
            <mrow>
              <mrow/>
              <mrow/>
            </mrow>
          </mrow>
        </mtd>
      </mtr>
    </mtable>
    <annotation encoding="StarMath 5.0"> size 12{ {ν}  cSub { size 8{ - {}} }  rSup { size 8{1} }  rangle  {ν}  cSub { size 8{ - {}} }  rSup { size 8{0} } } {}</annotation>
  </semantics>
</math>
</file>

<file path=Object 73/content.xml><?xml version="1.0" encoding="utf-8"?>
<math xmlns="http://www.w3.org/1998/Math/MathML">
  <semantics>
    <mrow>
      <mstyle mathsize="12pt">
        <mrow>
          <mrow>
            <msup>
              <mrow>
                <mover accent="true">
                  <mrow>
                    <mi>x</mi>
                  </mrow>
                  <mo stretchy="false">̃</mo>
                </mover>
              </mrow>
              <mrow>
                <mstyle mathsize="8pt">
                  <mrow>
                    <mrow>
                      <mn>2</mn>
                    </mrow>
                  </mrow>
                </mstyle>
              </mrow>
            </msup>
            <mi>,</mi>
            <msup>
              <mrow>
                <mover accent="true">
                  <mrow>
                    <mi>c</mi>
                  </mrow>
                  <mo stretchy="false">̃</mo>
                </mover>
              </mrow>
              <mrow>
                <mstyle mathsize="8pt">
                  <mrow>
                    <mrow>
                      <mn>2</mn>
                    </mrow>
                  </mrow>
                </mstyle>
              </mrow>
            </msup>
          </mrow>
        </mrow>
      </mstyle>
      <mrow/>
    </mrow>
    <annotation encoding="StarMath 5.0"> size 12{ { tilde  {x}} rSup { size 8{2} } , { tilde  {c}} rSup { size 8{2} } } {}</annotation>
  </semantics>
</math>
</file>

<file path=Object 74/content.xml><?xml version="1.0" encoding="utf-8"?>
<math xmlns="http://www.w3.org/1998/Math/MathML">
  <semantics>
    <mrow>
      <mstyle mathsize="12pt">
        <mrow>
          <mrow>
            <mrow>
              <msup>
                <mi>A</mi>
                <mrow>
                  <mstyle mathsize="8pt">
                    <mrow>
                      <mrow>
                        <mn>2</mn>
                      </mrow>
                    </mrow>
                  </mstyle>
                </mrow>
              </msup>
              <mo stretchy="false">=</mo>
              <mo stretchy="false">[</mo>
            </mrow>
            <msub>
              <mi>a</mi>
              <mrow>
                <mstyle mathsize="8pt">
                  <mrow>
                    <mrow>
                      <mstyle mathvariant="italic">
                        <mrow>
                          <msup>
                            <mtext>ij</mtext>
                            <mrow>
                              <mstyle mathsize="6pt">
                                <mrow>
                                  <mrow>
                                    <mn>1</mn>
                                  </mrow>
                                </mrow>
                              </mstyle>
                            </mrow>
                          </msup>
                        </mrow>
                      </mstyle>
                    </mrow>
                  </mrow>
                </mstyle>
              </mrow>
            </msub>
            <mrow>
              <mrow>
                <mo stretchy="false">]</mo>
                <mo stretchy="false">=</mo>
                <mfenced open="[" close="]">
                  <mrow>
                    <mtable>
                      <mtr>
                        <mtd>
                          <mrow>
                            <mn>1</mn>
                            <mrow/>
                          </mrow>
                        </mtd>
                        <mtd>
                          <mrow>
                            <mn>2</mn>
                            <mrow/>
                          </mrow>
                        </mtd>
                      </mtr>
                      <mtr>
                        <mtd>
                          <mrow>
                            <mn>2</mn>
                            <mrow/>
                          </mrow>
                        </mtd>
                        <mtd>
                          <mrow>
                            <mn>1</mn>
                            <mrow/>
                          </mrow>
                        </mtd>
                      </mtr>
                      <mtr>
                        <mtd>
                          <mrow>
                            <mn>0</mn>
                            <mrow/>
                          </mrow>
                        </mtd>
                        <mtd>
                          <mrow>
                            <mn>1</mn>
                            <mrow/>
                          </mrow>
                        </mtd>
                      </mtr>
                    </mtable>
                  </mrow>
                </mfenced>
              </mrow>
              <mo stretchy="false">=</mo>
              <mfenced open="[" close="]">
                <mrow>
                  <mtable>
                    <mtr>
                      <mtd>
                        <mrow>
                          <mn>1</mn>
                          <mrow/>
                        </mrow>
                      </mtd>
                      <mtd>
                        <mrow>
                          <mn>2</mn>
                          <mrow/>
                        </mrow>
                      </mtd>
                    </mtr>
                    <mtr>
                      <mtd>
                        <mrow>
                          <mn>2</mn>
                          <mrow/>
                        </mrow>
                      </mtd>
                      <mtd>
                        <mrow>
                          <mn>1</mn>
                          <mrow/>
                        </mrow>
                      </mtd>
                    </mtr>
                  </mtable>
                </mrow>
              </mfenced>
            </mrow>
          </mrow>
        </mrow>
      </mstyle>
      <mrow/>
    </mrow>
    <annotation encoding="StarMath 5.0"> size 12{A rSup { size 8{2} } = \[ a rSub { size 8{ ital "ij" rSup { size 6{1} } } }  \] = left [ matrix {
1 {} # 2 {} ##
2 {} # 1 {} ##
0 {} # 1{}
}  right ]= left [ matrix {
1 {} # 2 {} ##
2 {} # 1{}
}  right ]} {}</annotation>
  </semantics>
</math>
</file>

<file path=Object 75/content.xml><?xml version="1.0" encoding="utf-8"?>
<math xmlns="http://www.w3.org/1998/Math/MathML">
  <semantics>
    <mrow>
      <mstyle mathsize="12pt">
        <mrow>
          <mrow>
            <mrow>
              <msup>
                <mrow>
                  <mover accent="true">
                    <mrow>
                      <mi>x</mi>
                    </mrow>
                    <mo stretchy="false">̃</mo>
                  </mover>
                </mrow>
                <mrow>
                  <mstyle mathsize="8pt">
                    <mrow>
                      <mrow>
                        <mn>2</mn>
                      </mrow>
                    </mrow>
                  </mstyle>
                </mrow>
              </msup>
              <mo stretchy="false">=</mo>
              <mo stretchy="false">(</mo>
            </mrow>
            <mrow>
              <mrow>
                <mn>1</mn>
                <mo stretchy="false">/</mo>
                <mn>2,1</mn>
              </mrow>
              <mo stretchy="false">/</mo>
              <mn>2,0</mn>
            </mrow>
            <mo stretchy="false">)</mo>
            <mi>,</mi>
            <mrow>
              <msup>
                <mrow>
                  <mover accent="true">
                    <mrow>
                      <mi>c</mi>
                    </mrow>
                    <mo stretchy="false">̃</mo>
                  </mover>
                </mrow>
                <mrow>
                  <mstyle mathsize="8pt">
                    <mrow>
                      <mrow>
                        <mn>2</mn>
                      </mrow>
                    </mrow>
                  </mstyle>
                </mrow>
              </msup>
              <mo stretchy="false">=</mo>
              <mrow/>
            </mrow>
          </mrow>
        </mrow>
      </mstyle>
      <mrow/>
    </mrow>
    <annotation encoding="StarMath 5.0"> size 12{ { tilde  {x}} rSup { size 8{2} } = \( 1/2,1/2,0 \) , { tilde  {c}} rSup { size 8{2} } ={}} {}</annotation>
  </semantics>
</math>
</file>

<file path=Object 76/content.xml><?xml version="1.0" encoding="utf-8"?>
<math xmlns="http://www.w3.org/1998/Math/MathML">
  <semantics>
    <mrow>
      <mstyle mathsize="12pt">
        <mrow>
          <mrow>
            <mrow>
              <mfenced open="[" close="]">
                <mrow>
                  <mtable>
                    <mtr>
                      <mtd>
                        <mrow>
                          <msup>
                            <mi>c</mi>
                            <mrow>
                              <mstyle mathsize="8pt">
                                <mrow>
                                  <mrow>
                                    <mn>1</mn>
                                  </mrow>
                                </mrow>
                              </mstyle>
                            </mrow>
                          </msup>
                          <mrow/>
                        </mrow>
                      </mtd>
                    </mtr>
                    <mtr>
                      <mtd>
                        <mrow>
                          <msup>
                            <mrow>
                              <mover accent="true">
                                <mrow>
                                  <mi>c</mi>
                                </mrow>
                                <mo stretchy="false">̃</mo>
                              </mover>
                            </mrow>
                            <mrow>
                              <mstyle mathsize="8pt">
                                <mrow>
                                  <mrow>
                                    <mn>2</mn>
                                  </mrow>
                                </mrow>
                              </mstyle>
                            </mrow>
                          </msup>
                        </mrow>
                      </mtd>
                    </mtr>
                  </mtable>
                </mrow>
              </mfenced>
              <mo stretchy="false">=</mo>
              <mfenced open="[" close="]">
                <mrow>
                  <mtable>
                    <mtr>
                      <mtd>
                        <mrow>
                          <mn>2</mn>
                          <mrow/>
                        </mrow>
                      </mtd>
                      <mtd>
                        <mrow>
                          <mrow>
                            <mn>3</mn>
                            <mo stretchy="false">/</mo>
                            <mn>2</mn>
                          </mrow>
                          <mrow/>
                        </mrow>
                      </mtd>
                      <mtd>
                        <mrow>
                          <mrow>
                            <mn>3</mn>
                            <mo stretchy="false">/</mo>
                            <mn>2</mn>
                          </mrow>
                          <mrow/>
                        </mrow>
                      </mtd>
                    </mtr>
                    <mtr>
                      <mtd>
                        <mrow>
                          <mn>2</mn>
                          <mrow/>
                        </mrow>
                      </mtd>
                      <mtd>
                        <mrow>
                          <mrow>
                            <mn>3</mn>
                            <mo stretchy="false">/</mo>
                            <mn>2</mn>
                          </mrow>
                          <mrow/>
                        </mrow>
                      </mtd>
                      <mtd>
                        <mrow>
                          <mrow>
                            <mn>3</mn>
                            <mo stretchy="false">/</mo>
                            <mn>2</mn>
                          </mrow>
                          <mrow/>
                        </mrow>
                      </mtd>
                    </mtr>
                  </mtable>
                </mrow>
              </mfenced>
            </mrow>
          </mrow>
        </mrow>
      </mstyle>
      <mrow/>
    </mrow>
    <annotation encoding="StarMath 5.0"> size 12{ left [ matrix {
c rSup { size 8{1} }  {} ##
 { tilde  {c}} rSup { size 8{2} } 
}  right ]= left [ matrix {
2 {} # 3/2 {} # 3/2 {} ##
2 {} # 3/2 {} # 3/2{}
}  right ]} {}</annotation>
  </semantics>
</math>
</file>

<file path=Object 77/content.xml><?xml version="1.0" encoding="utf-8"?>
<math xmlns="http://www.w3.org/1998/Math/MathML">
  <semantics>
    <mrow>
      <mstyle mathsize="12pt">
        <mrow>
          <mrow>
            <mrow>
              <mrow>
                <mi>ν</mi>
                <mo stretchy="false">=</mo>
                <msup>
                  <munder>
                    <mrow>
                      <mi>ν</mi>
                    </mrow>
                    <mrow>
                      <mstyle mathsize="8pt">
                        <mrow>
                          <mrow>
                            <mrow>
                              <mo stretchy="false">−</mo>
                              <mrow/>
                            </mrow>
                          </mrow>
                        </mrow>
                      </mstyle>
                    </mrow>
                  </munder>
                  <mrow>
                    <mstyle mathsize="8pt">
                      <mrow>
                        <mrow>
                          <mn>1</mn>
                        </mrow>
                      </mrow>
                    </mstyle>
                  </mrow>
                </msup>
              </mrow>
              <mo stretchy="false">=</mo>
              <mrow>
                <mn>3</mn>
                <mo stretchy="false">/</mo>
                <mn>2</mn>
              </mrow>
            </mrow>
          </mrow>
        </mrow>
      </mstyle>
      <mrow/>
    </mrow>
    <annotation encoding="StarMath 5.0"> size 12{ν= {ν}  cSub { size 8{ - {}} }  rSup { size 8{1} } =3/2} {}</annotation>
  </semantics>
</math>
</file>

<file path=Object 78/content.xml><?xml version="1.0" encoding="utf-8"?>
<math xmlns="http://www.w3.org/1998/Math/MathML">
  <semantics>
    <mrow>
      <mstyle mathsize="12pt">
        <mrow>
          <mrow>
            <mrow>
              <mrow>
                <mi>ν</mi>
                <mo stretchy="false">=</mo>
                <msup>
                  <munder>
                    <mrow>
                      <mi>ν</mi>
                    </mrow>
                    <mrow>
                      <mstyle mathsize="8pt">
                        <mrow>
                          <mrow>
                            <mrow>
                              <mo stretchy="false">−</mo>
                              <mrow/>
                            </mrow>
                          </mrow>
                        </mrow>
                      </mstyle>
                    </mrow>
                  </munder>
                  <mrow>
                    <mstyle mathsize="8pt">
                      <mrow>
                        <mrow>
                          <mn>1</mn>
                        </mrow>
                      </mrow>
                    </mstyle>
                  </mrow>
                </msup>
              </mrow>
              <mo stretchy="false">=</mo>
              <mrow>
                <mn>3</mn>
                <mo stretchy="false">/</mo>
                <mn>2</mn>
              </mrow>
            </mrow>
          </mrow>
        </mrow>
      </mstyle>
      <mrow/>
    </mrow>
    <annotation encoding="StarMath 5.0"> size 12{ν= {ν}  cSub { size 8{ - {}} }  rSup { size 8{1} } =3/2} {}</annotation>
  </semantics>
</math>
</file>

<file path=Object 8/content.xml><?xml version="1.0" encoding="utf-8"?>
<math xmlns="http://www.w3.org/1998/Math/MathML">
  <semantics>
    <mrow>
      <mstyle mathsize="12pt">
        <mrow>
          <mrow>
            <mrow>
              <mrow>
                <munder>
                  <mrow>
                    <mi>ν</mi>
                  </mrow>
                  <mrow>
                    <mstyle mathsize="8pt">
                      <mrow>
                        <mrow>
                          <mrow>
                            <mo stretchy="false">−</mo>
                            <mrow/>
                          </mrow>
                        </mrow>
                      </mrow>
                    </mstyle>
                  </mrow>
                </munder>
                <mo stretchy="false">=</mo>
                <mover>
                  <mrow>
                    <mi>ν</mi>
                  </mrow>
                  <mrow>
                    <mstyle mathsize="8pt">
                      <mrow>
                        <mrow>
                          <mrow>
                            <mo stretchy="false">−</mo>
                            <mrow/>
                          </mrow>
                        </mrow>
                      </mrow>
                    </mstyle>
                  </mrow>
                </mover>
              </mrow>
              <mo stretchy="false">=</mo>
              <mi>ν</mi>
            </mrow>
          </mrow>
        </mrow>
      </mstyle>
      <mrow/>
    </mrow>
    <annotation encoding="StarMath 5.0"> size 12{ {ν}  cSub { size 8{ - {}} } = {ν}  cSup { size 8{ - {}} } =ν} {}</annotation>
  </semantics>
</math>
</file>

<file path=Object 9/content.xml><?xml version="1.0" encoding="utf-8"?>
<math xmlns="http://www.w3.org/1998/Math/MathML">
  <semantics>
    <mrow>
      <mstyle mathsize="12pt">
        <mrow>
          <mrow>
            <mrow>
              <mi>ν</mi>
              <mo stretchy="false">=</mo>
              <msub>
                <mi>a</mi>
                <mrow>
                  <mstyle mathsize="8pt">
                    <mrow>
                      <mrow>
                        <msup>
                          <mi>i</mi>
                          <mrow>
                            <mstyle mathsize="6pt">
                              <mrow>
                                <mrow>
                                  <mrow/>
                                </mrow>
                              </mrow>
                            </mstyle>
                          </mrow>
                        </msup>
                        <msup>
                          <mi>j</mi>
                          <mrow>
                            <mstyle mathsize="6pt">
                              <mrow>
                                <mrow>
                                  <mrow/>
                                </mrow>
                              </mrow>
                            </mstyle>
                          </mrow>
                        </msup>
                      </mrow>
                    </mrow>
                  </mstyle>
                </mrow>
              </msub>
            </mrow>
          </mrow>
        </mrow>
      </mstyle>
      <mrow/>
    </mrow>
    <annotation encoding="StarMath 5.0"> size 12{ν=a rSub { size 8{i rSup { size 6{*} } j rSup { size 6{*} } } } } {}</annotation>
  </semantics>
</math>
</file>